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3854in" svg:y="84.4102in">
            <draw:object draw:notify-on-update-of-ranges="Sheet1.C3:Sheet1.C472 Sheet1.D3:Sheet1.D4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441in" svg:y="0.2169in">
            <draw:object draw:notify-on-update-of-ranges="Sheet1.C2:Sheet1.C472 Sheet1.I2:Sheet1.I4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.$G$3]-[.D2]" office:value-type="float" office:value="260.703" calcext:value-type="float">
            <text:p>260.703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96" calcext:value-type="float">
            <text:p>34.696</text:p>
          </table:table-cell>
          <table:table-cell office:value-type="float" office:value="0.525" calcext:value-type="float">
            <text:p>0.525</text:p>
          </table:table-cell>
          <table:table-cell office:value-type="float" office:value="8.4425" calcext:value-type="float">
            <text:p>8.44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72]" office:value-type="float" office:value="260.703" calcext:value-type="float">
            <text:p>260.703</text:p>
          </table:table-cell>
          <table:table-cell table:formula="of:=[.$G$3]-[.D3]" office:value-type="float" office:value="252.2605" calcext:value-type="float">
            <text:p>252.2605</text:p>
          </table:table-cell>
          <table:table-cell table:formula="of:=ABS(100*[.H3]/[.$G$3])" office:value-type="float" office:value="96.7616406408826" calcext:value-type="float">
            <text:p>96.761640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982" calcext:value-type="float">
            <text:p>29.982</text:p>
          </table:table-cell>
          <table:table-cell office:value-type="float" office:value="0.875" calcext:value-type="float">
            <text:p>0.87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52.263" calcext:value-type="float">
            <text:p>252.263</text:p>
          </table:table-cell>
          <table:table-cell table:formula="of:=ABS(100*[.H4]/[.$G$3])" office:value-type="float" office:value="96.7625995865027" calcext:value-type="float">
            <text:p>96.7625995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31" calcext:value-type="float">
            <text:p>29.531</text:p>
          </table:table-cell>
          <table:table-cell office:value-type="float" office:value="1.175" calcext:value-type="float">
            <text:p>1.17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52.268" calcext:value-type="float">
            <text:p>252.268</text:p>
          </table:table-cell>
          <table:table-cell table:formula="of:=ABS(100*[.H5]/[.$G$3])" office:value-type="float" office:value="96.7645174777429" calcext:value-type="float">
            <text:p>96.7645174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431" calcext:value-type="float">
            <text:p>33.431</text:p>
          </table:table-cell>
          <table:table-cell office:value-type="float" office:value="1.475" calcext:value-type="float">
            <text:p>1.475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52.273" calcext:value-type="float">
            <text:p>252.273</text:p>
          </table:table-cell>
          <table:table-cell table:formula="of:=ABS(100*[.H6]/[.$G$3])" office:value-type="float" office:value="96.7664353689831" calcext:value-type="float">
            <text:p>96.766435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236" calcext:value-type="float">
            <text:p>33.236</text:p>
          </table:table-cell>
          <table:table-cell office:value-type="float" office:value="1.82855" calcext:value-type="float">
            <text:p>1.82855</text:p>
          </table:table-cell>
          <table:table-cell office:value-type="float" office:value="8.7825" calcext:value-type="float">
            <text:p>8.7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51.9205" calcext:value-type="float">
            <text:p>251.9205</text:p>
          </table:table-cell>
          <table:table-cell table:formula="of:=ABS(100*[.H7]/[.$G$3])" office:value-type="float" office:value="96.6312240365473" calcext:value-type="float">
            <text:p>96.6312240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878" calcext:value-type="float">
            <text:p>30.878</text:p>
          </table:table-cell>
          <table:table-cell office:value-type="float" office:value="2.09431" calcext:value-type="float">
            <text:p>2.09431</text:p>
          </table:table-cell>
          <table:table-cell office:value-type="float" office:value="8.7825" calcext:value-type="float">
            <text:p>8.7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51.9205" calcext:value-type="float">
            <text:p>251.9205</text:p>
          </table:table-cell>
          <table:table-cell table:formula="of:=ABS(100*[.H8]/[.$G$3])" office:value-type="float" office:value="96.6312240365473" calcext:value-type="float">
            <text:p>96.6312240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094" calcext:value-type="float">
            <text:p>32.094</text:p>
          </table:table-cell>
          <table:table-cell office:value-type="float" office:value="2.47592" calcext:value-type="float">
            <text:p>2.47592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50.693" calcext:value-type="float">
            <text:p>250.693</text:p>
          </table:table-cell>
          <table:table-cell table:formula="of:=ABS(100*[.H9]/[.$G$3])" office:value-type="float" office:value="96.1603817370725" calcext:value-type="float">
            <text:p>96.1603817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368" calcext:value-type="float">
            <text:p>35.368</text:p>
          </table:table-cell>
          <table:table-cell office:value-type="float" office:value="2.82947" calcext:value-type="float">
            <text:p>2.82947</text:p>
          </table:table-cell>
          <table:table-cell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50.283" calcext:value-type="float">
            <text:p>250.283</text:p>
          </table:table-cell>
          <table:table-cell table:formula="of:=ABS(100*[.H10]/[.$G$3])" office:value-type="float" office:value="96.0031146553741" calcext:value-type="float">
            <text:p>96.0031146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375" calcext:value-type="float">
            <text:p>33.375</text:p>
          </table:table-cell>
          <table:table-cell office:value-type="float" office:value="3.12947" calcext:value-type="float">
            <text:p>3.12947</text:p>
          </table:table-cell>
          <table:table-cell office:value-type="float" office:value="11.0525" calcext:value-type="float">
            <text:p>11.0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49.6505" calcext:value-type="float">
            <text:p>249.6505</text:p>
          </table:table-cell>
          <table:table-cell table:formula="of:=ABS(100*[.H11]/[.$G$3])" office:value-type="float" office:value="95.7605014134859" calcext:value-type="float">
            <text:p>95.7605014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18" calcext:value-type="float">
            <text:p>34.18</text:p>
          </table:table-cell>
          <table:table-cell office:value-type="float" office:value="3.42209" calcext:value-type="float">
            <text:p>3.42209</text:p>
          </table:table-cell>
          <table:table-cell office:value-type="float" office:value="11.6275" calcext:value-type="float">
            <text:p>11.6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9.0755" calcext:value-type="float">
            <text:p>249.0755</text:p>
          </table:table-cell>
          <table:table-cell table:formula="of:=ABS(100*[.H12]/[.$G$3])" office:value-type="float" office:value="95.5399439208601" calcext:value-type="float">
            <text:p>95.53994392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756" calcext:value-type="float">
            <text:p>35.756</text:p>
          </table:table-cell>
          <table:table-cell office:value-type="float" office:value="3.72623" calcext:value-type="float">
            <text:p>3.72623</text:p>
          </table:table-cell>
          <table:table-cell office:value-type="float" office:value="12.285" calcext:value-type="float">
            <text:p>12.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8.418" calcext:value-type="float">
            <text:p>248.418</text:p>
          </table:table-cell>
          <table:table-cell table:formula="of:=ABS(100*[.H13]/[.$G$3])" office:value-type="float" office:value="95.2877412227707" calcext:value-type="float">
            <text:p>95.2877412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811" calcext:value-type="float">
            <text:p>34.811</text:p>
          </table:table-cell>
          <table:table-cell office:value-type="float" office:value="4.07623" calcext:value-type="float">
            <text:p>4.07623</text:p>
          </table:table-cell>
          <table:table-cell office:value-type="float" office:value="13.135" calcext:value-type="float">
            <text:p>13.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47.568" calcext:value-type="float">
            <text:p>247.568</text:p>
          </table:table-cell>
          <table:table-cell table:formula="of:=ABS(100*[.H14]/[.$G$3])" office:value-type="float" office:value="94.9616997119327" calcext:value-type="float">
            <text:p>94.9616997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96" calcext:value-type="float">
            <text:p>35.96</text:p>
          </table:table-cell>
          <table:table-cell office:value-type="float" office:value="4.42623" calcext:value-type="float">
            <text:p>4.426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46.703" calcext:value-type="float">
            <text:p>246.703</text:p>
          </table:table-cell>
          <table:table-cell table:formula="of:=ABS(100*[.H15]/[.$G$3])" office:value-type="float" office:value="94.629904527374" calcext:value-type="float">
            <text:p>94.6299045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14" calcext:value-type="float">
            <text:p>46.14</text:p>
          </table:table-cell>
          <table:table-cell office:value-type="float" office:value="4.75123" calcext:value-type="float">
            <text:p>4.75123</text:p>
          </table:table-cell>
          <table:table-cell office:value-type="float" office:value="23.685" calcext:value-type="float">
            <text:p>23.6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37.018" calcext:value-type="float">
            <text:p>237.018</text:p>
          </table:table-cell>
          <table:table-cell table:formula="of:=ABS(100*[.H16]/[.$G$3])" office:value-type="float" office:value="90.914949195061" calcext:value-type="float">
            <text:p>90.9149491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562" calcext:value-type="float">
            <text:p>44.562</text:p>
          </table:table-cell>
          <table:table-cell office:value-type="float" office:value="5.10212" calcext:value-type="float">
            <text:p>5.10212</text:p>
          </table:table-cell>
          <table:table-cell office:value-type="float" office:value="26.83" calcext:value-type="float">
            <text:p>26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33.873" calcext:value-type="float">
            <text:p>233.873</text:p>
          </table:table-cell>
          <table:table-cell table:formula="of:=ABS(100*[.H17]/[.$G$3])" office:value-type="float" office:value="89.7085956049604" calcext:value-type="float">
            <text:p>89.708595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.706" calcext:value-type="float">
            <text:p>46.706</text:p>
          </table:table-cell>
          <table:table-cell office:value-type="float" office:value="5.45212" calcext:value-type="float">
            <text:p>5.45212</text:p>
          </table:table-cell>
          <table:table-cell office:value-type="float" office:value="29.305" calcext:value-type="float">
            <text:p>29.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31.398" calcext:value-type="float">
            <text:p>231.398</text:p>
          </table:table-cell>
          <table:table-cell table:formula="of:=ABS(100*[.H18]/[.$G$3])" office:value-type="float" office:value="88.7592394410498" calcext:value-type="float">
            <text:p>88.7592394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085" calcext:value-type="float">
            <text:p>42.085</text:p>
          </table:table-cell>
          <table:table-cell office:value-type="float" office:value="5.70337" calcext:value-type="float">
            <text:p>5.70337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29.743" calcext:value-type="float">
            <text:p>229.743</text:p>
          </table:table-cell>
          <table:table-cell table:formula="of:=ABS(100*[.H19]/[.$G$3])" office:value-type="float" office:value="88.1244174405358" calcext:value-type="float">
            <text:p>88.12441744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.955" calcext:value-type="float">
            <text:p>51.955</text:p>
          </table:table-cell>
          <table:table-cell office:value-type="float" office:value="6.02352" calcext:value-type="float">
            <text:p>6.02352</text:p>
          </table:table-cell>
          <table:table-cell office:value-type="float" office:value="32.71" calcext:value-type="float">
            <text:p>32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27.993" calcext:value-type="float">
            <text:p>227.993</text:p>
          </table:table-cell>
          <table:table-cell table:formula="of:=ABS(100*[.H20]/[.$G$3])" office:value-type="float" office:value="87.4531555064575" calcext:value-type="float">
            <text:p>87.45315550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416" calcext:value-type="float">
            <text:p>53.416</text:p>
          </table:table-cell>
          <table:table-cell office:value-type="float" office:value="6.21392" calcext:value-type="float">
            <text:p>6.21392</text:p>
          </table:table-cell>
          <table:table-cell office:value-type="float" office:value="35.01" calcext:value-type="float">
            <text:p>35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5.693" calcext:value-type="float">
            <text:p>225.693</text:p>
          </table:table-cell>
          <table:table-cell table:formula="of:=ABS(100*[.H21]/[.$G$3])" office:value-type="float" office:value="86.5709255359547" calcext:value-type="float">
            <text:p>86.5709255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646" calcext:value-type="float">
            <text:p>49.646</text:p>
          </table:table-cell>
          <table:table-cell office:value-type="float" office:value="6.48892" calcext:value-type="float">
            <text:p>6.48892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14.483" calcext:value-type="float">
            <text:p>214.483</text:p>
          </table:table-cell>
          <table:table-cell table:formula="of:=ABS(100*[.H22]/[.$G$3])" office:value-type="float" office:value="82.2710133753735" calcext:value-type="float">
            <text:p>82.27101337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.587" calcext:value-type="float">
            <text:p>57.587</text:p>
          </table:table-cell>
          <table:table-cell office:value-type="float" office:value="6.73892" calcext:value-type="float">
            <text:p>6.73892</text:p>
          </table:table-cell>
          <table:table-cell office:value-type="float" office:value="49.625" calcext:value-type="float">
            <text:p>49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11.078" calcext:value-type="float">
            <text:p>211.078</text:p>
          </table:table-cell>
          <table:table-cell table:formula="of:=ABS(100*[.H23]/[.$G$3])" office:value-type="float" office:value="80.9649294407813" calcext:value-type="float">
            <text:p>80.96492944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862" calcext:value-type="float">
            <text:p>51.862</text:p>
          </table:table-cell>
          <table:table-cell office:value-type="float" office:value="6.98892" calcext:value-type="float">
            <text:p>6.98892</text:p>
          </table:table-cell>
          <table:table-cell office:value-type="float" office:value="52.33" calcext:value-type="float">
            <text:p>52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08.373" calcext:value-type="float">
            <text:p>208.373</text:p>
          </table:table-cell>
          <table:table-cell table:formula="of:=ABS(100*[.H24]/[.$G$3])" office:value-type="float" office:value="79.9273502798203" calcext:value-type="float">
            <text:p>79.92735027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921" calcext:value-type="float">
            <text:p>53.921</text:p>
          </table:table-cell>
          <table:table-cell office:value-type="float" office:value="7.23892" calcext:value-type="float">
            <text:p>7.23892</text:p>
          </table:table-cell>
          <table:table-cell office:value-type="float" office:value="54.31" calcext:value-type="float">
            <text:p>54.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06.393" calcext:value-type="float">
            <text:p>206.393</text:p>
          </table:table-cell>
          <table:table-cell table:formula="of:=ABS(100*[.H25]/[.$G$3])" office:value-type="float" office:value="79.1678653486918" calcext:value-type="float">
            <text:p>79.1678653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015" calcext:value-type="float">
            <text:p>54.015</text:p>
          </table:table-cell>
          <table:table-cell office:value-type="float" office:value="7.48892" calcext:value-type="float">
            <text:p>7.48892</text:p>
          </table:table-cell>
          <table:table-cell office:value-type="float" office:value="55.5875" calcext:value-type="float">
            <text:p>55.5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05.1155" calcext:value-type="float">
            <text:p>205.1155</text:p>
          </table:table-cell>
          <table:table-cell table:formula="of:=ABS(100*[.H26]/[.$G$3])" office:value-type="float" office:value="78.6778441368147" calcext:value-type="float">
            <text:p>78.67784413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28" calcext:value-type="float">
            <text:p>53.28</text:p>
          </table:table-cell>
          <table:table-cell office:value-type="float" office:value="7.83892" calcext:value-type="float">
            <text:p>7.83892</text:p>
          </table:table-cell>
          <table:table-cell office:value-type="float" office:value="55.5775" calcext:value-type="float">
            <text:p>55.5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05.1255" calcext:value-type="float">
            <text:p>205.1255</text:p>
          </table:table-cell>
          <table:table-cell table:formula="of:=ABS(100*[.H27]/[.$G$3])" office:value-type="float" office:value="78.6816799192951" calcext:value-type="float">
            <text:p>78.68167991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.341" calcext:value-type="float">
            <text:p>53.341</text:p>
          </table:table-cell>
          <table:table-cell office:value-type="float" office:value="8.18892" calcext:value-type="float">
            <text:p>8.18892</text:p>
          </table:table-cell>
          <table:table-cell office:value-type="float" office:value="56.5675" calcext:value-type="float">
            <text:p>56.5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04.1355" calcext:value-type="float">
            <text:p>204.1355</text:p>
          </table:table-cell>
          <table:table-cell table:formula="of:=ABS(100*[.H28]/[.$G$3])" office:value-type="float" office:value="78.3019374537309" calcext:value-type="float">
            <text:p>78.30193745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537" calcext:value-type="float">
            <text:p>49.537</text:p>
          </table:table-cell>
          <table:table-cell office:value-type="float" office:value="8.56392" calcext:value-type="float">
            <text:p>8.56392</text:p>
          </table:table-cell>
          <table:table-cell office:value-type="float" office:value="56.4725" calcext:value-type="float">
            <text:p>56.4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04.2305" calcext:value-type="float">
            <text:p>204.2305</text:p>
          </table:table-cell>
          <table:table-cell table:formula="of:=ABS(100*[.H29]/[.$G$3])" office:value-type="float" office:value="78.3383773872951" calcext:value-type="float">
            <text:p>78.33837738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.154" calcext:value-type="float">
            <text:p>54.154</text:p>
          </table:table-cell>
          <table:table-cell office:value-type="float" office:value="8.91392" calcext:value-type="float">
            <text:p>8.91392</text:p>
          </table:table-cell>
          <table:table-cell office:value-type="float" office:value="56.455" calcext:value-type="float">
            <text:p>56.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04.248" calcext:value-type="float">
            <text:p>204.248</text:p>
          </table:table-cell>
          <table:table-cell table:formula="of:=ABS(100*[.H30]/[.$G$3])" office:value-type="float" office:value="78.3450900066359" calcext:value-type="float">
            <text:p>78.34509000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724" calcext:value-type="float">
            <text:p>52.724</text:p>
          </table:table-cell>
          <table:table-cell office:value-type="float" office:value="9.16887" calcext:value-type="float">
            <text:p>9.16887</text:p>
          </table:table-cell>
          <table:table-cell office:value-type="float" office:value="56.455" calcext:value-type="float">
            <text:p>56.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04.248" calcext:value-type="float">
            <text:p>204.248</text:p>
          </table:table-cell>
          <table:table-cell table:formula="of:=ABS(100*[.H31]/[.$G$3])" office:value-type="float" office:value="78.3450900066359" calcext:value-type="float">
            <text:p>78.3450900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099" calcext:value-type="float">
            <text:p>54.099</text:p>
          </table:table-cell>
          <table:table-cell office:value-type="float" office:value="9.45171" calcext:value-type="float">
            <text:p>9.45171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04.2505" calcext:value-type="float">
            <text:p>204.2505</text:p>
          </table:table-cell>
          <table:table-cell table:formula="of:=ABS(100*[.H32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.703" calcext:value-type="float">
            <text:p>51.703</text:p>
          </table:table-cell>
          <table:table-cell office:value-type="float" office:value="9.72097" calcext:value-type="float">
            <text:p>9.72097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04.2505" calcext:value-type="float">
            <text:p>204.2505</text:p>
          </table:table-cell>
          <table:table-cell table:formula="of:=ABS(100*[.H33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754" calcext:value-type="float">
            <text:p>57.754</text:p>
          </table:table-cell>
          <table:table-cell office:value-type="float" office:value="9.94458" calcext:value-type="float">
            <text:p>9.94458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04.2505" calcext:value-type="float">
            <text:p>204.2505</text:p>
          </table:table-cell>
          <table:table-cell table:formula="of:=ABS(100*[.H34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.133" calcext:value-type="float">
            <text:p>51.133</text:p>
          </table:table-cell>
          <table:table-cell office:value-type="float" office:value="10.2056" calcext:value-type="float">
            <text:p>10.2056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04.2505" calcext:value-type="float">
            <text:p>204.2505</text:p>
          </table:table-cell>
          <table:table-cell table:formula="of:=ABS(100*[.H35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563" calcext:value-type="float">
            <text:p>48.563</text:p>
          </table:table-cell>
          <table:table-cell office:value-type="float" office:value="10.4071" calcext:value-type="float">
            <text:p>10.4071</text:p>
          </table:table-cell>
          <table:table-cell office:value-type="float" office:value="56.445" calcext:value-type="float">
            <text:p>56.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04.258" calcext:value-type="float">
            <text:p>204.258</text:p>
          </table:table-cell>
          <table:table-cell table:formula="of:=ABS(100*[.H36]/[.$G$3])" office:value-type="float" office:value="78.3489257891164" calcext:value-type="float">
            <text:p>78.3489257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.735" calcext:value-type="float">
            <text:p>49.735</text:p>
          </table:table-cell>
          <table:table-cell office:value-type="float" office:value="10.6686" calcext:value-type="float">
            <text:p>10.6686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G$3]-[.D37]" office:value-type="float" office:value="204.2505" calcext:value-type="float">
            <text:p>204.2505</text:p>
          </table:table-cell>
          <table:table-cell table:formula="of:=ABS(100*[.H37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.935" calcext:value-type="float">
            <text:p>49.935</text:p>
          </table:table-cell>
          <table:table-cell office:value-type="float" office:value="10.9708" calcext:value-type="float">
            <text:p>10.9708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8]" office:value-type="float" office:value="204.2505" calcext:value-type="float">
            <text:p>204.2505</text:p>
          </table:table-cell>
          <table:table-cell table:formula="of:=ABS(100*[.H38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.818" calcext:value-type="float">
            <text:p>51.818</text:p>
          </table:table-cell>
          <table:table-cell office:value-type="float" office:value="11.1769" calcext:value-type="float">
            <text:p>11.1769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9]" office:value-type="float" office:value="204.2505" calcext:value-type="float">
            <text:p>204.2505</text:p>
          </table:table-cell>
          <table:table-cell table:formula="of:=ABS(100*[.H39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312" calcext:value-type="float">
            <text:p>49.312</text:p>
          </table:table-cell>
          <table:table-cell office:value-type="float" office:value="11.4462" calcext:value-type="float">
            <text:p>11.4462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0]" office:value-type="float" office:value="203.878" calcext:value-type="float">
            <text:p>203.878</text:p>
          </table:table-cell>
          <table:table-cell table:formula="of:=ABS(100*[.H40]/[.$G$3])" office:value-type="float" office:value="78.2031660548594" calcext:value-type="float">
            <text:p>78.20316605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.482" calcext:value-type="float">
            <text:p>64.482</text:p>
          </table:table-cell>
          <table:table-cell office:value-type="float" office:value="11.7554" calcext:value-type="float">
            <text:p>11.7554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1]" office:value-type="float" office:value="203.878" calcext:value-type="float">
            <text:p>203.878</text:p>
          </table:table-cell>
          <table:table-cell table:formula="of:=ABS(100*[.H41]/[.$G$3])" office:value-type="float" office:value="78.2031660548594" calcext:value-type="float">
            <text:p>78.2031660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1" calcext:value-type="float">
            <text:p>56.1</text:p>
          </table:table-cell>
          <table:table-cell office:value-type="float" office:value="11.9554" calcext:value-type="float">
            <text:p>11.9554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2]" office:value-type="float" office:value="203.878" calcext:value-type="float">
            <text:p>203.878</text:p>
          </table:table-cell>
          <table:table-cell table:formula="of:=ABS(100*[.H42]/[.$G$3])" office:value-type="float" office:value="78.2031660548594" calcext:value-type="float">
            <text:p>78.20316605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.176" calcext:value-type="float">
            <text:p>51.176</text:p>
          </table:table-cell>
          <table:table-cell office:value-type="float" office:value="12.3134" calcext:value-type="float">
            <text:p>12.3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3]" office:value-type="float" office:value="203.8855" calcext:value-type="float">
            <text:p>203.8855</text:p>
          </table:table-cell>
          <table:table-cell table:formula="of:=ABS(100*[.H43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.446" calcext:value-type="float">
            <text:p>48.446</text:p>
          </table:table-cell>
          <table:table-cell office:value-type="float" office:value="12.5634" calcext:value-type="float">
            <text:p>12.56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4]" office:value-type="float" office:value="203.8855" calcext:value-type="float">
            <text:p>203.8855</text:p>
          </table:table-cell>
          <table:table-cell table:formula="of:=ABS(100*[.H44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.443" calcext:value-type="float">
            <text:p>57.443</text:p>
          </table:table-cell>
          <table:table-cell office:value-type="float" office:value="12.9134" calcext:value-type="float">
            <text:p>12.9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5]" office:value-type="float" office:value="203.8855" calcext:value-type="float">
            <text:p>203.8855</text:p>
          </table:table-cell>
          <table:table-cell table:formula="of:=ABS(100*[.H45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.295" calcext:value-type="float">
            <text:p>49.295</text:p>
          </table:table-cell>
          <table:table-cell office:value-type="float" office:value="13.2134" calcext:value-type="float">
            <text:p>13.2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6]" office:value-type="float" office:value="203.8855" calcext:value-type="float">
            <text:p>203.8855</text:p>
          </table:table-cell>
          <table:table-cell table:formula="of:=ABS(100*[.H46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.984" calcext:value-type="float">
            <text:p>65.984</text:p>
          </table:table-cell>
          <table:table-cell office:value-type="float" office:value="13.5884" calcext:value-type="float">
            <text:p>13.588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7]" office:value-type="float" office:value="203.8855" calcext:value-type="float">
            <text:p>203.8855</text:p>
          </table:table-cell>
          <table:table-cell table:formula="of:=ABS(100*[.H47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643" calcext:value-type="float">
            <text:p>59.643</text:p>
          </table:table-cell>
          <table:table-cell office:value-type="float" office:value="14.0502" calcext:value-type="float">
            <text:p>14.0502</text:p>
          </table:table-cell>
          <table:table-cell office:value-type="float" office:value="58.005" calcext:value-type="float">
            <text:p>58.0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8]" office:value-type="float" office:value="202.698" calcext:value-type="float">
            <text:p>202.698</text:p>
          </table:table-cell>
          <table:table-cell table:formula="of:=ABS(100*[.H48]/[.$G$3])" office:value-type="float" office:value="77.7505437221666" calcext:value-type="float">
            <text:p>77.7505437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.771" calcext:value-type="float">
            <text:p>49.771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58.875" calcext:value-type="float">
            <text:p>58.8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9]" office:value-type="float" office:value="201.828" calcext:value-type="float">
            <text:p>201.828</text:p>
          </table:table-cell>
          <table:table-cell table:formula="of:=ABS(100*[.H49]/[.$G$3])" office:value-type="float" office:value="77.4168306463677" calcext:value-type="float">
            <text:p>77.41683064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.265" calcext:value-type="float">
            <text:p>50.265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0]" office:value-type="float" office:value="201.2605" calcext:value-type="float">
            <text:p>201.2605</text:p>
          </table:table-cell>
          <table:table-cell table:formula="of:=ABS(100*[.H50]/[.$G$3])" office:value-type="float" office:value="77.1991499906023" calcext:value-type="float">
            <text:p>77.19914999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.425" calcext:value-type="float">
            <text:p>53.425</text:p>
          </table:table-cell>
          <table:table-cell office:value-type="float" office:value="14.9239" calcext:value-type="float">
            <text:p>14.9239</text:p>
          </table:table-cell>
          <table:table-cell office:value-type="float" office:value="59.7825" calcext:value-type="float">
            <text:p>59.7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1]" office:value-type="float" office:value="200.9205" calcext:value-type="float">
            <text:p>200.9205</text:p>
          </table:table-cell>
          <table:table-cell table:formula="of:=ABS(100*[.H51]/[.$G$3])" office:value-type="float" office:value="77.0687333862671" calcext:value-type="float">
            <text:p>77.06873338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.951" calcext:value-type="float">
            <text:p>55.951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59.7625" calcext:value-type="float">
            <text:p>59.7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2]" office:value-type="float" office:value="200.9405" calcext:value-type="float">
            <text:p>200.9405</text:p>
          </table:table-cell>
          <table:table-cell table:formula="of:=ABS(100*[.H52]/[.$G$3])" office:value-type="float" office:value="77.076404951228" calcext:value-type="float">
            <text:p>77.07640495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747" calcext:value-type="float">
            <text:p>52.747</text:p>
          </table:table-cell>
          <table:table-cell office:value-type="float" office:value="15.5261" calcext:value-type="float">
            <text:p>15.5261</text:p>
          </table:table-cell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3]" office:value-type="float" office:value="200.403" calcext:value-type="float">
            <text:p>200.403</text:p>
          </table:table-cell>
          <table:table-cell table:formula="of:=ABS(100*[.H53]/[.$G$3])" office:value-type="float" office:value="76.870231642904" calcext:value-type="float">
            <text:p>76.8702316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.515" calcext:value-type="float">
            <text:p>58.515</text:p>
          </table:table-cell>
          <table:table-cell office:value-type="float" office:value="15.8761" calcext:value-type="float">
            <text:p>15.8761</text:p>
          </table:table-cell>
          <table:table-cell office:value-type="float" office:value="60.2775" calcext:value-type="float">
            <text:p>60.27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4]" office:value-type="float" office:value="200.4255" calcext:value-type="float">
            <text:p>200.4255</text:p>
          </table:table-cell>
          <table:table-cell table:formula="of:=ABS(100*[.H54]/[.$G$3])" office:value-type="float" office:value="76.878862153485" calcext:value-type="float">
            <text:p>76.87886215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.875" calcext:value-type="float">
            <text:p>56.875</text:p>
          </table:table-cell>
          <table:table-cell office:value-type="float" office:value="16.202" calcext:value-type="float">
            <text:p>16.202</text:p>
          </table:table-cell>
          <table:table-cell office:value-type="float" office:value="60.85" calcext:value-type="float">
            <text:p>60.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5]" office:value-type="float" office:value="199.853" calcext:value-type="float">
            <text:p>199.853</text:p>
          </table:table-cell>
          <table:table-cell table:formula="of:=ABS(100*[.H55]/[.$G$3])" office:value-type="float" office:value="76.6592636064794" calcext:value-type="float">
            <text:p>76.65926360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.012" calcext:value-type="float">
            <text:p>53.012</text:p>
          </table:table-cell>
          <table:table-cell office:value-type="float" office:value="16.452" calcext:value-type="float">
            <text:p>16.452</text:p>
          </table:table-cell>
          <table:table-cell office:value-type="float" office:value="60.85" calcext:value-type="float">
            <text:p>60.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6]" office:value-type="float" office:value="199.853" calcext:value-type="float">
            <text:p>199.853</text:p>
          </table:table-cell>
          <table:table-cell table:formula="of:=ABS(100*[.H56]/[.$G$3])" office:value-type="float" office:value="76.6592636064794" calcext:value-type="float">
            <text:p>76.65926360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261" calcext:value-type="float">
            <text:p>57.261</text:p>
          </table:table-cell>
          <table:table-cell office:value-type="float" office:value="16.752" calcext:value-type="float">
            <text:p>16.752</text:p>
          </table:table-cell>
          <table:table-cell office:value-type="float" office:value="61.3825" calcext:value-type="float">
            <text:p>61.3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7]" office:value-type="float" office:value="199.3205" calcext:value-type="float">
            <text:p>199.3205</text:p>
          </table:table-cell>
          <table:table-cell table:formula="of:=ABS(100*[.H57]/[.$G$3])" office:value-type="float" office:value="76.4550081893956" calcext:value-type="float">
            <text:p>76.45500818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.189" calcext:value-type="float">
            <text:p>62.189</text:p>
          </table:table-cell>
          <table:table-cell office:value-type="float" office:value="17.0531" calcext:value-type="float">
            <text:p>17.0531</text:p>
          </table:table-cell>
          <table:table-cell office:value-type="float" office:value="61.38" calcext:value-type="float">
            <text:p>61.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8]" office:value-type="float" office:value="199.323" calcext:value-type="float">
            <text:p>199.323</text:p>
          </table:table-cell>
          <table:table-cell table:formula="of:=ABS(100*[.H58]/[.$G$3])" office:value-type="float" office:value="76.4559671350157" calcext:value-type="float">
            <text:p>76.4559671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.362" calcext:value-type="float">
            <text:p>55.362</text:p>
          </table:table-cell>
          <table:table-cell office:value-type="float" office:value="17.4066" calcext:value-type="float">
            <text:p>17.4066</text:p>
          </table:table-cell>
          <table:table-cell office:value-type="float" office:value="61.375" calcext:value-type="float">
            <text:p>61.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9]" office:value-type="float" office:value="199.328" calcext:value-type="float">
            <text:p>199.328</text:p>
          </table:table-cell>
          <table:table-cell table:formula="of:=ABS(100*[.H59]/[.$G$3])" office:value-type="float" office:value="76.4578850262559" calcext:value-type="float">
            <text:p>76.45788502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094" calcext:value-type="float">
            <text:p>59.094</text:p>
          </table:table-cell>
          <table:table-cell office:value-type="float" office:value="17.664" calcext:value-type="float">
            <text:p>17.664</text:p>
          </table:table-cell>
          <table:table-cell office:value-type="float" office:value="61.8325" calcext:value-type="float">
            <text:p>61.8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0]" office:value-type="float" office:value="198.8705" calcext:value-type="float">
            <text:p>198.8705</text:p>
          </table:table-cell>
          <table:table-cell table:formula="of:=ABS(100*[.H60]/[.$G$3])" office:value-type="float" office:value="76.2823979777755" calcext:value-type="float">
            <text:p>76.28239797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.383" calcext:value-type="float">
            <text:p>65.383</text:p>
          </table:table-cell>
          <table:table-cell office:value-type="float" office:value="17.989" calcext:value-type="float">
            <text:p>17.989</text:p>
          </table:table-cell>
          <table:table-cell office:value-type="float" office:value="62.2575" calcext:value-type="float">
            <text:p>62.25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1]" office:value-type="float" office:value="198.4455" calcext:value-type="float">
            <text:p>198.4455</text:p>
          </table:table-cell>
          <table:table-cell table:formula="of:=ABS(100*[.H61]/[.$G$3])" office:value-type="float" office:value="76.1193772223565" calcext:value-type="float">
            <text:p>76.11937722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706" calcext:value-type="float">
            <text:p>58.706</text:p>
          </table:table-cell>
          <table:table-cell office:value-type="float" office:value="18.389" calcext:value-type="float">
            <text:p>18.389</text:p>
          </table:table-cell>
          <table:table-cell office:value-type="float" office:value="62.835" calcext:value-type="float">
            <text:p>62.8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2]" office:value-type="float" office:value="197.868" calcext:value-type="float">
            <text:p>197.868</text:p>
          </table:table-cell>
          <table:table-cell table:formula="of:=ABS(100*[.H62]/[.$G$3])" office:value-type="float" office:value="75.8978607841106" calcext:value-type="float">
            <text:p>75.89786078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.18" calcext:value-type="float">
            <text:p>56.18</text:p>
          </table:table-cell>
          <table:table-cell office:value-type="float" office:value="18.814" calcext:value-type="float">
            <text:p>18.814</text:p>
          </table:table-cell>
          <table:table-cell office:value-type="float" office:value="66.21" calcext:value-type="float">
            <text:p>66.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3]" office:value-type="float" office:value="194.493" calcext:value-type="float">
            <text:p>194.493</text:p>
          </table:table-cell>
          <table:table-cell table:formula="of:=ABS(100*[.H63]/[.$G$3])" office:value-type="float" office:value="74.6032841969598" calcext:value-type="float">
            <text:p>74.6032841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.706" calcext:value-type="float">
            <text:p>59.706</text:p>
          </table:table-cell>
          <table:table-cell office:value-type="float" office:value="19.189" calcext:value-type="float">
            <text:p>19.189</text:p>
          </table:table-cell>
          <table:table-cell office:value-type="float" office:value="66.695" calcext:value-type="float">
            <text:p>66.6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4]" office:value-type="float" office:value="194.008" calcext:value-type="float">
            <text:p>194.008</text:p>
          </table:table-cell>
          <table:table-cell table:formula="of:=ABS(100*[.H64]/[.$G$3])" office:value-type="float" office:value="74.4172487466581" calcext:value-type="float">
            <text:p>74.41724874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718" calcext:value-type="float">
            <text:p>63.718</text:p>
          </table:table-cell>
          <table:table-cell office:value-type="float" office:value="19.539" calcext:value-type="float">
            <text:p>19.539</text:p>
          </table:table-cell>
          <table:table-cell office:value-type="float" office:value="67.2725" calcext:value-type="float">
            <text:p>67.27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5]" office:value-type="float" office:value="193.4305" calcext:value-type="float">
            <text:p>193.4305</text:p>
          </table:table-cell>
          <table:table-cell table:formula="of:=ABS(100*[.H65]/[.$G$3])" office:value-type="float" office:value="74.1957323084123" calcext:value-type="float">
            <text:p>74.19573230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.225" calcext:value-type="float">
            <text:p>59.225</text:p>
          </table:table-cell>
          <table:table-cell office:value-type="float" office:value="19.946" calcext:value-type="float">
            <text:p>19.946</text:p>
          </table:table-cell>
          <table:table-cell office:value-type="float" office:value="70.075" calcext:value-type="float">
            <text:p>70.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6]" office:value-type="float" office:value="190.628" calcext:value-type="float">
            <text:p>190.628</text:p>
          </table:table-cell>
          <table:table-cell table:formula="of:=ABS(100*[.H66]/[.$G$3])" office:value-type="float" office:value="73.120754268267" calcext:value-type="float">
            <text:p>73.12075426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879" calcext:value-type="float">
            <text:p>61.879</text:p>
          </table:table-cell>
          <table:table-cell office:value-type="float" office:value="20.1596" calcext:value-type="float">
            <text:p>20.1596</text:p>
          </table:table-cell>
          <table:table-cell office:value-type="float" office:value="70.3075" calcext:value-type="float">
            <text:p>70.3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7]" office:value-type="float" office:value="190.3955" calcext:value-type="float">
            <text:p>190.3955</text:p>
          </table:table-cell>
          <table:table-cell table:formula="of:=ABS(100*[.H67]/[.$G$3])" office:value-type="float" office:value="73.0315723255966" calcext:value-type="float">
            <text:p>73.03157232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392" calcext:value-type="float">
            <text:p>73.392</text:p>
          </table:table-cell>
          <table:table-cell office:value-type="float" office:value="20.4596" calcext:value-type="float">
            <text:p>20.4596</text:p>
          </table:table-cell>
          <table:table-cell office:value-type="float" office:value="71.515" calcext:value-type="float">
            <text:p>71.5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8]" office:value-type="float" office:value="189.188" calcext:value-type="float">
            <text:p>189.188</text:p>
          </table:table-cell>
          <table:table-cell table:formula="of:=ABS(100*[.H68]/[.$G$3])" office:value-type="float" office:value="72.5684015910826" calcext:value-type="float">
            <text:p>72.56840159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.299" calcext:value-type="float">
            <text:p>71.299</text:p>
          </table:table-cell>
          <table:table-cell office:value-type="float" office:value="20.8096" calcext:value-type="float">
            <text:p>20.8096</text:p>
          </table:table-cell>
          <table:table-cell office:value-type="float" office:value="72.6225" calcext:value-type="float">
            <text:p>72.62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9]" office:value-type="float" office:value="188.0805" calcext:value-type="float">
            <text:p>188.0805</text:p>
          </table:table-cell>
          <table:table-cell table:formula="of:=ABS(100*[.H69]/[.$G$3])" office:value-type="float" office:value="72.1435886813731" calcext:value-type="float">
            <text:p>72.14358868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.323" calcext:value-type="float">
            <text:p>64.323</text:p>
          </table:table-cell>
          <table:table-cell office:value-type="float" office:value="21.1596" calcext:value-type="float">
            <text:p>21.1596</text:p>
          </table:table-cell>
          <table:table-cell office:value-type="float" office:value="72.5725" calcext:value-type="float">
            <text:p>72.57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0]" office:value-type="float" office:value="188.1305" calcext:value-type="float">
            <text:p>188.1305</text:p>
          </table:table-cell>
          <table:table-cell table:formula="of:=ABS(100*[.H70]/[.$G$3])" office:value-type="float" office:value="72.1627675937753" calcext:value-type="float">
            <text:p>72.16276759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.909" calcext:value-type="float">
            <text:p>76.909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74.1925" calcext:value-type="float">
            <text:p>74.19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1]" office:value-type="float" office:value="186.5105" calcext:value-type="float">
            <text:p>186.5105</text:p>
          </table:table-cell>
          <table:table-cell table:formula="of:=ABS(100*[.H71]/[.$G$3])" office:value-type="float" office:value="71.5413708319429" calcext:value-type="float">
            <text:p>71.5413708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.241" calcext:value-type="float">
            <text:p>86.241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74.6425" calcext:value-type="float">
            <text:p>74.64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2]" office:value-type="float" office:value="186.0605" calcext:value-type="float">
            <text:p>186.0605</text:p>
          </table:table-cell>
          <table:table-cell table:formula="of:=ABS(100*[.H72]/[.$G$3])" office:value-type="float" office:value="71.3687606203227" calcext:value-type="float">
            <text:p>71.36876062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.886" calcext:value-type="float">
            <text:p>65.886</text:p>
          </table:table-cell>
          <table:table-cell office:value-type="float" office:value="22.1736" calcext:value-type="float">
            <text:p>22.1736</text:p>
          </table:table-cell>
          <table:table-cell office:value-type="float" office:value="75.0975" calcext:value-type="float">
            <text:p>75.09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3]" office:value-type="float" office:value="185.6055" calcext:value-type="float">
            <text:p>185.6055</text:p>
          </table:table-cell>
          <table:table-cell table:formula="of:=ABS(100*[.H73]/[.$G$3])" office:value-type="float" office:value="71.1942325174624" calcext:value-type="float">
            <text:p>71.19423251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.284" calcext:value-type="float">
            <text:p>67.284</text:p>
          </table:table-cell>
          <table:table-cell office:value-type="float" office:value="22.5641" calcext:value-type="float">
            <text:p>22.5641</text:p>
          </table:table-cell>
          <table:table-cell office:value-type="float" office:value="74.94" calcext:value-type="float">
            <text:p>74.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4]" office:value-type="float" office:value="185.763" calcext:value-type="float">
            <text:p>185.763</text:p>
          </table:table-cell>
          <table:table-cell table:formula="of:=ABS(100*[.H74]/[.$G$3])" office:value-type="float" office:value="71.2546460915295" calcext:value-type="float">
            <text:p>71.25464609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.423" calcext:value-type="float">
            <text:p>71.423</text:p>
          </table:table-cell>
          <table:table-cell office:value-type="float" office:value="22.7099" calcext:value-type="float">
            <text:p>22.7099</text:p>
          </table:table-cell>
          <table:table-cell office:value-type="float" office:value="74.9325" calcext:value-type="float">
            <text:p>74.9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5]" office:value-type="float" office:value="185.7705" calcext:value-type="float">
            <text:p>185.7705</text:p>
          </table:table-cell>
          <table:table-cell table:formula="of:=ABS(100*[.H75]/[.$G$3])" office:value-type="float" office:value="71.2575229283898" calcext:value-type="float">
            <text:p>71.25752292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.881" calcext:value-type="float">
            <text:p>73.881</text:p>
          </table:table-cell>
          <table:table-cell office:value-type="float" office:value="23.0739" calcext:value-type="float">
            <text:p>23.0739</text:p>
          </table:table-cell>
          <table:table-cell office:value-type="float" office:value="76.3325" calcext:value-type="float">
            <text:p>76.3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6]" office:value-type="float" office:value="184.3705" calcext:value-type="float">
            <text:p>184.3705</text:p>
          </table:table-cell>
          <table:table-cell table:formula="of:=ABS(100*[.H76]/[.$G$3])" office:value-type="float" office:value="70.7205133811272" calcext:value-type="float">
            <text:p>70.72051338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.304" calcext:value-type="float">
            <text:p>62.304</text:p>
          </table:table-cell>
          <table:table-cell office:value-type="float" office:value="23.4239" calcext:value-type="float">
            <text:p>23.4239</text:p>
          </table:table-cell>
          <table:table-cell office:value-type="float" office:value="76.33" calcext:value-type="float">
            <text:p>76.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7]" office:value-type="float" office:value="184.373" calcext:value-type="float">
            <text:p>184.373</text:p>
          </table:table-cell>
          <table:table-cell table:formula="of:=ABS(100*[.H77]/[.$G$3])" office:value-type="float" office:value="70.7214723267473" calcext:value-type="float">
            <text:p>70.72147232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.304" calcext:value-type="float">
            <text:p>61.304</text:p>
          </table:table-cell>
          <table:table-cell office:value-type="float" office:value="23.6788" calcext:value-type="float">
            <text:p>23.6788</text:p>
          </table:table-cell>
          <table:table-cell office:value-type="float" office:value="76.8075" calcext:value-type="float">
            <text:p>76.8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8]" office:value-type="float" office:value="183.8955" calcext:value-type="float">
            <text:p>183.8955</text:p>
          </table:table-cell>
          <table:table-cell table:formula="of:=ABS(100*[.H78]/[.$G$3])" office:value-type="float" office:value="70.5383137133059" calcext:value-type="float">
            <text:p>70.53831371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.821" calcext:value-type="float">
            <text:p>66.821</text:p>
          </table:table-cell>
          <table:table-cell office:value-type="float" office:value="23.9481" calcext:value-type="float">
            <text:p>23.9481</text:p>
          </table:table-cell>
          <table:table-cell office:value-type="float" office:value="79.675" calcext:value-type="float">
            <text:p>79.6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9]" office:value-type="float" office:value="181.028" calcext:value-type="float">
            <text:p>181.028</text:p>
          </table:table-cell>
          <table:table-cell table:formula="of:=ABS(100*[.H79]/[.$G$3])" office:value-type="float" office:value="69.4384030870377" calcext:value-type="float">
            <text:p>69.4384030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.37" calcext:value-type="float">
            <text:p>67.37</text:p>
          </table:table-cell>
          <table:table-cell office:value-type="float" office:value="24.2481" calcext:value-type="float">
            <text:p>24.2481</text:p>
          </table:table-cell>
          <table:table-cell office:value-type="float" office:value="81.0175" calcext:value-type="float">
            <text:p>81.0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0]" office:value-type="float" office:value="179.6855" calcext:value-type="float">
            <text:p>179.6855</text:p>
          </table:table-cell>
          <table:table-cell table:formula="of:=ABS(100*[.H80]/[.$G$3])" office:value-type="float" office:value="68.9234492890377" calcext:value-type="float">
            <text:p>68.9234492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255" calcext:value-type="float">
            <text:p>75.255</text:p>
          </table:table-cell>
          <table:table-cell office:value-type="float" office:value="24.5481" calcext:value-type="float">
            <text:p>24.5481</text:p>
          </table:table-cell>
          <table:table-cell office:value-type="float" office:value="81.07" calcext:value-type="float">
            <text:p>81.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1]" office:value-type="float" office:value="179.633" calcext:value-type="float">
            <text:p>179.633</text:p>
          </table:table-cell>
          <table:table-cell table:formula="of:=ABS(100*[.H81]/[.$G$3])" office:value-type="float" office:value="68.9033114310154" calcext:value-type="float">
            <text:p>68.9033114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758" calcext:value-type="float">
            <text:p>63.758</text:p>
          </table:table-cell>
          <table:table-cell office:value-type="float" office:value="24.8491" calcext:value-type="float">
            <text:p>24.8491</text:p>
          </table:table-cell>
          <table:table-cell office:value-type="float" office:value="81.955" calcext:value-type="float">
            <text:p>81.9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2]" office:value-type="float" office:value="178.748" calcext:value-type="float">
            <text:p>178.748</text:p>
          </table:table-cell>
          <table:table-cell table:formula="of:=ABS(100*[.H82]/[.$G$3])" office:value-type="float" office:value="68.5638446814958" calcext:value-type="float">
            <text:p>68.56384468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.36" calcext:value-type="float">
            <text:p>69.36</text:p>
          </table:table-cell>
          <table:table-cell office:value-type="float" office:value="25.1491" calcext:value-type="float">
            <text:p>25.1491</text:p>
          </table:table-cell>
          <table:table-cell office:value-type="float" office:value="81.765" calcext:value-type="float">
            <text:p>81.7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3]" office:value-type="float" office:value="178.938" calcext:value-type="float">
            <text:p>178.938</text:p>
          </table:table-cell>
          <table:table-cell table:formula="of:=ABS(100*[.H83]/[.$G$3])" office:value-type="float" office:value="68.6367245486243" calcext:value-type="float">
            <text:p>68.63672454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.888" calcext:value-type="float">
            <text:p>67.888</text:p>
          </table:table-cell>
          <table:table-cell office:value-type="float" office:value="25.3991" calcext:value-type="float">
            <text:p>25.3991</text:p>
          </table:table-cell>
          <table:table-cell office:value-type="float" office:value="82.835" calcext:value-type="float">
            <text:p>82.8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4]" office:value-type="float" office:value="177.868" calcext:value-type="float">
            <text:p>177.868</text:p>
          </table:table-cell>
          <table:table-cell table:formula="of:=ABS(100*[.H84]/[.$G$3])" office:value-type="float" office:value="68.2262958232165" calcext:value-type="float">
            <text:p>68.22629582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.158" calcext:value-type="float">
            <text:p>80.158</text:p>
          </table:table-cell>
          <table:table-cell office:value-type="float" office:value="25.7012" calcext:value-type="float">
            <text:p>25.7012</text:p>
          </table:table-cell>
          <table:table-cell office:value-type="float" office:value="82.8325" calcext:value-type="float">
            <text:p>82.8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5]" office:value-type="float" office:value="177.8705" calcext:value-type="float">
            <text:p>177.8705</text:p>
          </table:table-cell>
          <table:table-cell table:formula="of:=ABS(100*[.H85]/[.$G$3])" office:value-type="float" office:value="68.2272547688366" calcext:value-type="float">
            <text:p>68.22725476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974" calcext:value-type="float">
            <text:p>65.974</text:p>
          </table:table-cell>
          <table:table-cell office:value-type="float" office:value="26.0366" calcext:value-type="float">
            <text:p>26.036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6]" office:value-type="float" office:value="177.143" calcext:value-type="float">
            <text:p>177.143</text:p>
          </table:table-cell>
          <table:table-cell table:formula="of:=ABS(100*[.H86]/[.$G$3])" office:value-type="float" office:value="67.948201593384" calcext:value-type="float">
            <text:p>67.94820159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.577" calcext:value-type="float">
            <text:p>72.577</text:p>
          </table:table-cell>
          <table:table-cell office:value-type="float" office:value="26.2616" calcext:value-type="float">
            <text:p>26.261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7]" office:value-type="float" office:value="177.143" calcext:value-type="float">
            <text:p>177.143</text:p>
          </table:table-cell>
          <table:table-cell table:formula="of:=ABS(100*[.H87]/[.$G$3])" office:value-type="float" office:value="67.948201593384" calcext:value-type="float">
            <text:p>67.94820159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.342" calcext:value-type="float">
            <text:p>71.342</text:p>
          </table:table-cell>
          <table:table-cell office:value-type="float" office:value="26.5866" calcext:value-type="float">
            <text:p>26.586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8]" office:value-type="float" office:value="177.143" calcext:value-type="float">
            <text:p>177.143</text:p>
          </table:table-cell>
          <table:table-cell table:formula="of:=ABS(100*[.H88]/[.$G$3])" office:value-type="float" office:value="67.948201593384" calcext:value-type="float">
            <text:p>67.94820159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.715" calcext:value-type="float">
            <text:p>76.715</text:p>
          </table:table-cell>
          <table:table-cell office:value-type="float" office:value="26.8616" calcext:value-type="float">
            <text:p>26.8616</text:p>
          </table:table-cell>
          <table:table-cell office:value-type="float" office:value="83.525" calcext:value-type="float">
            <text:p>83.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9]" office:value-type="float" office:value="177.178" calcext:value-type="float">
            <text:p>177.178</text:p>
          </table:table-cell>
          <table:table-cell table:formula="of:=ABS(100*[.H89]/[.$G$3])" office:value-type="float" office:value="67.9616268320656" calcext:value-type="float">
            <text:p>67.96162683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.76" calcext:value-type="float">
            <text:p>80.76</text:p>
          </table:table-cell>
          <table:table-cell office:value-type="float" office:value="27.2116" calcext:value-type="float">
            <text:p>27.21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0]" office:value-type="float" office:value="176.708" calcext:value-type="float">
            <text:p>176.708</text:p>
          </table:table-cell>
          <table:table-cell table:formula="of:=ABS(100*[.H90]/[.$G$3])" office:value-type="float" office:value="67.7813450554846" calcext:value-type="float">
            <text:p>67.78134505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.197" calcext:value-type="float">
            <text:p>70.197</text:p>
          </table:table-cell>
          <table:table-cell office:value-type="float" office:value="27.5616" calcext:value-type="float">
            <text:p>27.56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1]" office:value-type="float" office:value="176.708" calcext:value-type="float">
            <text:p>176.708</text:p>
          </table:table-cell>
          <table:table-cell table:formula="of:=ABS(100*[.H91]/[.$G$3])" office:value-type="float" office:value="67.7813450554846" calcext:value-type="float">
            <text:p>67.78134505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.911" calcext:value-type="float">
            <text:p>73.911</text:p>
          </table:table-cell>
          <table:table-cell office:value-type="float" office:value="27.8116" calcext:value-type="float">
            <text:p>27.81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2]" office:value-type="float" office:value="176.708" calcext:value-type="float">
            <text:p>176.708</text:p>
          </table:table-cell>
          <table:table-cell table:formula="of:=ABS(100*[.H92]/[.$G$3])" office:value-type="float" office:value="67.7813450554846" calcext:value-type="float">
            <text:p>67.78134505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.325" calcext:value-type="float">
            <text:p>67.325</text:p>
          </table:table-cell>
          <table:table-cell office:value-type="float" office:value="28.148" calcext:value-type="float">
            <text:p>28.148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3]" office:value-type="float" office:value="176.803" calcext:value-type="float">
            <text:p>176.803</text:p>
          </table:table-cell>
          <table:table-cell table:formula="of:=ABS(100*[.H93]/[.$G$3])" office:value-type="float" office:value="67.8177849890488" calcext:value-type="float">
            <text:p>67.8177849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.726" calcext:value-type="float">
            <text:p>68.726</text:p>
          </table:table-cell>
          <table:table-cell office:value-type="float" office:value="28.449" calcext:value-type="float">
            <text:p>28.449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4]" office:value-type="float" office:value="176.803" calcext:value-type="float">
            <text:p>176.803</text:p>
          </table:table-cell>
          <table:table-cell table:formula="of:=ABS(100*[.H94]/[.$G$3])" office:value-type="float" office:value="67.8177849890488" calcext:value-type="float">
            <text:p>67.8177849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.081" calcext:value-type="float">
            <text:p>72.081</text:p>
          </table:table-cell>
          <table:table-cell office:value-type="float" office:value="28.7064" calcext:value-type="float">
            <text:p>28.7064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5]" office:value-type="float" office:value="176.803" calcext:value-type="float">
            <text:p>176.803</text:p>
          </table:table-cell>
          <table:table-cell table:formula="of:=ABS(100*[.H95]/[.$G$3])" office:value-type="float" office:value="67.8177849890488" calcext:value-type="float">
            <text:p>67.8177849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.099" calcext:value-type="float">
            <text:p>82.099</text:p>
          </table:table-cell>
          <table:table-cell office:value-type="float" office:value="28.9814" calcext:value-type="float">
            <text:p>28.98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6]" office:value-type="float" office:value="176.793" calcext:value-type="float">
            <text:p>176.793</text:p>
          </table:table-cell>
          <table:table-cell table:formula="of:=ABS(100*[.H96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.175" calcext:value-type="float">
            <text:p>76.175</text:p>
          </table:table-cell>
          <table:table-cell office:value-type="float" office:value="29.2814" calcext:value-type="float">
            <text:p>29.28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7]" office:value-type="float" office:value="176.793" calcext:value-type="float">
            <text:p>176.793</text:p>
          </table:table-cell>
          <table:table-cell table:formula="of:=ABS(100*[.H97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7" calcext:value-type="float">
            <text:p>69.27</text:p>
          </table:table-cell>
          <table:table-cell office:value-type="float" office:value="29.5314" calcext:value-type="float">
            <text:p>29.53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8]" office:value-type="float" office:value="176.793" calcext:value-type="float">
            <text:p>176.793</text:p>
          </table:table-cell>
          <table:table-cell table:formula="of:=ABS(100*[.H98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.067" calcext:value-type="float">
            <text:p>83.067</text:p>
          </table:table-cell>
          <table:table-cell office:value-type="float" office:value="29.8894" calcext:value-type="float">
            <text:p>29.889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9]" office:value-type="float" office:value="176.793" calcext:value-type="float">
            <text:p>176.793</text:p>
          </table:table-cell>
          <table:table-cell table:formula="of:=ABS(100*[.H99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.804" calcext:value-type="float">
            <text:p>74.804</text:p>
          </table:table-cell>
          <table:table-cell office:value-type="float" office:value="30.1394" calcext:value-type="float">
            <text:p>30.1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0]" office:value-type="float" office:value="176.783" calcext:value-type="float">
            <text:p>176.783</text:p>
          </table:table-cell>
          <table:table-cell table:formula="of:=ABS(100*[.H100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.686" calcext:value-type="float">
            <text:p>69.686</text:p>
          </table:table-cell>
          <table:table-cell office:value-type="float" office:value="30.5394" calcext:value-type="float">
            <text:p>30.5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1]" office:value-type="float" office:value="176.783" calcext:value-type="float">
            <text:p>176.783</text:p>
          </table:table-cell>
          <table:table-cell table:formula="of:=ABS(100*[.H101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514" calcext:value-type="float">
            <text:p>76.514</text:p>
          </table:table-cell>
          <table:table-cell office:value-type="float" office:value="30.9394" calcext:value-type="float">
            <text:p>30.9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2]" office:value-type="float" office:value="176.783" calcext:value-type="float">
            <text:p>176.783</text:p>
          </table:table-cell>
          <table:table-cell table:formula="of:=ABS(100*[.H102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.444" calcext:value-type="float">
            <text:p>72.444</text:p>
          </table:table-cell>
          <table:table-cell office:value-type="float" office:value="31.2947" calcext:value-type="float">
            <text:p>31.2947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3]" office:value-type="float" office:value="176.783" calcext:value-type="float">
            <text:p>176.783</text:p>
          </table:table-cell>
          <table:table-cell table:formula="of:=ABS(100*[.H103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.812" calcext:value-type="float">
            <text:p>63.812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4]" office:value-type="float" office:value="176.783" calcext:value-type="float">
            <text:p>176.783</text:p>
          </table:table-cell>
          <table:table-cell table:formula="of:=ABS(100*[.H104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4.03" calcext:value-type="float">
            <text:p>74.03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5]" office:value-type="float" office:value="176.783" calcext:value-type="float">
            <text:p>176.783</text:p>
          </table:table-cell>
          <table:table-cell table:formula="of:=ABS(100*[.H105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.099" calcext:value-type="float">
            <text:p>83.099</text:p>
          </table:table-cell>
          <table:table-cell office:value-type="float" office:value="31.8918" calcext:value-type="float">
            <text:p>31.8918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6]" office:value-type="float" office:value="176.783" calcext:value-type="float">
            <text:p>176.783</text:p>
          </table:table-cell>
          <table:table-cell table:formula="of:=ABS(100*[.H106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.771" calcext:value-type="float">
            <text:p>105.771</text:p>
          </table:table-cell>
          <table:table-cell office:value-type="float" office:value="32.1646" calcext:value-type="float">
            <text:p>32.1646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7]" office:value-type="float" office:value="176.783" calcext:value-type="float">
            <text:p>176.783</text:p>
          </table:table-cell>
          <table:table-cell table:formula="of:=ABS(100*[.H107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7.305" calcext:value-type="float">
            <text:p>77.305</text:p>
          </table:table-cell>
          <table:table-cell office:value-type="float" office:value="32.3694" calcext:value-type="float">
            <text:p>32.3694</text:p>
          </table:table-cell>
          <table:table-cell office:value-type="float" office:value="83.92" calcext:value-type="float">
            <text:p>83.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08]" office:value-type="float" office:value="176.783" calcext:value-type="float">
            <text:p>176.783</text:p>
          </table:table-cell>
          <table:table-cell table:formula="of:=ABS(100*[.H108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.686" calcext:value-type="float">
            <text:p>99.686</text:p>
          </table:table-cell>
          <table:table-cell office:value-type="float" office:value="32.7085" calcext:value-type="float">
            <text:p>32.7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9]" office:value-type="float" office:value="176.438" calcext:value-type="float">
            <text:p>176.438</text:p>
          </table:table-cell>
          <table:table-cell table:formula="of:=ABS(100*[.H109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7.049" calcext:value-type="float">
            <text:p>97.049</text:p>
          </table:table-cell>
          <table:table-cell office:value-type="float" office:value="32.9085" calcext:value-type="float">
            <text:p>32.9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0]" office:value-type="float" office:value="176.438" calcext:value-type="float">
            <text:p>176.438</text:p>
          </table:table-cell>
          <table:table-cell table:formula="of:=ABS(100*[.H110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0.998" calcext:value-type="float">
            <text:p>80.998</text:p>
          </table:table-cell>
          <table:table-cell office:value-type="float" office:value="33.2085" calcext:value-type="float">
            <text:p>33.2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1]" office:value-type="float" office:value="176.438" calcext:value-type="float">
            <text:p>176.438</text:p>
          </table:table-cell>
          <table:table-cell table:formula="of:=ABS(100*[.H111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.512" calcext:value-type="float">
            <text:p>91.512</text:p>
          </table:table-cell>
          <table:table-cell office:value-type="float" office:value="33.5085" calcext:value-type="float">
            <text:p>33.5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2]" office:value-type="float" office:value="176.438" calcext:value-type="float">
            <text:p>176.438</text:p>
          </table:table-cell>
          <table:table-cell table:formula="of:=ABS(100*[.H112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.156" calcext:value-type="float">
            <text:p>87.156</text:p>
          </table:table-cell>
          <table:table-cell office:value-type="float" office:value="33.8085" calcext:value-type="float">
            <text:p>33.8085</text:p>
          </table:table-cell>
          <table:table-cell office:value-type="float" office:value="84.2625" calcext:value-type="float">
            <text:p>84.26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3]" office:value-type="float" office:value="176.4405" calcext:value-type="float">
            <text:p>176.4405</text:p>
          </table:table-cell>
          <table:table-cell table:formula="of:=ABS(100*[.H113]/[.$G$3])" office:value-type="float" office:value="67.6787378741326" calcext:value-type="float">
            <text:p>67.67873787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.569" calcext:value-type="float">
            <text:p>67.569</text:p>
          </table:table-cell>
          <table:table-cell office:value-type="float" office:value="34.0835" calcext:value-type="float">
            <text:p>34.083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4]" office:value-type="float" office:value="176.438" calcext:value-type="float">
            <text:p>176.438</text:p>
          </table:table-cell>
          <table:table-cell table:formula="of:=ABS(100*[.H114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7.248" calcext:value-type="float">
            <text:p>67.248</text:p>
          </table:table-cell>
          <table:table-cell office:value-type="float" office:value="34.2739" calcext:value-type="float">
            <text:p>34.2739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5]" office:value-type="float" office:value="176.438" calcext:value-type="float">
            <text:p>176.438</text:p>
          </table:table-cell>
          <table:table-cell table:formula="of:=ABS(100*[.H115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437" calcext:value-type="float">
            <text:p>65.437</text:p>
          </table:table-cell>
          <table:table-cell office:value-type="float" office:value="34.4875" calcext:value-type="float">
            <text:p>34.4875</text:p>
          </table:table-cell>
          <table:table-cell office:value-type="float" office:value="84.2625" calcext:value-type="float">
            <text:p>84.26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6]" office:value-type="float" office:value="176.4405" calcext:value-type="float">
            <text:p>176.4405</text:p>
          </table:table-cell>
          <table:table-cell table:formula="of:=ABS(100*[.H116]/[.$G$3])" office:value-type="float" office:value="67.6787378741326" calcext:value-type="float">
            <text:p>67.67873787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.318" calcext:value-type="float">
            <text:p>66.318</text:p>
          </table:table-cell>
          <table:table-cell office:value-type="float" office:value="34.7485" calcext:value-type="float">
            <text:p>34.7485</text:p>
          </table:table-cell>
          <table:table-cell office:value-type="float" office:value="84.26" calcext:value-type="float">
            <text:p>84.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7]" office:value-type="float" office:value="176.443" calcext:value-type="float">
            <text:p>176.443</text:p>
          </table:table-cell>
          <table:table-cell table:formula="of:=ABS(100*[.H117]/[.$G$3])" office:value-type="float" office:value="67.6796968197528" calcext:value-type="float">
            <text:p>67.67969681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.327" calcext:value-type="float">
            <text:p>68.327</text:p>
          </table:table-cell>
          <table:table-cell office:value-type="float" office:value="35.0985" calcext:value-type="float">
            <text:p>35.0985</text:p>
          </table:table-cell>
          <table:table-cell office:value-type="float" office:value="84.26" calcext:value-type="float">
            <text:p>84.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8]" office:value-type="float" office:value="176.443" calcext:value-type="float">
            <text:p>176.443</text:p>
          </table:table-cell>
          <table:table-cell table:formula="of:=ABS(100*[.H118]/[.$G$3])" office:value-type="float" office:value="67.6796968197528" calcext:value-type="float">
            <text:p>67.6796968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2.941" calcext:value-type="float">
            <text:p>62.941</text:p>
          </table:table-cell>
          <table:table-cell office:value-type="float" office:value="35.4147" calcext:value-type="float">
            <text:p>35.4147</text:p>
          </table:table-cell>
          <table:table-cell office:value-type="float" office:value="84.2575" calcext:value-type="float">
            <text:p>84.25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$G$3]-[.D119]" office:value-type="float" office:value="176.4455" calcext:value-type="float">
            <text:p>176.4455</text:p>
          </table:table-cell>
          <table:table-cell table:formula="of:=ABS(100*[.H119]/[.$G$3])" office:value-type="float" office:value="67.6806557653729" calcext:value-type="float">
            <text:p>67.68065576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.29" calcext:value-type="float">
            <text:p>63.29</text:p>
          </table:table-cell>
          <table:table-cell office:value-type="float" office:value="35.751" calcext:value-type="float">
            <text:p>35.751</text:p>
          </table:table-cell>
          <table:table-cell office:value-type="float" office:value="84.2575" calcext:value-type="float">
            <text:p>84.25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$G$3]-[.D120]" office:value-type="float" office:value="176.4455" calcext:value-type="float">
            <text:p>176.4455</text:p>
          </table:table-cell>
          <table:table-cell table:formula="of:=ABS(100*[.H120]/[.$G$3])" office:value-type="float" office:value="67.6806557653729" calcext:value-type="float">
            <text:p>67.68065576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3.396" calcext:value-type="float">
            <text:p>103.396</text:p>
          </table:table-cell>
          <table:table-cell office:value-type="float" office:value="35.9523" calcext:value-type="float">
            <text:p>35.95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1]" office:value-type="float" office:value="176.433" calcext:value-type="float">
            <text:p>176.433</text:p>
          </table:table-cell>
          <table:table-cell table:formula="of:=ABS(100*[.H121]/[.$G$3])" office:value-type="float" office:value="67.6758610372723" calcext:value-type="float">
            <text:p>67.67586103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894" calcext:value-type="float">
            <text:p>70.894</text:p>
          </table:table-cell>
          <table:table-cell office:value-type="float" office:value="36.3023" calcext:value-type="float">
            <text:p>36.30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2]" office:value-type="float" office:value="176.433" calcext:value-type="float">
            <text:p>176.433</text:p>
          </table:table-cell>
          <table:table-cell table:formula="of:=ABS(100*[.H122]/[.$G$3])" office:value-type="float" office:value="67.6758610372723" calcext:value-type="float">
            <text:p>67.67586103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.645" calcext:value-type="float">
            <text:p>63.645</text:p>
          </table:table-cell>
          <table:table-cell office:value-type="float" office:value="36.6523" calcext:value-type="float">
            <text:p>36.65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3]" office:value-type="float" office:value="176.433" calcext:value-type="float">
            <text:p>176.433</text:p>
          </table:table-cell>
          <table:table-cell table:formula="of:=ABS(100*[.H123]/[.$G$3])" office:value-type="float" office:value="67.6758610372723" calcext:value-type="float">
            <text:p>67.67586103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.559" calcext:value-type="float">
            <text:p>96.559</text:p>
          </table:table-cell>
          <table:table-cell office:value-type="float" office:value="36.9523" calcext:value-type="float">
            <text:p>36.9523</text:p>
          </table:table-cell>
          <table:table-cell office:value-type="float" office:value="84.265" calcext:value-type="float">
            <text:p>84.26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4]" office:value-type="float" office:value="176.438" calcext:value-type="float">
            <text:p>176.438</text:p>
          </table:table-cell>
          <table:table-cell table:formula="of:=ABS(100*[.H124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6.521" calcext:value-type="float">
            <text:p>66.521</text:p>
          </table:table-cell>
          <table:table-cell office:value-type="float" office:value="37.3269" calcext:value-type="float">
            <text:p>37.3269</text:p>
          </table:table-cell>
          <table:table-cell office:value-type="float" office:value="84.5975" calcext:value-type="float">
            <text:p>84.59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25]" office:value-type="float" office:value="176.1055" calcext:value-type="float">
            <text:p>176.1055</text:p>
          </table:table-cell>
          <table:table-cell table:formula="of:=ABS(100*[.H125]/[.$G$3])" office:value-type="float" office:value="67.5502391610377" calcext:value-type="float">
            <text:p>67.5502391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0.824" calcext:value-type="float">
            <text:p>70.824</text:p>
          </table:table-cell>
          <table:table-cell office:value-type="float" office:value="37.6269" calcext:value-type="float">
            <text:p>37.6269</text:p>
          </table:table-cell>
          <table:table-cell office:value-type="float" office:value="85.185" calcext:value-type="float">
            <text:p>85.1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26]" office:value-type="float" office:value="175.518" calcext:value-type="float">
            <text:p>175.518</text:p>
          </table:table-cell>
          <table:table-cell table:formula="of:=ABS(100*[.H126]/[.$G$3])" office:value-type="float" office:value="67.3248869403114" calcext:value-type="float">
            <text:p>67.32488694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.17" calcext:value-type="float">
            <text:p>66.17</text:p>
          </table:table-cell>
          <table:table-cell office:value-type="float" office:value="37.9235" calcext:value-type="float">
            <text:p>37.9235</text:p>
          </table:table-cell>
          <table:table-cell office:value-type="float" office:value="84.88" calcext:value-type="float">
            <text:p>84.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27]" office:value-type="float" office:value="175.823" calcext:value-type="float">
            <text:p>175.823</text:p>
          </table:table-cell>
          <table:table-cell table:formula="of:=ABS(100*[.H127]/[.$G$3])" office:value-type="float" office:value="67.441878305965" calcext:value-type="float">
            <text:p>67.4418783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.404" calcext:value-type="float">
            <text:p>65.404</text:p>
          </table:table-cell>
          <table:table-cell office:value-type="float" office:value="38.277" calcext:value-type="float">
            <text:p>38.277</text:p>
          </table:table-cell>
          <table:table-cell office:value-type="float" office:value="84.85" calcext:value-type="float">
            <text:p>84.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28]" office:value-type="float" office:value="175.853" calcext:value-type="float">
            <text:p>175.853</text:p>
          </table:table-cell>
          <table:table-cell table:formula="of:=ABS(100*[.H128]/[.$G$3])" office:value-type="float" office:value="67.4533856534064" calcext:value-type="float">
            <text:p>67.45338565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.339" calcext:value-type="float">
            <text:p>65.339</text:p>
          </table:table-cell>
          <table:table-cell office:value-type="float" office:value="38.4832" calcext:value-type="float">
            <text:p>38.4832</text:p>
          </table:table-cell>
          <table:table-cell office:value-type="float" office:value="84.855" calcext:value-type="float">
            <text:p>84.8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29]" office:value-type="float" office:value="175.848" calcext:value-type="float">
            <text:p>175.848</text:p>
          </table:table-cell>
          <table:table-cell table:formula="of:=ABS(100*[.H129]/[.$G$3])" office:value-type="float" office:value="67.4514677621661" calcext:value-type="float">
            <text:p>67.45146776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.221" calcext:value-type="float">
            <text:p>66.221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84.91" calcext:value-type="float">
            <text:p>84.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0]" office:value-type="float" office:value="175.793" calcext:value-type="float">
            <text:p>175.793</text:p>
          </table:table-cell>
          <table:table-cell table:formula="of:=ABS(100*[.H130]/[.$G$3])" office:value-type="float" office:value="67.4303709585237" calcext:value-type="float">
            <text:p>67.43037095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3.858" calcext:value-type="float">
            <text:p>83.858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84.67" calcext:value-type="float">
            <text:p>84.6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1]" office:value-type="float" office:value="176.033" calcext:value-type="float">
            <text:p>176.033</text:p>
          </table:table-cell>
          <table:table-cell table:formula="of:=ABS(100*[.H131]/[.$G$3])" office:value-type="float" office:value="67.5224297380544" calcext:value-type="float">
            <text:p>67.52242973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.039" calcext:value-type="float">
            <text:p>70.039</text:p>
          </table:table-cell>
          <table:table-cell office:value-type="float" office:value="39.5664" calcext:value-type="float">
            <text:p>39.5664</text:p>
          </table:table-cell>
          <table:table-cell office:value-type="float" office:value="84.5625" calcext:value-type="float">
            <text:p>84.56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2]" office:value-type="float" office:value="176.1405" calcext:value-type="float">
            <text:p>176.1405</text:p>
          </table:table-cell>
          <table:table-cell table:formula="of:=ABS(100*[.H132]/[.$G$3])" office:value-type="float" office:value="67.5636643997192" calcext:value-type="float">
            <text:p>67.56366439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9.502" calcext:value-type="float">
            <text:p>69.502</text:p>
          </table:table-cell>
          <table:table-cell office:value-type="float" office:value="39.9664" calcext:value-type="float">
            <text:p>39.9664</text:p>
          </table:table-cell>
          <table:table-cell office:value-type="float" office:value="85.7825" calcext:value-type="float">
            <text:p>85.78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3]" office:value-type="float" office:value="174.9205" calcext:value-type="float">
            <text:p>174.9205</text:p>
          </table:table-cell>
          <table:table-cell table:formula="of:=ABS(100*[.H133]/[.$G$3])" office:value-type="float" office:value="67.0956989371047" calcext:value-type="float">
            <text:p>67.0956989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.145" calcext:value-type="float">
            <text:p>90.145</text:p>
          </table:table-cell>
          <table:table-cell office:value-type="float" office:value="40.5164" calcext:value-type="float">
            <text:p>40.5164</text:p>
          </table:table-cell>
          <table:table-cell office:value-type="float" office:value="85.73" calcext:value-type="float">
            <text:p>85.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4]" office:value-type="float" office:value="174.973" calcext:value-type="float">
            <text:p>174.973</text:p>
          </table:table-cell>
          <table:table-cell table:formula="of:=ABS(100*[.H134]/[.$G$3])" office:value-type="float" office:value="67.115836795127" calcext:value-type="float">
            <text:p>67.11583679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1.443" calcext:value-type="float">
            <text:p>71.443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85.355" calcext:value-type="float">
            <text:p>85.3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5]" office:value-type="float" office:value="175.348" calcext:value-type="float">
            <text:p>175.348</text:p>
          </table:table-cell>
          <table:table-cell table:formula="of:=ABS(100*[.H135]/[.$G$3])" office:value-type="float" office:value="67.2596786381438" calcext:value-type="float">
            <text:p>67.25967863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5.552" calcext:value-type="float">
            <text:p>85.552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84.8825" calcext:value-type="float">
            <text:p>84.88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6]" office:value-type="float" office:value="175.8205" calcext:value-type="float">
            <text:p>175.8205</text:p>
          </table:table-cell>
          <table:table-cell table:formula="of:=ABS(100*[.H136]/[.$G$3])" office:value-type="float" office:value="67.4409193603449" calcext:value-type="float">
            <text:p>67.44091936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.314" calcext:value-type="float">
            <text:p>78.314</text:p>
          </table:table-cell>
          <table:table-cell office:value-type="float" office:value="41.1199" calcext:value-type="float">
            <text:p>41.1199</text:p>
          </table:table-cell>
          <table:table-cell office:value-type="float" office:value="92.15" calcext:value-type="float">
            <text:p>92.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7]" office:value-type="float" office:value="168.553" calcext:value-type="float">
            <text:p>168.553</text:p>
          </table:table-cell>
          <table:table-cell table:formula="of:=ABS(100*[.H137]/[.$G$3])" office:value-type="float" office:value="64.65326444268" calcext:value-type="float">
            <text:p>64.65326444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9.11" calcext:value-type="float">
            <text:p>79.11</text:p>
          </table:table-cell>
          <table:table-cell office:value-type="float" office:value="41.5949" calcext:value-type="float">
            <text:p>41.5949</text:p>
          </table:table-cell>
          <table:table-cell office:value-type="float" office:value="96.9875" calcext:value-type="float">
            <text:p>96.98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8]" office:value-type="float" office:value="163.7155" calcext:value-type="float">
            <text:p>163.7155</text:p>
          </table:table-cell>
          <table:table-cell table:formula="of:=ABS(100*[.H138]/[.$G$3])" office:value-type="float" office:value="62.7977046677637" calcext:value-type="float">
            <text:p>62.79770466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.489" calcext:value-type="float">
            <text:p>76.489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98.0025" calcext:value-type="float">
            <text:p>98.00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9]" office:value-type="float" office:value="162.7005" calcext:value-type="float">
            <text:p>162.7005</text:p>
          </table:table-cell>
          <table:table-cell table:formula="of:=ABS(100*[.H139]/[.$G$3])" office:value-type="float" office:value="62.4083727459983" calcext:value-type="float">
            <text:p>62.4083727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100.563" calcext:value-type="float">
            <text:p>100.5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0]" office:value-type="float" office:value="160.14" calcext:value-type="float">
            <text:p>160.14</text:p>
          </table:table-cell>
          <table:table-cell table:formula="of:=ABS(100*[.H140]/[.$G$3])" office:value-type="float" office:value="61.4262206418798" calcext:value-type="float">
            <text:p>61.42622064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.27" calcext:value-type="float">
            <text:p>81.27</text:p>
          </table:table-cell>
          <table:table-cell office:value-type="float" office:value="42.4958" calcext:value-type="float">
            <text:p>42.4958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1]" office:value-type="float" office:value="158.988" calcext:value-type="float">
            <text:p>158.988</text:p>
          </table:table-cell>
          <table:table-cell table:formula="of:=ABS(100*[.H141]/[.$G$3])" office:value-type="float" office:value="60.9843385001323" calcext:value-type="float">
            <text:p>60.9843385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.901" calcext:value-type="float">
            <text:p>81.901</text:p>
          </table:table-cell>
          <table:table-cell office:value-type="float" office:value="43.165" calcext:value-type="float">
            <text:p>43.165</text:p>
          </table:table-cell>
          <table:table-cell office:value-type="float" office:value="101.96" calcext:value-type="float">
            <text:p>101.9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2]" office:value-type="float" office:value="158.743" calcext:value-type="float">
            <text:p>158.743</text:p>
          </table:table-cell>
          <table:table-cell table:formula="of:=ABS(100*[.H142]/[.$G$3])" office:value-type="float" office:value="60.8903618293614" calcext:value-type="float">
            <text:p>60.89036182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2.877" calcext:value-type="float">
            <text:p>72.877</text:p>
          </table:table-cell>
          <table:table-cell office:value-type="float" office:value="43.29" calcext:value-type="float">
            <text:p>43.29</text:p>
          </table:table-cell>
          <table:table-cell office:value-type="float" office:value="101.998" calcext:value-type="float">
            <text:p>101.9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3]" office:value-type="float" office:value="158.705" calcext:value-type="float">
            <text:p>158.705</text:p>
          </table:table-cell>
          <table:table-cell table:formula="of:=ABS(100*[.H143]/[.$G$3])" office:value-type="float" office:value="60.8757858559357" calcext:value-type="float">
            <text:p>60.87578585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5.552" calcext:value-type="float">
            <text:p>85.552</text:p>
          </table:table-cell>
          <table:table-cell office:value-type="float" office:value="43.545" calcext:value-type="float">
            <text:p>43.545</text:p>
          </table:table-cell>
          <table:table-cell office:value-type="float" office:value="103.04" calcext:value-type="float">
            <text:p>103.0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4]" office:value-type="float" office:value="157.663" calcext:value-type="float">
            <text:p>157.663</text:p>
          </table:table-cell>
          <table:table-cell table:formula="of:=ABS(100*[.H144]/[.$G$3])" office:value-type="float" office:value="60.4760973214731" calcext:value-type="float">
            <text:p>60.47609732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8.143" calcext:value-type="float">
            <text:p>78.143</text:p>
          </table:table-cell>
          <table:table-cell office:value-type="float" office:value="43.845" calcext:value-type="float">
            <text:p>43.845</text:p>
          </table:table-cell>
          <table:table-cell office:value-type="float" office:value="103.408" calcext:value-type="float">
            <text:p>103.4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5]" office:value-type="float" office:value="157.295" calcext:value-type="float">
            <text:p>157.295</text:p>
          </table:table-cell>
          <table:table-cell table:formula="of:=ABS(100*[.H145]/[.$G$3])" office:value-type="float" office:value="60.3349405261926" calcext:value-type="float">
            <text:p>60.33494052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7.8" calcext:value-type="float">
            <text:p>87.8</text:p>
          </table:table-cell>
          <table:table-cell office:value-type="float" office:value="44.1154" calcext:value-type="float">
            <text:p>44.1154</text:p>
          </table:table-cell>
          <table:table-cell office:value-type="float" office:value="103.25" calcext:value-type="float">
            <text:p>103.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6]" office:value-type="float" office:value="157.453" calcext:value-type="float">
            <text:p>157.453</text:p>
          </table:table-cell>
          <table:table-cell table:formula="of:=ABS(100*[.H146]/[.$G$3])" office:value-type="float" office:value="60.3955458893837" calcext:value-type="float">
            <text:p>60.39554588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.053" calcext:value-type="float">
            <text:p>81.053</text:p>
          </table:table-cell>
          <table:table-cell office:value-type="float" office:value="44.4414" calcext:value-type="float">
            <text:p>44.4414</text:p>
          </table:table-cell>
          <table:table-cell office:value-type="float" office:value="103.453" calcext:value-type="float">
            <text:p>103.4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7]" office:value-type="float" office:value="157.25" calcext:value-type="float">
            <text:p>157.25</text:p>
          </table:table-cell>
          <table:table-cell table:formula="of:=ABS(100*[.H147]/[.$G$3])" office:value-type="float" office:value="60.3176795050306" calcext:value-type="float">
            <text:p>60.3176795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.138" calcext:value-type="float">
            <text:p>79.138</text:p>
          </table:table-cell>
          <table:table-cell office:value-type="float" office:value="44.7546" calcext:value-type="float">
            <text:p>44.7546</text:p>
          </table:table-cell>
          <table:table-cell office:value-type="float" office:value="103.125" calcext:value-type="float">
            <text:p>103.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8]" office:value-type="float" office:value="157.578" calcext:value-type="float">
            <text:p>157.578</text:p>
          </table:table-cell>
          <table:table-cell table:formula="of:=ABS(100*[.H148]/[.$G$3])" office:value-type="float" office:value="60.4434931703893" calcext:value-type="float">
            <text:p>60.44349317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7.607" calcext:value-type="float">
            <text:p>87.607</text:p>
          </table:table-cell>
          <table:table-cell office:value-type="float" office:value="44.9905" calcext:value-type="float">
            <text:p>44.9905</text:p>
          </table:table-cell>
          <table:table-cell office:value-type="float" office:value="103.593" calcext:value-type="float">
            <text:p>103.5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9]" office:value-type="float" office:value="157.11" calcext:value-type="float">
            <text:p>157.11</text:p>
          </table:table-cell>
          <table:table-cell table:formula="of:=ABS(100*[.H149]/[.$G$3])" office:value-type="float" office:value="60.2639785503044" calcext:value-type="float">
            <text:p>60.26397855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.558" calcext:value-type="float">
            <text:p>79.558</text:p>
          </table:table-cell>
          <table:table-cell office:value-type="float" office:value="45.2041" calcext:value-type="float">
            <text:p>45.2041</text:p>
          </table:table-cell>
          <table:table-cell office:value-type="float" office:value="103.55" calcext:value-type="float">
            <text:p>103.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0]" office:value-type="float" office:value="157.153" calcext:value-type="float">
            <text:p>157.153</text:p>
          </table:table-cell>
          <table:table-cell table:formula="of:=ABS(100*[.H150]/[.$G$3])" office:value-type="float" office:value="60.2804724149703" calcext:value-type="float">
            <text:p>60.2804724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3.27" calcext:value-type="float">
            <text:p>83.27</text:p>
          </table:table-cell>
          <table:table-cell office:value-type="float" office:value="45.4515" calcext:value-type="float">
            <text:p>45.4515</text:p>
          </table:table-cell>
          <table:table-cell office:value-type="float" office:value="103.52" calcext:value-type="float">
            <text:p>103.5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1]" office:value-type="float" office:value="157.183" calcext:value-type="float">
            <text:p>157.183</text:p>
          </table:table-cell>
          <table:table-cell table:formula="of:=ABS(100*[.H151]/[.$G$3])" office:value-type="float" office:value="60.2919797624116" calcext:value-type="float">
            <text:p>60.2919797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.535" calcext:value-type="float">
            <text:p>78.535</text:p>
          </table:table-cell>
          <table:table-cell office:value-type="float" office:value="45.8015" calcext:value-type="float">
            <text:p>45.8015</text:p>
          </table:table-cell>
          <table:table-cell office:value-type="float" office:value="103.768" calcext:value-type="float">
            <text:p>103.76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2]" office:value-type="float" office:value="156.935" calcext:value-type="float">
            <text:p>156.935</text:p>
          </table:table-cell>
          <table:table-cell table:formula="of:=ABS(100*[.H152]/[.$G$3])" office:value-type="float" office:value="60.1968523568965" calcext:value-type="float">
            <text:p>60.19685235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.061" calcext:value-type="float">
            <text:p>75.061</text:p>
          </table:table-cell>
          <table:table-cell office:value-type="float" office:value="46.1178" calcext:value-type="float">
            <text:p>46.1178</text:p>
          </table:table-cell>
          <table:table-cell office:value-type="float" office:value="103.993" calcext:value-type="float">
            <text:p>103.9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3]" office:value-type="float" office:value="156.71" calcext:value-type="float">
            <text:p>156.71</text:p>
          </table:table-cell>
          <table:table-cell table:formula="of:=ABS(100*[.H153]/[.$G$3])" office:value-type="float" office:value="60.1105472510865" calcext:value-type="float">
            <text:p>60.11054725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291" calcext:value-type="float">
            <text:p>81.291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4]" office:value-type="float" office:value="156.218" calcext:value-type="float">
            <text:p>156.218</text:p>
          </table:table-cell>
          <table:table-cell table:formula="of:=ABS(100*[.H154]/[.$G$3])" office:value-type="float" office:value="59.9218267530485" calcext:value-type="float">
            <text:p>59.9218267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8.633" calcext:value-type="float">
            <text:p>128.633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5]" office:value-type="float" office:value="156.218" calcext:value-type="float">
            <text:p>156.218</text:p>
          </table:table-cell>
          <table:table-cell table:formula="of:=ABS(100*[.H155]/[.$G$3])" office:value-type="float" office:value="59.9218267530485" calcext:value-type="float">
            <text:p>59.9218267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.287" calcext:value-type="float">
            <text:p>82.287</text:p>
          </table:table-cell>
          <table:table-cell office:value-type="float" office:value="47.1688" calcext:value-type="float">
            <text:p>47.1688</text:p>
          </table:table-cell>
          <table:table-cell office:value-type="float" office:value="105.473" calcext:value-type="float">
            <text:p>105.4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6]" office:value-type="float" office:value="155.23" calcext:value-type="float">
            <text:p>155.23</text:p>
          </table:table-cell>
          <table:table-cell table:formula="of:=ABS(100*[.H156]/[.$G$3])" office:value-type="float" office:value="59.5428514439803" calcext:value-type="float">
            <text:p>59.5428514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.09" calcext:value-type="float">
            <text:p>78.09</text:p>
          </table:table-cell>
          <table:table-cell office:value-type="float" office:value="47.5268" calcext:value-type="float">
            <text:p>47.5268</text:p>
          </table:table-cell>
          <table:table-cell office:value-type="float" office:value="106.478" calcext:value-type="float">
            <text:p>106.47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7]" office:value-type="float" office:value="154.225" calcext:value-type="float">
            <text:p>154.225</text:p>
          </table:table-cell>
          <table:table-cell table:formula="of:=ABS(100*[.H157]/[.$G$3])" office:value-type="float" office:value="59.1573553046954" calcext:value-type="float">
            <text:p>59.15735530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.192" calcext:value-type="float">
            <text:p>81.192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106.473" calcext:value-type="float">
            <text:p>106.4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8]" office:value-type="float" office:value="154.23" calcext:value-type="float">
            <text:p>154.23</text:p>
          </table:table-cell>
          <table:table-cell table:formula="of:=ABS(100*[.H158]/[.$G$3])" office:value-type="float" office:value="59.1592731959356" calcext:value-type="float">
            <text:p>59.15927319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5.799" calcext:value-type="float">
            <text:p>95.799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107.795" calcext:value-type="float">
            <text:p>107.79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9]" office:value-type="float" office:value="152.908" calcext:value-type="float">
            <text:p>152.908</text:p>
          </table:table-cell>
          <table:table-cell table:formula="of:=ABS(100*[.H159]/[.$G$3])" office:value-type="float" office:value="58.6521827520205" calcext:value-type="float">
            <text:p>58.6521827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7.842" calcext:value-type="float">
            <text:p>127.842</text:p>
          </table:table-cell>
          <table:table-cell office:value-type="float" office:value="48.4018" calcext:value-type="float">
            <text:p>48.4018</text:p>
          </table:table-cell>
          <table:table-cell office:value-type="float" office:value="112.435" calcext:value-type="float">
            <text:p>112.4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0]" office:value-type="float" office:value="148.268" calcext:value-type="float">
            <text:p>148.268</text:p>
          </table:table-cell>
          <table:table-cell table:formula="of:=ABS(100*[.H160]/[.$G$3])" office:value-type="float" office:value="56.872379681093" calcext:value-type="float">
            <text:p>56.87237968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.589" calcext:value-type="float">
            <text:p>87.589</text:p>
          </table:table-cell>
          <table:table-cell office:value-type="float" office:value="48.8018" calcext:value-type="float">
            <text:p>48.8018</text:p>
          </table:table-cell>
          <table:table-cell office:value-type="float" office:value="115.608" calcext:value-type="float">
            <text:p>115.6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1]" office:value-type="float" office:value="145.095" calcext:value-type="float">
            <text:p>145.095</text:p>
          </table:table-cell>
          <table:table-cell table:formula="of:=ABS(100*[.H161]/[.$G$3])" office:value-type="float" office:value="55.6552859000472" calcext:value-type="float">
            <text:p>55.65528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.311" calcext:value-type="float">
            <text:p>86.311</text:p>
          </table:table-cell>
          <table:table-cell office:value-type="float" office:value="49.1018" calcext:value-type="float">
            <text:p>49.1018</text:p>
          </table:table-cell>
          <table:table-cell office:value-type="float" office:value="116.333" calcext:value-type="float">
            <text:p>116.33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2]" office:value-type="float" office:value="144.37" calcext:value-type="float">
            <text:p>144.37</text:p>
          </table:table-cell>
          <table:table-cell table:formula="of:=ABS(100*[.H162]/[.$G$3])" office:value-type="float" office:value="55.3771916702148" calcext:value-type="float">
            <text:p>55.37719167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8.617" calcext:value-type="float">
            <text:p>98.617</text:p>
          </table:table-cell>
          <table:table-cell office:value-type="float" office:value="49.3018" calcext:value-type="float">
            <text:p>49.3018</text:p>
          </table:table-cell>
          <table:table-cell office:value-type="float" office:value="117.64" calcext:value-type="float">
            <text:p>117.6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3]" office:value-type="float" office:value="143.063" calcext:value-type="float">
            <text:p>143.063</text:p>
          </table:table-cell>
          <table:table-cell table:formula="of:=ABS(100*[.H163]/[.$G$3])" office:value-type="float" office:value="54.8758549000203" calcext:value-type="float">
            <text:p>54.87585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.342" calcext:value-type="float">
            <text:p>98.342</text:p>
          </table:table-cell>
          <table:table-cell office:value-type="float" office:value="49.5518" calcext:value-type="float">
            <text:p>49.5518</text:p>
          </table:table-cell>
          <table:table-cell office:value-type="float" office:value="118.308" calcext:value-type="float">
            <text:p>118.3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4]" office:value-type="float" office:value="142.395" calcext:value-type="float">
            <text:p>142.395</text:p>
          </table:table-cell>
          <table:table-cell table:formula="of:=ABS(100*[.H164]/[.$G$3])" office:value-type="float" office:value="54.6196246303265" calcext:value-type="float">
            <text:p>54.61962463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.084" calcext:value-type="float">
            <text:p>103.084</text:p>
          </table:table-cell>
          <table:table-cell office:value-type="float" office:value="49.8018" calcext:value-type="float">
            <text:p>49.8018</text:p>
          </table:table-cell>
          <table:table-cell office:value-type="float" office:value="118.91" calcext:value-type="float">
            <text:p>118.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5]" office:value-type="float" office:value="141.793" calcext:value-type="float">
            <text:p>141.793</text:p>
          </table:table-cell>
          <table:table-cell table:formula="of:=ABS(100*[.H165]/[.$G$3])" office:value-type="float" office:value="54.3887105250036" calcext:value-type="float">
            <text:p>54.3887105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.305" calcext:value-type="float">
            <text:p>101.305</text:p>
          </table:table-cell>
          <table:table-cell office:value-type="float" office:value="50.0518" calcext:value-type="float">
            <text:p>50.0518</text:p>
          </table:table-cell>
          <table:table-cell office:value-type="float" office:value="120.498" calcext:value-type="float">
            <text:p>120.4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6]" office:value-type="float" office:value="140.205" calcext:value-type="float">
            <text:p>140.205</text:p>
          </table:table-cell>
          <table:table-cell table:formula="of:=ABS(100*[.H166]/[.$G$3])" office:value-type="float" office:value="53.7795882671085" calcext:value-type="float">
            <text:p>53.77958826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50.3067" calcext:value-type="float">
            <text:p>50.3067</text:p>
          </table:table-cell>
          <table:table-cell office:value-type="float" office:value="120.563" calcext:value-type="float">
            <text:p>120.5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7]" office:value-type="float" office:value="140.14" calcext:value-type="float">
            <text:p>140.14</text:p>
          </table:table-cell>
          <table:table-cell table:formula="of:=ABS(100*[.H167]/[.$G$3])" office:value-type="float" office:value="53.7546556809856" calcext:value-type="float">
            <text:p>53.7546556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.945" calcext:value-type="float">
            <text:p>92.945</text:p>
          </table:table-cell>
          <table:table-cell office:value-type="float" office:value="50.7518" calcext:value-type="float">
            <text:p>50.7518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8]" office:value-type="float" office:value="137.628" calcext:value-type="float">
            <text:p>137.628</text:p>
          </table:table-cell>
          <table:table-cell table:formula="of:=ABS(100*[.H168]/[.$G$3])" office:value-type="float" office:value="52.7911071218973" calcext:value-type="float">
            <text:p>52.79110712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8.36" calcext:value-type="float">
            <text:p>88.36</text:p>
          </table:table-cell>
          <table:table-cell office:value-type="float" office:value="50.9654" calcext:value-type="float">
            <text:p>50.9654</text:p>
          </table:table-cell>
          <table:table-cell office:value-type="float" office:value="122.583" calcext:value-type="float">
            <text:p>122.5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9]" office:value-type="float" office:value="138.12" calcext:value-type="float">
            <text:p>138.12</text:p>
          </table:table-cell>
          <table:table-cell table:formula="of:=ABS(100*[.H169]/[.$G$3])" office:value-type="float" office:value="52.9798276199353" calcext:value-type="float">
            <text:p>52.97982761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.204" calcext:value-type="float">
            <text:p>85.204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122.543" calcext:value-type="float">
            <text:p>122.54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0]" office:value-type="float" office:value="138.16" calcext:value-type="float">
            <text:p>138.16</text:p>
          </table:table-cell>
          <table:table-cell table:formula="of:=ABS(100*[.H170]/[.$G$3])" office:value-type="float" office:value="52.9951707498571" calcext:value-type="float">
            <text:p>52.99517074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5.253" calcext:value-type="float">
            <text:p>135.253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123.233" calcext:value-type="float">
            <text:p>123.23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1]" office:value-type="float" office:value="137.47" calcext:value-type="float">
            <text:p>137.47</text:p>
          </table:table-cell>
          <table:table-cell table:formula="of:=ABS(100*[.H171]/[.$G$3])" office:value-type="float" office:value="52.7305017587063" calcext:value-type="float">
            <text:p>52.73050175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.628" calcext:value-type="float">
            <text:p>101.628</text:p>
          </table:table-cell>
          <table:table-cell office:value-type="float" office:value="51.5675" calcext:value-type="float">
            <text:p>51.5675</text:p>
          </table:table-cell>
          <table:table-cell office:value-type="float" office:value="123.853" calcext:value-type="float">
            <text:p>123.8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2]" office:value-type="float" office:value="136.85" calcext:value-type="float">
            <text:p>136.85</text:p>
          </table:table-cell>
          <table:table-cell table:formula="of:=ABS(100*[.H172]/[.$G$3])" office:value-type="float" office:value="52.4926832449185" calcext:value-type="float">
            <text:p>52.49268324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.679" calcext:value-type="float">
            <text:p>100.679</text:p>
          </table:table-cell>
          <table:table-cell office:value-type="float" office:value="52.2925" calcext:value-type="float">
            <text:p>52.2925</text:p>
          </table:table-cell>
          <table:table-cell office:value-type="float" office:value="129.66" calcext:value-type="float">
            <text:p>129.6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3]" office:value-type="float" office:value="131.043" calcext:value-type="float">
            <text:p>131.043</text:p>
          </table:table-cell>
          <table:table-cell table:formula="of:=ABS(100*[.H173]/[.$G$3])" office:value-type="float" office:value="50.2652443585229" calcext:value-type="float">
            <text:p>50.265244358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7.882" calcext:value-type="float">
            <text:p>87.882</text:p>
          </table:table-cell>
          <table:table-cell office:value-type="float" office:value="52.6175" calcext:value-type="float">
            <text:p>52.6175</text:p>
          </table:table-cell>
          <table:table-cell office:value-type="float" office:value="130.873" calcext:value-type="float">
            <text:p>130.8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4]" office:value-type="float" office:value="129.83" calcext:value-type="float">
            <text:p>129.83</text:p>
          </table:table-cell>
          <table:table-cell table:formula="of:=ABS(100*[.H174]/[.$G$3])" office:value-type="float" office:value="49.7999639436447" calcext:value-type="float">
            <text:p>49.79996394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149" calcext:value-type="float">
            <text:p>93.149</text:p>
          </table:table-cell>
          <table:table-cell office:value-type="float" office:value="52.9675" calcext:value-type="float">
            <text:p>52.9675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5]" office:value-type="float" office:value="129.378" calcext:value-type="float">
            <text:p>129.378</text:p>
          </table:table-cell>
          <table:table-cell table:formula="of:=ABS(100*[.H175]/[.$G$3])" office:value-type="float" office:value="49.6265865755285" calcext:value-type="float">
            <text:p>49.62658657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8.921" calcext:value-type="float">
            <text:p>88.921</text:p>
          </table:table-cell>
          <table:table-cell office:value-type="float" office:value="53.3675" calcext:value-type="float">
            <text:p>53.3675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6]" office:value-type="float" office:value="129.378" calcext:value-type="float">
            <text:p>129.378</text:p>
          </table:table-cell>
          <table:table-cell table:formula="of:=ABS(100*[.H176]/[.$G$3])" office:value-type="float" office:value="49.6265865755285" calcext:value-type="float">
            <text:p>49.62658657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.176" calcext:value-type="float">
            <text:p>86.176</text:p>
          </table:table-cell>
          <table:table-cell office:value-type="float" office:value="53.7175" calcext:value-type="float">
            <text:p>53.7175</text:p>
          </table:table-cell>
          <table:table-cell office:value-type="float" office:value="132.755" calcext:value-type="float">
            <text:p>132.7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7]" office:value-type="float" office:value="127.948" calcext:value-type="float">
            <text:p>127.948</text:p>
          </table:table-cell>
          <table:table-cell table:formula="of:=ABS(100*[.H177]/[.$G$3])" office:value-type="float" office:value="49.0780696808245" calcext:value-type="float">
            <text:p>49.07806968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9.408" calcext:value-type="float">
            <text:p>89.408</text:p>
          </table:table-cell>
          <table:table-cell office:value-type="float" office:value="53.9675" calcext:value-type="float">
            <text:p>53.9675</text:p>
          </table:table-cell>
          <table:table-cell office:value-type="float" office:value="133.318" calcext:value-type="float">
            <text:p>133.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8]" office:value-type="float" office:value="127.385" calcext:value-type="float">
            <text:p>127.385</text:p>
          </table:table-cell>
          <table:table-cell table:formula="of:=ABS(100*[.H178]/[.$G$3])" office:value-type="float" office:value="48.8621151271754" calcext:value-type="float">
            <text:p>48.86211512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9.697" calcext:value-type="float">
            <text:p>89.697</text:p>
          </table:table-cell>
          <table:table-cell office:value-type="float" office:value="54.3175" calcext:value-type="float">
            <text:p>54.3175</text:p>
          </table:table-cell>
          <table:table-cell office:value-type="float" office:value="133.828" calcext:value-type="float">
            <text:p>133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9]" office:value-type="float" office:value="126.875" calcext:value-type="float">
            <text:p>126.875</text:p>
          </table:table-cell>
          <table:table-cell table:formula="of:=ABS(100*[.H179]/[.$G$3])" office:value-type="float" office:value="48.6664902206726" calcext:value-type="float">
            <text:p>48.66649022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.7" calcext:value-type="float">
            <text:p>85.7</text:p>
          </table:table-cell>
          <table:table-cell office:value-type="float" office:value="54.6754" calcext:value-type="float">
            <text:p>54.6754</text:p>
          </table:table-cell>
          <table:table-cell office:value-type="float" office:value="133.828" calcext:value-type="float">
            <text:p>133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0]" office:value-type="float" office:value="126.875" calcext:value-type="float">
            <text:p>126.875</text:p>
          </table:table-cell>
          <table:table-cell table:formula="of:=ABS(100*[.H180]/[.$G$3])" office:value-type="float" office:value="48.6664902206726" calcext:value-type="float">
            <text:p>48.66649022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7.679" calcext:value-type="float">
            <text:p>117.679</text:p>
          </table:table-cell>
          <table:table-cell office:value-type="float" office:value="54.9254" calcext:value-type="float">
            <text:p>54.925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1]" office:value-type="float" office:value="126.383" calcext:value-type="float">
            <text:p>126.383</text:p>
          </table:table-cell>
          <table:table-cell table:formula="of:=ABS(100*[.H181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.21" calcext:value-type="float">
            <text:p>88.21</text:p>
          </table:table-cell>
          <table:table-cell office:value-type="float" office:value="55.3004" calcext:value-type="float">
            <text:p>55.3004</text:p>
          </table:table-cell>
          <table:table-cell office:value-type="float" office:value="134.313" calcext:value-type="float">
            <text:p>134.3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2]" office:value-type="float" office:value="126.39" calcext:value-type="float">
            <text:p>126.39</text:p>
          </table:table-cell>
          <table:table-cell table:formula="of:=ABS(100*[.H182]/[.$G$3])" office:value-type="float" office:value="48.4804547703709" calcext:value-type="float">
            <text:p>48.4804547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8.951" calcext:value-type="float">
            <text:p>108.951</text:p>
          </table:table-cell>
          <table:table-cell office:value-type="float" office:value="55.7004" calcext:value-type="float">
            <text:p>55.7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3]" office:value-type="float" office:value="126.383" calcext:value-type="float">
            <text:p>126.383</text:p>
          </table:table-cell>
          <table:table-cell table:formula="of:=ABS(100*[.H183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8.381" calcext:value-type="float">
            <text:p>138.381</text:p>
          </table:table-cell>
          <table:table-cell office:value-type="float" office:value="56.1004" calcext:value-type="float">
            <text:p>56.1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4]" office:value-type="float" office:value="126.383" calcext:value-type="float">
            <text:p>126.383</text:p>
          </table:table-cell>
          <table:table-cell table:formula="of:=ABS(100*[.H184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8.795" calcext:value-type="float">
            <text:p>138.795</text:p>
          </table:table-cell>
          <table:table-cell office:value-type="float" office:value="56.5504" calcext:value-type="float">
            <text:p>56.55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5]" office:value-type="float" office:value="126.383" calcext:value-type="float">
            <text:p>126.383</text:p>
          </table:table-cell>
          <table:table-cell table:formula="of:=ABS(100*[.H185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.427" calcext:value-type="float">
            <text:p>100.427</text:p>
          </table:table-cell>
          <table:table-cell office:value-type="float" office:value="57.0004" calcext:value-type="float">
            <text:p>57.0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6]" office:value-type="float" office:value="126.383" calcext:value-type="float">
            <text:p>126.383</text:p>
          </table:table-cell>
          <table:table-cell table:formula="of:=ABS(100*[.H186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0.521" calcext:value-type="float">
            <text:p>90.521</text:p>
          </table:table-cell>
          <table:table-cell office:value-type="float" office:value="57.5004" calcext:value-type="float">
            <text:p>57.5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7]" office:value-type="float" office:value="126.383" calcext:value-type="float">
            <text:p>126.383</text:p>
          </table:table-cell>
          <table:table-cell table:formula="of:=ABS(100*[.H187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8.643" calcext:value-type="float">
            <text:p>88.643</text:p>
          </table:table-cell>
          <table:table-cell office:value-type="float" office:value="57.7554" calcext:value-type="float">
            <text:p>57.755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8]" office:value-type="float" office:value="126.383" calcext:value-type="float">
            <text:p>126.383</text:p>
          </table:table-cell>
          <table:table-cell table:formula="of:=ABS(100*[.H188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3.36" calcext:value-type="float">
            <text:p>133.36</text:p>
          </table:table-cell>
          <table:table-cell office:value-type="float" office:value="58.0917" calcext:value-type="float">
            <text:p>58.091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9]" office:value-type="float" office:value="126.383" calcext:value-type="float">
            <text:p>126.383</text:p>
          </table:table-cell>
          <table:table-cell table:formula="of:=ABS(100*[.H189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4.645" calcext:value-type="float">
            <text:p>84.645</text:p>
          </table:table-cell>
          <table:table-cell office:value-type="float" office:value="58.3667" calcext:value-type="float">
            <text:p>58.3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90]" office:value-type="float" office:value="126.383" calcext:value-type="float">
            <text:p>126.383</text:p>
          </table:table-cell>
          <table:table-cell table:formula="of:=ABS(100*[.H190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0.686" calcext:value-type="float">
            <text:p>120.686</text:p>
          </table:table-cell>
          <table:table-cell office:value-type="float" office:value="58.7667" calcext:value-type="float">
            <text:p>58.7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91]" office:value-type="float" office:value="126.383" calcext:value-type="float">
            <text:p>126.383</text:p>
          </table:table-cell>
          <table:table-cell table:formula="of:=ABS(100*[.H191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.273" calcext:value-type="float">
            <text:p>92.273</text:p>
          </table:table-cell>
          <table:table-cell office:value-type="float" office:value="58.9667" calcext:value-type="float">
            <text:p>58.9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92]" office:value-type="float" office:value="126.383" calcext:value-type="float">
            <text:p>126.383</text:p>
          </table:table-cell>
          <table:table-cell table:formula="of:=ABS(100*[.H192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.044" calcext:value-type="float">
            <text:p>87.044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134.575" calcext:value-type="float">
            <text:p>134.57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$G$3]-[.D193]" office:value-type="float" office:value="126.128" calcext:value-type="float">
            <text:p>126.128</text:p>
          </table:table-cell>
          <table:table-cell table:formula="of:=ABS(100*[.H193]/[.$G$3])" office:value-type="float" office:value="48.3799572693832" calcext:value-type="float">
            <text:p>48.37995726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.955" calcext:value-type="float">
            <text:p>92.955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134.573" calcext:value-type="float">
            <text:p>134.57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4]" office:value-type="float" office:value="126.13" calcext:value-type="float">
            <text:p>126.13</text:p>
          </table:table-cell>
          <table:table-cell table:formula="of:=ABS(100*[.H194]/[.$G$3])" office:value-type="float" office:value="48.3807244258793" calcext:value-type="float">
            <text:p>48.38072442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8.871" calcext:value-type="float">
            <text:p>88.871</text:p>
          </table:table-cell>
          <table:table-cell office:value-type="float" office:value="60.0757" calcext:value-type="float">
            <text:p>60.0757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5]" office:value-type="float" office:value="126.133" calcext:value-type="float">
            <text:p>126.133</text:p>
          </table:table-cell>
          <table:table-cell table:formula="of:=ABS(100*[.H195]/[.$G$3])" office:value-type="float" office:value="48.3818751606234" calcext:value-type="float">
            <text:p>48.38187516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9.959" calcext:value-type="float">
            <text:p>119.959</text:p>
          </table:table-cell>
          <table:table-cell office:value-type="float" office:value="60.3062" calcext:value-type="float">
            <text:p>60.3062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6]" office:value-type="float" office:value="126.133" calcext:value-type="float">
            <text:p>126.133</text:p>
          </table:table-cell>
          <table:table-cell table:formula="of:=ABS(100*[.H196]/[.$G$3])" office:value-type="float" office:value="48.3818751606234" calcext:value-type="float">
            <text:p>48.38187516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.762" calcext:value-type="float">
            <text:p>94.762</text:p>
          </table:table-cell>
          <table:table-cell office:value-type="float" office:value="60.5524" calcext:value-type="float">
            <text:p>60.5524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7]" office:value-type="float" office:value="126.133" calcext:value-type="float">
            <text:p>126.133</text:p>
          </table:table-cell>
          <table:table-cell table:formula="of:=ABS(100*[.H197]/[.$G$3])" office:value-type="float" office:value="48.3818751606234" calcext:value-type="float">
            <text:p>48.38187516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2.22" calcext:value-type="float">
            <text:p>82.22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134.565" calcext:value-type="float">
            <text:p>134.56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8]" office:value-type="float" office:value="126.138" calcext:value-type="float">
            <text:p>126.138</text:p>
          </table:table-cell>
          <table:table-cell table:formula="of:=ABS(100*[.H198]/[.$G$3])" office:value-type="float" office:value="48.3837930518636" calcext:value-type="float">
            <text:p>48.38379305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1.785" calcext:value-type="float">
            <text:p>101.785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134.565" calcext:value-type="float">
            <text:p>134.56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9]" office:value-type="float" office:value="126.138" calcext:value-type="float">
            <text:p>126.138</text:p>
          </table:table-cell>
          <table:table-cell table:formula="of:=ABS(100*[.H199]/[.$G$3])" office:value-type="float" office:value="48.3837930518636" calcext:value-type="float">
            <text:p>48.38379305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5.617" calcext:value-type="float">
            <text:p>85.617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134.55" calcext:value-type="float">
            <text:p>134.5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0]" office:value-type="float" office:value="126.153" calcext:value-type="float">
            <text:p>126.153</text:p>
          </table:table-cell>
          <table:table-cell table:formula="of:=ABS(100*[.H200]/[.$G$3])" office:value-type="float" office:value="48.3895467255843" calcext:value-type="float">
            <text:p>48.38954672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8.5" calcext:value-type="float">
            <text:p>108.5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134.55" calcext:value-type="float">
            <text:p>134.5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1]" office:value-type="float" office:value="126.153" calcext:value-type="float">
            <text:p>126.153</text:p>
          </table:table-cell>
          <table:table-cell table:formula="of:=ABS(100*[.H201]/[.$G$3])" office:value-type="float" office:value="48.3895467255843" calcext:value-type="float">
            <text:p>48.38954672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.189" calcext:value-type="float">
            <text:p>93.189</text:p>
          </table:table-cell>
          <table:table-cell office:value-type="float" office:value="61.601" calcext:value-type="float">
            <text:p>61.60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2]" office:value-type="float" office:value="126.155" calcext:value-type="float">
            <text:p>126.155</text:p>
          </table:table-cell>
          <table:table-cell table:formula="of:=ABS(100*[.H202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.37" calcext:value-type="float">
            <text:p>89.37</text:p>
          </table:table-cell>
          <table:table-cell office:value-type="float" office:value="61.601" calcext:value-type="float">
            <text:p>61.60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3]" office:value-type="float" office:value="126.155" calcext:value-type="float">
            <text:p>126.155</text:p>
          </table:table-cell>
          <table:table-cell table:formula="of:=ABS(100*[.H203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.156" calcext:value-type="float">
            <text:p>100.156</text:p>
          </table:table-cell>
          <table:table-cell office:value-type="float" office:value="61.926" calcext:value-type="float">
            <text:p>61.926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4]" office:value-type="float" office:value="126.155" calcext:value-type="float">
            <text:p>126.155</text:p>
          </table:table-cell>
          <table:table-cell table:formula="of:=ABS(100*[.H204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.228" calcext:value-type="float">
            <text:p>92.228</text:p>
          </table:table-cell>
          <table:table-cell office:value-type="float" office:value="62.4821" calcext:value-type="float">
            <text:p>62.482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5]" office:value-type="float" office:value="126.155" calcext:value-type="float">
            <text:p>126.155</text:p>
          </table:table-cell>
          <table:table-cell table:formula="of:=ABS(100*[.H205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9.003" calcext:value-type="float">
            <text:p>89.003</text:p>
          </table:table-cell>
          <table:table-cell office:value-type="float" office:value="62.7284" calcext:value-type="float">
            <text:p>62.7284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6]" office:value-type="float" office:value="126.155" calcext:value-type="float">
            <text:p>126.155</text:p>
          </table:table-cell>
          <table:table-cell table:formula="of:=ABS(100*[.H206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.093" calcext:value-type="float">
            <text:p>99.093</text:p>
          </table:table-cell>
          <table:table-cell office:value-type="float" office:value="62.9894" calcext:value-type="float">
            <text:p>62.9894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7]" office:value-type="float" office:value="126.155" calcext:value-type="float">
            <text:p>126.155</text:p>
          </table:table-cell>
          <table:table-cell table:formula="of:=ABS(100*[.H207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6.712" calcext:value-type="float">
            <text:p>96.712</text:p>
          </table:table-cell>
          <table:table-cell office:value-type="float" office:value="63.2598" calcext:value-type="float">
            <text:p>63.2598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8]" office:value-type="float" office:value="126.16" calcext:value-type="float">
            <text:p>126.16</text:p>
          </table:table-cell>
          <table:table-cell table:formula="of:=ABS(100*[.H208]/[.$G$3])" office:value-type="float" office:value="48.3922317733206" calcext:value-type="float">
            <text:p>48.39223177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7.662" calcext:value-type="float">
            <text:p>127.662</text:p>
          </table:table-cell>
          <table:table-cell office:value-type="float" office:value="63.5405" calcext:value-type="float">
            <text:p>63.5405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09]" office:value-type="float" office:value="126.16" calcext:value-type="float">
            <text:p>126.16</text:p>
          </table:table-cell>
          <table:table-cell table:formula="of:=ABS(100*[.H209]/[.$G$3])" office:value-type="float" office:value="48.3922317733206" calcext:value-type="float">
            <text:p>48.39223177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9.08" calcext:value-type="float">
            <text:p>129.08</text:p>
          </table:table-cell>
          <table:table-cell office:value-type="float" office:value="63.7905" calcext:value-type="float">
            <text:p>63.7905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0]" office:value-type="float" office:value="126.16" calcext:value-type="float">
            <text:p>126.16</text:p>
          </table:table-cell>
          <table:table-cell table:formula="of:=ABS(100*[.H210]/[.$G$3])" office:value-type="float" office:value="48.3922317733206" calcext:value-type="float">
            <text:p>48.39223177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4.502" calcext:value-type="float">
            <text:p>84.502</text:p>
          </table:table-cell>
          <table:table-cell office:value-type="float" office:value="64.2405" calcext:value-type="float">
            <text:p>64.2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1]" office:value-type="float" office:value="126.165" calcext:value-type="float">
            <text:p>126.165</text:p>
          </table:table-cell>
          <table:table-cell table:formula="of:=ABS(100*[.H211]/[.$G$3])" office:value-type="float" office:value="48.3941496645608" calcext:value-type="float">
            <text:p>48.39414966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.437" calcext:value-type="float">
            <text:p>93.437</text:p>
          </table:table-cell>
          <table:table-cell office:value-type="float" office:value="64.6405" calcext:value-type="float">
            <text:p>64.6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2]" office:value-type="float" office:value="126.165" calcext:value-type="float">
            <text:p>126.165</text:p>
          </table:table-cell>
          <table:table-cell table:formula="of:=ABS(100*[.H212]/[.$G$3])" office:value-type="float" office:value="48.3941496645608" calcext:value-type="float">
            <text:p>48.39414966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8.298" calcext:value-type="float">
            <text:p>118.298</text:p>
          </table:table-cell>
          <table:table-cell office:value-type="float" office:value="64.9405" calcext:value-type="float">
            <text:p>64.9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3]" office:value-type="float" office:value="126.165" calcext:value-type="float">
            <text:p>126.165</text:p>
          </table:table-cell>
          <table:table-cell table:formula="of:=ABS(100*[.H213]/[.$G$3])" office:value-type="float" office:value="48.3941496645608" calcext:value-type="float">
            <text:p>48.39414966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1.127" calcext:value-type="float">
            <text:p>91.127</text:p>
          </table:table-cell>
          <table:table-cell office:value-type="float" office:value="65.2985" calcext:value-type="float">
            <text:p>65.2985</text:p>
          </table:table-cell>
          <table:table-cell office:value-type="float" office:value="134.533" calcext:value-type="float">
            <text:p>134.5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4]" office:value-type="float" office:value="126.17" calcext:value-type="float">
            <text:p>126.17</text:p>
          </table:table-cell>
          <table:table-cell table:formula="of:=ABS(100*[.H214]/[.$G$3])" office:value-type="float" office:value="48.3960675558011" calcext:value-type="float">
            <text:p>48.39606755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2.765" calcext:value-type="float">
            <text:p>92.765</text:p>
          </table:table-cell>
          <table:table-cell office:value-type="float" office:value="65.6339" calcext:value-type="float">
            <text:p>65.6339</text:p>
          </table:table-cell>
          <table:table-cell office:value-type="float" office:value="134.53" calcext:value-type="float">
            <text:p>134.5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5]" office:value-type="float" office:value="126.173" calcext:value-type="float">
            <text:p>126.173</text:p>
          </table:table-cell>
          <table:table-cell table:formula="of:=ABS(100*[.H215]/[.$G$3])" office:value-type="float" office:value="48.3972182905452" calcext:value-type="float">
            <text:p>48.39721829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5.395" calcext:value-type="float">
            <text:p>135.395</text:p>
          </table:table-cell>
          <table:table-cell office:value-type="float" office:value="65.9839" calcext:value-type="float">
            <text:p>65.9839</text:p>
          </table:table-cell>
          <table:table-cell office:value-type="float" office:value="135.16" calcext:value-type="float">
            <text:p>135.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6]" office:value-type="float" office:value="125.543" calcext:value-type="float">
            <text:p>125.543</text:p>
          </table:table-cell>
          <table:table-cell table:formula="of:=ABS(100*[.H216]/[.$G$3])" office:value-type="float" office:value="48.155563994277" calcext:value-type="float">
            <text:p>48.15556399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9.533" calcext:value-type="float">
            <text:p>99.533</text:p>
          </table:table-cell>
          <table:table-cell office:value-type="float" office:value="66.3839" calcext:value-type="float">
            <text:p>66.3839</text:p>
          </table:table-cell>
          <table:table-cell office:value-type="float" office:value="135.158" calcext:value-type="float">
            <text:p>135.1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7]" office:value-type="float" office:value="125.545" calcext:value-type="float">
            <text:p>125.545</text:p>
          </table:table-cell>
          <table:table-cell table:formula="of:=ABS(100*[.H217]/[.$G$3])" office:value-type="float" office:value="48.1563311507731" calcext:value-type="float">
            <text:p>48.15633115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.578" calcext:value-type="float">
            <text:p>141.578</text:p>
          </table:table-cell>
          <table:table-cell office:value-type="float" office:value="66.8339" calcext:value-type="float">
            <text:p>66.8339</text:p>
          </table:table-cell>
          <table:table-cell office:value-type="float" office:value="137.648" calcext:value-type="float">
            <text:p>137.6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8]" office:value-type="float" office:value="123.055" calcext:value-type="float">
            <text:p>123.055</text:p>
          </table:table-cell>
          <table:table-cell table:formula="of:=ABS(100*[.H218]/[.$G$3])" office:value-type="float" office:value="47.2012213131418" calcext:value-type="float">
            <text:p>47.20122131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4.261" calcext:value-type="float">
            <text:p>104.261</text:p>
          </table:table-cell>
          <table:table-cell office:value-type="float" office:value="67.2835" calcext:value-type="float">
            <text:p>67.2835</text:p>
          </table:table-cell>
          <table:table-cell office:value-type="float" office:value="139.02" calcext:value-type="float">
            <text:p>139.0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19]" office:value-type="float" office:value="121.683" calcext:value-type="float">
            <text:p>121.683</text:p>
          </table:table-cell>
          <table:table-cell table:formula="of:=ABS(100*[.H219]/[.$G$3])" office:value-type="float" office:value="46.6749519568244" calcext:value-type="float">
            <text:p>46.67495195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.977" calcext:value-type="float">
            <text:p>97.977</text:p>
          </table:table-cell>
          <table:table-cell office:value-type="float" office:value="67.6371" calcext:value-type="float">
            <text:p>67.6371</text:p>
          </table:table-cell>
          <table:table-cell office:value-type="float" office:value="139.95" calcext:value-type="float">
            <text:p>139.9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0]" office:value-type="float" office:value="120.753" calcext:value-type="float">
            <text:p>120.753</text:p>
          </table:table-cell>
          <table:table-cell table:formula="of:=ABS(100*[.H220]/[.$G$3])" office:value-type="float" office:value="46.3182241861429" calcext:value-type="float">
            <text:p>46.31822418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1.165" calcext:value-type="float">
            <text:p>91.165</text:p>
          </table:table-cell>
          <table:table-cell office:value-type="float" office:value="67.8507" calcext:value-type="float">
            <text:p>67.8507</text:p>
          </table:table-cell>
          <table:table-cell office:value-type="float" office:value="139.588" calcext:value-type="float">
            <text:p>139.58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1]" office:value-type="float" office:value="121.115" calcext:value-type="float">
            <text:p>121.115</text:p>
          </table:table-cell>
          <table:table-cell table:formula="of:=ABS(100*[.H221]/[.$G$3])" office:value-type="float" office:value="46.457079511935" calcext:value-type="float">
            <text:p>46.4570795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5.714" calcext:value-type="float">
            <text:p>85.714</text:p>
          </table:table-cell>
          <table:table-cell office:value-type="float" office:value="68.2007" calcext:value-type="float">
            <text:p>68.2007</text:p>
          </table:table-cell>
          <table:table-cell office:value-type="float" office:value="139.928" calcext:value-type="float">
            <text:p>139.9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2]" office:value-type="float" office:value="120.775" calcext:value-type="float">
            <text:p>120.775</text:p>
          </table:table-cell>
          <table:table-cell table:formula="of:=ABS(100*[.H222]/[.$G$3])" office:value-type="float" office:value="46.3266629075998" calcext:value-type="float">
            <text:p>46.32666290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.416" calcext:value-type="float">
            <text:p>101.416</text:p>
          </table:table-cell>
          <table:table-cell office:value-type="float" office:value="68.6007" calcext:value-type="float">
            <text:p>68.6007</text:p>
          </table:table-cell>
          <table:table-cell office:value-type="float" office:value="139.888" calcext:value-type="float">
            <text:p>139.88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3]" office:value-type="float" office:value="120.815" calcext:value-type="float">
            <text:p>120.815</text:p>
          </table:table-cell>
          <table:table-cell table:formula="of:=ABS(100*[.H223]/[.$G$3])" office:value-type="float" office:value="46.3420060375216" calcext:value-type="float">
            <text:p>46.34200603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.567" calcext:value-type="float">
            <text:p>100.567</text:p>
          </table:table-cell>
          <table:table-cell office:value-type="float" office:value="68.9007" calcext:value-type="float">
            <text:p>68.9007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4]" office:value-type="float" office:value="120.755" calcext:value-type="float">
            <text:p>120.755</text:p>
          </table:table-cell>
          <table:table-cell table:formula="of:=ABS(100*[.H224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5.67" calcext:value-type="float">
            <text:p>85.67</text:p>
          </table:table-cell>
          <table:table-cell office:value-type="float" office:value="69.2169" calcext:value-type="float">
            <text:p>69.2169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5]" office:value-type="float" office:value="120.755" calcext:value-type="float">
            <text:p>120.755</text:p>
          </table:table-cell>
          <table:table-cell table:formula="of:=ABS(100*[.H225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.934" calcext:value-type="float">
            <text:p>87.934</text:p>
          </table:table-cell>
          <table:table-cell office:value-type="float" office:value="69.4681" calcext:value-type="float">
            <text:p>69.46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6]" office:value-type="float" office:value="120.755" calcext:value-type="float">
            <text:p>120.755</text:p>
          </table:table-cell>
          <table:table-cell table:formula="of:=ABS(100*[.H226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8.483" calcext:value-type="float">
            <text:p>98.483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7]" office:value-type="float" office:value="120.755" calcext:value-type="float">
            <text:p>120.755</text:p>
          </table:table-cell>
          <table:table-cell table:formula="of:=ABS(100*[.H227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2.887" calcext:value-type="float">
            <text:p>102.887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8]" office:value-type="float" office:value="120.755" calcext:value-type="float">
            <text:p>120.755</text:p>
          </table:table-cell>
          <table:table-cell table:formula="of:=ABS(100*[.H228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1.777" calcext:value-type="float">
            <text:p>101.777</text:p>
          </table:table-cell>
          <table:table-cell office:value-type="float" office:value="70.5481" calcext:value-type="float">
            <text:p>70.5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9]" office:value-type="float" office:value="120.755" calcext:value-type="float">
            <text:p>120.755</text:p>
          </table:table-cell>
          <table:table-cell table:formula="of:=ABS(100*[.H229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7.745" calcext:value-type="float">
            <text:p>87.745</text:p>
          </table:table-cell>
          <table:table-cell office:value-type="float" office:value="70.8481" calcext:value-type="float">
            <text:p>70.8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0]" office:value-type="float" office:value="120.755" calcext:value-type="float">
            <text:p>120.755</text:p>
          </table:table-cell>
          <table:table-cell table:formula="of:=ABS(100*[.H230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1.887" calcext:value-type="float">
            <text:p>91.887</text:p>
          </table:table-cell>
          <table:table-cell office:value-type="float" office:value="71.2481" calcext:value-type="float">
            <text:p>71.2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1]" office:value-type="float" office:value="120.755" calcext:value-type="float">
            <text:p>120.755</text:p>
          </table:table-cell>
          <table:table-cell table:formula="of:=ABS(100*[.H231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.116" calcext:value-type="float">
            <text:p>131.116</text:p>
          </table:table-cell>
          <table:table-cell office:value-type="float" office:value="71.5481" calcext:value-type="float">
            <text:p>71.5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2]" office:value-type="float" office:value="120.755" calcext:value-type="float">
            <text:p>120.755</text:p>
          </table:table-cell>
          <table:table-cell table:formula="of:=ABS(100*[.H232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.319" calcext:value-type="float">
            <text:p>113.319</text:p>
          </table:table-cell>
          <table:table-cell office:value-type="float" office:value="71.8981" calcext:value-type="float">
            <text:p>71.8981</text:p>
          </table:table-cell>
          <table:table-cell office:value-type="float" office:value="139.858" calcext:value-type="float">
            <text:p>139.85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3]" office:value-type="float" office:value="120.845" calcext:value-type="float">
            <text:p>120.845</text:p>
          </table:table-cell>
          <table:table-cell table:formula="of:=ABS(100*[.H233]/[.$G$3])" office:value-type="float" office:value="46.353513384963" calcext:value-type="float">
            <text:p>46.3535133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.786" calcext:value-type="float">
            <text:p>97.786</text:p>
          </table:table-cell>
          <table:table-cell office:value-type="float" office:value="72.2481" calcext:value-type="float">
            <text:p>72.2481</text:p>
          </table:table-cell>
          <table:table-cell office:value-type="float" office:value="139.885" calcext:value-type="float">
            <text:p>139.8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4]" office:value-type="float" office:value="120.818" calcext:value-type="float">
            <text:p>120.818</text:p>
          </table:table-cell>
          <table:table-cell table:formula="of:=ABS(100*[.H234]/[.$G$3])" office:value-type="float" office:value="46.3431567722658" calcext:value-type="float">
            <text:p>46.343156772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2.39" calcext:value-type="float">
            <text:p>92.39</text:p>
          </table:table-cell>
          <table:table-cell office:value-type="float" office:value="72.6016" calcext:value-type="float">
            <text:p>72.6016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5]" office:value-type="float" office:value="120.405" calcext:value-type="float">
            <text:p>120.405</text:p>
          </table:table-cell>
          <table:table-cell table:formula="of:=ABS(100*[.H235]/[.$G$3])" office:value-type="float" office:value="46.1847389558233" calcext:value-type="float">
            <text:p>46.18473895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3.949" calcext:value-type="float">
            <text:p>93.949</text:p>
          </table:table-cell>
          <table:table-cell office:value-type="float" office:value="72.7819" calcext:value-type="float">
            <text:p>72.7819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6]" office:value-type="float" office:value="120.405" calcext:value-type="float">
            <text:p>120.405</text:p>
          </table:table-cell>
          <table:table-cell table:formula="of:=ABS(100*[.H236]/[.$G$3])" office:value-type="float" office:value="46.1847389558233" calcext:value-type="float">
            <text:p>46.18473895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73.0477" calcext:value-type="float">
            <text:p>73.0477</text:p>
          </table:table-cell>
          <table:table-cell office:value-type="float" office:value="140.71" calcext:value-type="float">
            <text:p>140.7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7]" office:value-type="float" office:value="119.993" calcext:value-type="float">
            <text:p>119.993</text:p>
          </table:table-cell>
          <table:table-cell table:formula="of:=ABS(100*[.H237]/[.$G$3])" office:value-type="float" office:value="46.0267047176289" calcext:value-type="float">
            <text:p>46.02670471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4.002" calcext:value-type="float">
            <text:p>94.002</text:p>
          </table:table-cell>
          <table:table-cell office:value-type="float" office:value="73.2782" calcext:value-type="float">
            <text:p>73.2782</text:p>
          </table:table-cell>
          <table:table-cell office:value-type="float" office:value="142.645" calcext:value-type="float">
            <text:p>142.64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8]" office:value-type="float" office:value="118.058" calcext:value-type="float">
            <text:p>118.058</text:p>
          </table:table-cell>
          <table:table-cell table:formula="of:=ABS(100*[.H238]/[.$G$3])" office:value-type="float" office:value="45.2844808076623" calcext:value-type="float">
            <text:p>45.28448080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4.027" calcext:value-type="float">
            <text:p>84.027</text:p>
          </table:table-cell>
          <table:table-cell office:value-type="float" office:value="73.5018" calcext:value-type="float">
            <text:p>73.5018</text:p>
          </table:table-cell>
          <table:table-cell office:value-type="float" office:value="142.643" calcext:value-type="float">
            <text:p>142.64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9]" office:value-type="float" office:value="118.06" calcext:value-type="float">
            <text:p>118.06</text:p>
          </table:table-cell>
          <table:table-cell table:formula="of:=ABS(100*[.H239]/[.$G$3])" office:value-type="float" office:value="45.2852479641584" calcext:value-type="float">
            <text:p>45.28524796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.744" calcext:value-type="float">
            <text:p>94.744</text:p>
          </table:table-cell>
          <table:table-cell office:value-type="float" office:value="73.7895" calcext:value-type="float">
            <text:p>73.7895</text:p>
          </table:table-cell>
          <table:table-cell office:value-type="float" office:value="141.69" calcext:value-type="float">
            <text:p>141.6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240]" office:value-type="float" office:value="119.013" calcext:value-type="float">
            <text:p>119.013</text:p>
          </table:table-cell>
          <table:table-cell table:formula="of:=ABS(100*[.H240]/[.$G$3])" office:value-type="float" office:value="45.6507980345451" calcext:value-type="float">
            <text:p>45.65079803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.89" calcext:value-type="float">
            <text:p>101.89</text:p>
          </table:table-cell>
          <table:table-cell office:value-type="float" office:value="73.984" calcext:value-type="float">
            <text:p>73.984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1]" office:value-type="float" office:value="119.01" calcext:value-type="float">
            <text:p>119.01</text:p>
          </table:table-cell>
          <table:table-cell table:formula="of:=ABS(100*[.H241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2.794" calcext:value-type="float">
            <text:p>102.794</text:p>
          </table:table-cell>
          <table:table-cell office:value-type="float" office:value="74.2211" calcext:value-type="float">
            <text:p>74.2211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2]" office:value-type="float" office:value="119.01" calcext:value-type="float">
            <text:p>119.01</text:p>
          </table:table-cell>
          <table:table-cell table:formula="of:=ABS(100*[.H242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8.603" calcext:value-type="float">
            <text:p>88.603</text:p>
          </table:table-cell>
          <table:table-cell office:value-type="float" office:value="74.4785" calcext:value-type="float">
            <text:p>74.4785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3]" office:value-type="float" office:value="119.01" calcext:value-type="float">
            <text:p>119.01</text:p>
          </table:table-cell>
          <table:table-cell table:formula="of:=ABS(100*[.H243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4.933" calcext:value-type="float">
            <text:p>84.933</text:p>
          </table:table-cell>
          <table:table-cell office:value-type="float" office:value="74.6605" calcext:value-type="float">
            <text:p>74.6605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4]" office:value-type="float" office:value="119.01" calcext:value-type="float">
            <text:p>119.01</text:p>
          </table:table-cell>
          <table:table-cell table:formula="of:=ABS(100*[.H244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8.698" calcext:value-type="float">
            <text:p>88.698</text:p>
          </table:table-cell>
          <table:table-cell office:value-type="float" office:value="74.8249" calcext:value-type="float">
            <text:p>74.8249</text:p>
          </table:table-cell>
          <table:table-cell office:value-type="float" office:value="141.848" calcext:value-type="float">
            <text:p>141.84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$G$3]-[.D245]" office:value-type="float" office:value="118.855" calcext:value-type="float">
            <text:p>118.855</text:p>
          </table:table-cell>
          <table:table-cell table:formula="of:=ABS(100*[.H245]/[.$G$3])" office:value-type="float" office:value="45.590192671354" calcext:value-type="float">
            <text:p>45.59019267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7.905" calcext:value-type="float">
            <text:p>87.905</text:p>
          </table:table-cell>
          <table:table-cell office:value-type="float" office:value="75.171" calcext:value-type="float">
            <text:p>75.171</text:p>
          </table:table-cell>
          <table:table-cell office:value-type="float" office:value="142.098" calcext:value-type="float">
            <text:p>142.0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6]" office:value-type="float" office:value="118.605" calcext:value-type="float">
            <text:p>118.605</text:p>
          </table:table-cell>
          <table:table-cell table:formula="of:=ABS(100*[.H246]/[.$G$3])" office:value-type="float" office:value="45.4942981093428" calcext:value-type="float">
            <text:p>45.49429810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6.862" calcext:value-type="float">
            <text:p>86.862</text:p>
          </table:table-cell>
          <table:table-cell office:value-type="float" office:value="75.571" calcext:value-type="float">
            <text:p>75.571</text:p>
          </table:table-cell>
          <table:table-cell office:value-type="float" office:value="141.678" calcext:value-type="float">
            <text:p>141.6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7]" office:value-type="float" office:value="119.025" calcext:value-type="float">
            <text:p>119.025</text:p>
          </table:table-cell>
          <table:table-cell table:formula="of:=ABS(100*[.H247]/[.$G$3])" office:value-type="float" office:value="45.6554009735216" calcext:value-type="float">
            <text:p>45.65540097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7.336" calcext:value-type="float">
            <text:p>107.336</text:p>
          </table:table-cell>
          <table:table-cell office:value-type="float" office:value="75.971" calcext:value-type="float">
            <text:p>75.971</text:p>
          </table:table-cell>
          <table:table-cell office:value-type="float" office:value="143.41" calcext:value-type="float">
            <text:p>143.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8]" office:value-type="float" office:value="117.293" calcext:value-type="float">
            <text:p>117.293</text:p>
          </table:table-cell>
          <table:table-cell table:formula="of:=ABS(100*[.H248]/[.$G$3])" office:value-type="float" office:value="44.9910434479081" calcext:value-type="float">
            <text:p>44.99104344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4.008" calcext:value-type="float">
            <text:p>94.008</text:p>
          </table:table-cell>
          <table:table-cell office:value-type="float" office:value="76.371" calcext:value-type="float">
            <text:p>76.371</text:p>
          </table:table-cell>
          <table:table-cell office:value-type="float" office:value="144.203" calcext:value-type="float">
            <text:p>144.2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9]" office:value-type="float" office:value="116.5" calcext:value-type="float">
            <text:p>116.5</text:p>
          </table:table-cell>
          <table:table-cell table:formula="of:=ABS(100*[.H249]/[.$G$3])" office:value-type="float" office:value="44.6868658972087" calcext:value-type="float">
            <text:p>44.68686589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76.771" calcext:value-type="float">
            <text:p>76.771</text:p>
          </table:table-cell>
          <table:table-cell office:value-type="float" office:value="145.685" calcext:value-type="float">
            <text:p>145.68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0]" office:value-type="float" office:value="115.018" calcext:value-type="float">
            <text:p>115.018</text:p>
          </table:table-cell>
          <table:table-cell table:formula="of:=ABS(100*[.H250]/[.$G$3])" office:value-type="float" office:value="44.1184029336064" calcext:value-type="float">
            <text:p>44.11840293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7.634" calcext:value-type="float">
            <text:p>137.634</text:p>
          </table:table-cell>
          <table:table-cell office:value-type="float" office:value="77.1961" calcext:value-type="float">
            <text:p>77.1961</text:p>
          </table:table-cell>
          <table:table-cell office:value-type="float" office:value="145.945" calcext:value-type="float">
            <text:p>145.94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1]" office:value-type="float" office:value="114.758" calcext:value-type="float">
            <text:p>114.758</text:p>
          </table:table-cell>
          <table:table-cell table:formula="of:=ABS(100*[.H251]/[.$G$3])" office:value-type="float" office:value="44.0186725891148" calcext:value-type="float">
            <text:p>44.01867258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.883" calcext:value-type="float">
            <text:p>102.883</text:p>
          </table:table-cell>
          <table:table-cell office:value-type="float" office:value="77.5123" calcext:value-type="float">
            <text:p>77.5123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2]" office:value-type="float" office:value="114.27" calcext:value-type="float">
            <text:p>114.27</text:p>
          </table:table-cell>
          <table:table-cell table:formula="of:=ABS(100*[.H252]/[.$G$3])" office:value-type="float" office:value="43.831486404069" calcext:value-type="float">
            <text:p>43.83148640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.467" calcext:value-type="float">
            <text:p>105.467</text:p>
          </table:table-cell>
          <table:table-cell office:value-type="float" office:value="77.7373" calcext:value-type="float">
            <text:p>77.7373</text:p>
          </table:table-cell>
          <table:table-cell office:value-type="float" office:value="147.583" calcext:value-type="float">
            <text:p>147.58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3]" office:value-type="float" office:value="113.12" calcext:value-type="float">
            <text:p>113.12</text:p>
          </table:table-cell>
          <table:table-cell table:formula="of:=ABS(100*[.H253]/[.$G$3])" office:value-type="float" office:value="43.3903714188176" calcext:value-type="float">
            <text:p>43.39037141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8.467" calcext:value-type="float">
            <text:p>108.467</text:p>
          </table:table-cell>
          <table:table-cell office:value-type="float" office:value="78.0623" calcext:value-type="float">
            <text:p>78.0623</text:p>
          </table:table-cell>
          <table:table-cell office:value-type="float" office:value="147.753" calcext:value-type="float">
            <text:p>147.75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4]" office:value-type="float" office:value="112.95" calcext:value-type="float">
            <text:p>112.95</text:p>
          </table:table-cell>
          <table:table-cell table:formula="of:=ABS(100*[.H254]/[.$G$3])" office:value-type="float" office:value="43.32516311665" calcext:value-type="float">
            <text:p>43.32516311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6.925" calcext:value-type="float">
            <text:p>156.925</text:p>
          </table:table-cell>
          <table:table-cell office:value-type="float" office:value="78.2623" calcext:value-type="float">
            <text:p>78.2623</text:p>
          </table:table-cell>
          <table:table-cell office:value-type="float" office:value="148.103" calcext:value-type="float">
            <text:p>148.1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5]" office:value-type="float" office:value="112.6" calcext:value-type="float">
            <text:p>112.6</text:p>
          </table:table-cell>
          <table:table-cell table:formula="of:=ABS(100*[.H255]/[.$G$3])" office:value-type="float" office:value="43.1909107298343" calcext:value-type="float">
            <text:p>43.19091072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6.878" calcext:value-type="float">
            <text:p>116.878</text:p>
          </table:table-cell>
          <table:table-cell office:value-type="float" office:value="78.5123" calcext:value-type="float">
            <text:p>78.5123</text:p>
          </table:table-cell>
          <table:table-cell office:value-type="float" office:value="148.565" calcext:value-type="float">
            <text:p>148.5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6]" office:value-type="float" office:value="112.138" calcext:value-type="float">
            <text:p>112.138</text:p>
          </table:table-cell>
          <table:table-cell table:formula="of:=ABS(100*[.H256]/[.$G$3])" office:value-type="float" office:value="43.0136975792377" calcext:value-type="float">
            <text:p>43.01369757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1.561" calcext:value-type="float">
            <text:p>111.561</text:p>
          </table:table-cell>
          <table:table-cell office:value-type="float" office:value="78.8373" calcext:value-type="float">
            <text:p>78.8373</text:p>
          </table:table-cell>
          <table:table-cell office:value-type="float" office:value="148.113" calcext:value-type="float">
            <text:p>148.11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7]" office:value-type="float" office:value="112.59" calcext:value-type="float">
            <text:p>112.59</text:p>
          </table:table-cell>
          <table:table-cell table:formula="of:=ABS(100*[.H257]/[.$G$3])" office:value-type="float" office:value="43.1870749473539" calcext:value-type="float">
            <text:p>43.18707494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.588" calcext:value-type="float">
            <text:p>103.588</text:p>
          </table:table-cell>
          <table:table-cell office:value-type="float" office:value="79.0873" calcext:value-type="float">
            <text:p>79.0873</text:p>
          </table:table-cell>
          <table:table-cell office:value-type="float" office:value="150.043" calcext:value-type="float">
            <text:p>150.0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8]" office:value-type="float" office:value="110.66" calcext:value-type="float">
            <text:p>110.66</text:p>
          </table:table-cell>
          <table:table-cell table:formula="of:=ABS(100*[.H258]/[.$G$3])" office:value-type="float" office:value="42.4467689286276" calcext:value-type="float">
            <text:p>42.44676892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9.924" calcext:value-type="float">
            <text:p>109.924</text:p>
          </table:table-cell>
          <table:table-cell office:value-type="float" office:value="79.264" calcext:value-type="float">
            <text:p>79.264</text:p>
          </table:table-cell>
          <table:table-cell office:value-type="float" office:value="149.628" calcext:value-type="float">
            <text:p>149.62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9]" office:value-type="float" office:value="111.075" calcext:value-type="float">
            <text:p>111.075</text:p>
          </table:table-cell>
          <table:table-cell table:formula="of:=ABS(100*[.H259]/[.$G$3])" office:value-type="float" office:value="42.6059539015662" calcext:value-type="float">
            <text:p>42.60595390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3.638" calcext:value-type="float">
            <text:p>113.638</text:p>
          </table:table-cell>
          <table:table-cell office:value-type="float" office:value="79.4161" calcext:value-type="float">
            <text:p>79.4161</text:p>
          </table:table-cell>
          <table:table-cell office:value-type="float" office:value="149.453" calcext:value-type="float">
            <text:p>149.45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0]" office:value-type="float" office:value="111.25" calcext:value-type="float">
            <text:p>111.25</text:p>
          </table:table-cell>
          <table:table-cell table:formula="of:=ABS(100*[.H260]/[.$G$3])" office:value-type="float" office:value="42.673080094974" calcext:value-type="float">
            <text:p>42.6730800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1.766" calcext:value-type="float">
            <text:p>111.766</text:p>
          </table:table-cell>
          <table:table-cell office:value-type="float" office:value="79.6661" calcext:value-type="float">
            <text:p>79.6661</text:p>
          </table:table-cell>
          <table:table-cell office:value-type="float" office:value="149.768" calcext:value-type="float">
            <text:p>149.76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1]" office:value-type="float" office:value="110.935" calcext:value-type="float">
            <text:p>110.935</text:p>
          </table:table-cell>
          <table:table-cell table:formula="of:=ABS(100*[.H261]/[.$G$3])" office:value-type="float" office:value="42.5522529468399" calcext:value-type="float">
            <text:p>42.55225294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908" calcext:value-type="float">
            <text:p>147.908</text:p>
          </table:table-cell>
          <table:table-cell office:value-type="float" office:value="79.7936" calcext:value-type="float">
            <text:p>79.7936</text:p>
          </table:table-cell>
          <table:table-cell office:value-type="float" office:value="149.098" calcext:value-type="float">
            <text:p>149.0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2]" office:value-type="float" office:value="111.605" calcext:value-type="float">
            <text:p>111.605</text:p>
          </table:table-cell>
          <table:table-cell table:formula="of:=ABS(100*[.H262]/[.$G$3])" office:value-type="float" office:value="42.8092503730298" calcext:value-type="float">
            <text:p>42.80925037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79.9211" calcext:value-type="float">
            <text:p>79.9211</text:p>
          </table:table-cell>
          <table:table-cell office:value-type="float" office:value="149.68" calcext:value-type="float">
            <text:p>149.6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3]" office:value-type="float" office:value="111.023" calcext:value-type="float">
            <text:p>111.023</text:p>
          </table:table-cell>
          <table:table-cell table:formula="of:=ABS(100*[.H263]/[.$G$3])" office:value-type="float" office:value="42.5860078326678" calcext:value-type="float">
            <text:p>42.58600783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7.762" calcext:value-type="float">
            <text:p>107.762</text:p>
          </table:table-cell>
          <table:table-cell office:value-type="float" office:value="80.2006" calcext:value-type="float">
            <text:p>80.2006</text:p>
          </table:table-cell>
          <table:table-cell office:value-type="float" office:value="150.968" calcext:value-type="float">
            <text:p>150.96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4]" office:value-type="float" office:value="109.735" calcext:value-type="float">
            <text:p>109.735</text:p>
          </table:table-cell>
          <table:table-cell table:formula="of:=ABS(100*[.H264]/[.$G$3])" office:value-type="float" office:value="42.0919590491862" calcext:value-type="float">
            <text:p>42.09195904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0.099" calcext:value-type="float">
            <text:p>110.099</text:p>
          </table:table-cell>
          <table:table-cell office:value-type="float" office:value="80.6429" calcext:value-type="float">
            <text:p>80.6429</text:p>
          </table:table-cell>
          <table:table-cell office:value-type="float" office:value="152.673" calcext:value-type="float">
            <text:p>152.67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5]" office:value-type="float" office:value="108.03" calcext:value-type="float">
            <text:p>108.03</text:p>
          </table:table-cell>
          <table:table-cell table:formula="of:=ABS(100*[.H265]/[.$G$3])" office:value-type="float" office:value="41.43795813627" calcext:value-type="float">
            <text:p>41.43795813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5.46" calcext:value-type="float">
            <text:p>115.46</text:p>
          </table:table-cell>
          <table:table-cell office:value-type="float" office:value="80.8929" calcext:value-type="float">
            <text:p>80.8929</text:p>
          </table:table-cell>
          <table:table-cell office:value-type="float" office:value="154.103" calcext:value-type="float">
            <text:p>154.1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6]" office:value-type="float" office:value="106.6" calcext:value-type="float">
            <text:p>106.6</text:p>
          </table:table-cell>
          <table:table-cell table:formula="of:=ABS(100*[.H266]/[.$G$3])" office:value-type="float" office:value="40.8894412415661" calcext:value-type="float">
            <text:p>40.88944124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5.322" calcext:value-type="float">
            <text:p>115.322</text:p>
          </table:table-cell>
          <table:table-cell office:value-type="float" office:value="81.2429" calcext:value-type="float">
            <text:p>81.2429</text:p>
          </table:table-cell>
          <table:table-cell office:value-type="float" office:value="161.13" calcext:value-type="float">
            <text:p>161.1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7]" office:value-type="float" office:value="99.573" calcext:value-type="float">
            <text:p>99.573</text:p>
          </table:table-cell>
          <table:table-cell table:formula="of:=ABS(100*[.H267]/[.$G$3])" office:value-type="float" office:value="38.1940368925559" calcext:value-type="float">
            <text:p>38.19403689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3.133" calcext:value-type="float">
            <text:p>113.133</text:p>
          </table:table-cell>
          <table:table-cell office:value-type="float" office:value="81.6429" calcext:value-type="float">
            <text:p>81.6429</text:p>
          </table:table-cell>
          <table:table-cell office:value-type="float" office:value="164.97" calcext:value-type="float">
            <text:p>164.9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8]" office:value-type="float" office:value="95.733" calcext:value-type="float">
            <text:p>95.733</text:p>
          </table:table-cell>
          <table:table-cell table:formula="of:=ABS(100*[.H268]/[.$G$3])" office:value-type="float" office:value="36.7210964200642" calcext:value-type="float">
            <text:p>36.72109642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8.229" calcext:value-type="float">
            <text:p>118.229</text:p>
          </table:table-cell>
          <table:table-cell office:value-type="float" office:value="82.0436" calcext:value-type="float">
            <text:p>82.0436</text:p>
          </table:table-cell>
          <table:table-cell office:value-type="float" office:value="168.375" calcext:value-type="float">
            <text:p>168.3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9]" office:value-type="float" office:value="92.328" calcext:value-type="float">
            <text:p>92.328</text:p>
          </table:table-cell>
          <table:table-cell table:formula="of:=ABS(100*[.H269]/[.$G$3])" office:value-type="float" office:value="35.415012485472" calcext:value-type="float">
            <text:p>35.41501248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5.822" calcext:value-type="float">
            <text:p>165.822</text:p>
          </table:table-cell>
          <table:table-cell office:value-type="float" office:value="82.4436" calcext:value-type="float">
            <text:p>82.4436</text:p>
          </table:table-cell>
          <table:table-cell office:value-type="float" office:value="170.013" calcext:value-type="float">
            <text:p>170.01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0]" office:value-type="float" office:value="90.69" calcext:value-type="float">
            <text:p>90.69</text:p>
          </table:table-cell>
          <table:table-cell table:formula="of:=ABS(100*[.H270]/[.$G$3])" office:value-type="float" office:value="34.7867113151747" calcext:value-type="float">
            <text:p>34.78671131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6.83" calcext:value-type="float">
            <text:p>106.83</text:p>
          </table:table-cell>
          <table:table-cell office:value-type="float" office:value="82.8437" calcext:value-type="float">
            <text:p>82.8437</text:p>
          </table:table-cell>
          <table:table-cell office:value-type="float" office:value="170.92" calcext:value-type="float">
            <text:p>170.9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1]" office:value-type="float" office:value="89.783" calcext:value-type="float">
            <text:p>89.783</text:p>
          </table:table-cell>
          <table:table-cell table:formula="of:=ABS(100*[.H271]/[.$G$3])" office:value-type="float" office:value="34.4388058441982" calcext:value-type="float">
            <text:p>34.43880584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.724" calcext:value-type="float">
            <text:p>105.724</text:p>
          </table:table-cell>
          <table:table-cell office:value-type="float" office:value="83.0937" calcext:value-type="float">
            <text:p>83.0937</text:p>
          </table:table-cell>
          <table:table-cell office:value-type="float" office:value="171.233" calcext:value-type="float">
            <text:p>171.2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2]" office:value-type="float" office:value="89.47" calcext:value-type="float">
            <text:p>89.47</text:p>
          </table:table-cell>
          <table:table-cell table:formula="of:=ABS(100*[.H272]/[.$G$3])" office:value-type="float" office:value="34.3187458525602" calcext:value-type="float">
            <text:p>34.31874585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8.347" calcext:value-type="float">
            <text:p>108.347</text:p>
          </table:table-cell>
          <table:table-cell office:value-type="float" office:value="83.3449" calcext:value-type="float">
            <text:p>83.3449</text:p>
          </table:table-cell>
          <table:table-cell office:value-type="float" office:value="172.825" calcext:value-type="float">
            <text:p>172.82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3]" office:value-type="float" office:value="87.878" calcext:value-type="float">
            <text:p>87.878</text:p>
          </table:table-cell>
          <table:table-cell table:formula="of:=ABS(100*[.H273]/[.$G$3])" office:value-type="float" office:value="33.708089281673" calcext:value-type="float">
            <text:p>33.70808928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3.551" calcext:value-type="float">
            <text:p>113.551</text:p>
          </table:table-cell>
          <table:table-cell office:value-type="float" office:value="83.5949" calcext:value-type="float">
            <text:p>83.5949</text:p>
          </table:table-cell>
          <table:table-cell office:value-type="float" office:value="172.635" calcext:value-type="float">
            <text:p>172.63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4]" office:value-type="float" office:value="88.068" calcext:value-type="float">
            <text:p>88.068</text:p>
          </table:table-cell>
          <table:table-cell table:formula="of:=ABS(100*[.H274]/[.$G$3])" office:value-type="float" office:value="33.7809691488015" calcext:value-type="float">
            <text:p>33.78096914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3.801" calcext:value-type="float">
            <text:p>123.801</text:p>
          </table:table-cell>
          <table:table-cell office:value-type="float" office:value="83.8449" calcext:value-type="float">
            <text:p>83.8449</text:p>
          </table:table-cell>
          <table:table-cell office:value-type="float" office:value="174.08" calcext:value-type="float">
            <text:p>174.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5]" office:value-type="float" office:value="86.623" calcext:value-type="float">
            <text:p>86.623</text:p>
          </table:table-cell>
          <table:table-cell table:formula="of:=ABS(100*[.H275]/[.$G$3])" office:value-type="float" office:value="33.2266985803769" calcext:value-type="float">
            <text:p>33.22669858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6.591" calcext:value-type="float">
            <text:p>136.591</text:p>
          </table:table-cell>
          <table:table-cell office:value-type="float" office:value="84.1922" calcext:value-type="float">
            <text:p>84.1922</text:p>
          </table:table-cell>
          <table:table-cell office:value-type="float" office:value="174.92" calcext:value-type="float">
            <text:p>174.9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6]" office:value-type="float" office:value="85.783" calcext:value-type="float">
            <text:p>85.783</text:p>
          </table:table-cell>
          <table:table-cell table:formula="of:=ABS(100*[.H276]/[.$G$3])" office:value-type="float" office:value="32.9044928520193" calcext:value-type="float">
            <text:p>32.9044928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8.258" calcext:value-type="float">
            <text:p>128.258</text:p>
          </table:table-cell>
          <table:table-cell office:value-type="float" office:value="84.4751" calcext:value-type="float">
            <text:p>84.4751</text:p>
          </table:table-cell>
          <table:table-cell office:value-type="float" office:value="180.078" calcext:value-type="float">
            <text:p>180.0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7]" office:value-type="float" office:value="80.625" calcext:value-type="float">
            <text:p>80.625</text:p>
          </table:table-cell>
          <table:table-cell table:formula="of:=ABS(100*[.H277]/[.$G$3])" office:value-type="float" office:value="30.9259962486047" calcext:value-type="float">
            <text:p>30.925996248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5.636" calcext:value-type="float">
            <text:p>125.636</text:p>
          </table:table-cell>
          <table:table-cell office:value-type="float" office:value="84.7913" calcext:value-type="float">
            <text:p>84.7913</text:p>
          </table:table-cell>
          <table:table-cell office:value-type="float" office:value="182.805" calcext:value-type="float">
            <text:p>182.80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8]" office:value-type="float" office:value="77.898" calcext:value-type="float">
            <text:p>77.898</text:p>
          </table:table-cell>
          <table:table-cell table:formula="of:=ABS(100*[.H278]/[.$G$3])" office:value-type="float" office:value="29.8799783661868" calcext:value-type="float">
            <text:p>29.87997836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6.732" calcext:value-type="float">
            <text:p>126.732</text:p>
          </table:table-cell>
          <table:table-cell office:value-type="float" office:value="85.0413" calcext:value-type="float">
            <text:p>85.0413</text:p>
          </table:table-cell>
          <table:table-cell office:value-type="float" office:value="184.098" calcext:value-type="float">
            <text:p>184.0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9]" office:value-type="float" office:value="76.605" calcext:value-type="float">
            <text:p>76.605</text:p>
          </table:table-cell>
          <table:table-cell table:formula="of:=ABS(100*[.H279]/[.$G$3])" office:value-type="float" office:value="29.384011691465" calcext:value-type="float">
            <text:p>29.38401169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5.03" calcext:value-type="float">
            <text:p>175.03</text:p>
          </table:table-cell>
          <table:table-cell office:value-type="float" office:value="85.3413" calcext:value-type="float">
            <text:p>85.3413</text:p>
          </table:table-cell>
          <table:table-cell office:value-type="float" office:value="185.795" calcext:value-type="float">
            <text:p>185.7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0]" office:value-type="float" office:value="74.908" calcext:value-type="float">
            <text:p>74.908</text:p>
          </table:table-cell>
          <table:table-cell table:formula="of:=ABS(100*[.H280]/[.$G$3])" office:value-type="float" office:value="28.7330794045331" calcext:value-type="float">
            <text:p>28.73307940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3.002" calcext:value-type="float">
            <text:p>123.002</text:p>
          </table:table-cell>
          <table:table-cell office:value-type="float" office:value="85.6413" calcext:value-type="float">
            <text:p>85.6413</text:p>
          </table:table-cell>
          <table:table-cell office:value-type="float" office:value="186.77" calcext:value-type="float">
            <text:p>186.7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1]" office:value-type="float" office:value="73.933" calcext:value-type="float">
            <text:p>73.933</text:p>
          </table:table-cell>
          <table:table-cell table:formula="of:=ABS(100*[.H281]/[.$G$3])" office:value-type="float" office:value="28.3590906126895" calcext:value-type="float">
            <text:p>28.35909061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2.139" calcext:value-type="float">
            <text:p>122.139</text:p>
          </table:table-cell>
          <table:table-cell office:value-type="float" office:value="85.9413" calcext:value-type="float">
            <text:p>85.9413</text:p>
          </table:table-cell>
          <table:table-cell office:value-type="float" office:value="187.563" calcext:value-type="float">
            <text:p>187.56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2]" office:value-type="float" office:value="73.14" calcext:value-type="float">
            <text:p>73.14</text:p>
          </table:table-cell>
          <table:table-cell table:formula="of:=ABS(100*[.H282]/[.$G$3])" office:value-type="float" office:value="28.0549130619901" calcext:value-type="float">
            <text:p>28.05491306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6.895" calcext:value-type="float">
            <text:p>116.895</text:p>
          </table:table-cell>
          <table:table-cell office:value-type="float" office:value="86.2413" calcext:value-type="float">
            <text:p>86.2413</text:p>
          </table:table-cell>
          <table:table-cell office:value-type="float" office:value="189.693" calcext:value-type="float">
            <text:p>189.69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3]" office:value-type="float" office:value="71.01" calcext:value-type="float">
            <text:p>71.01</text:p>
          </table:table-cell>
          <table:table-cell table:formula="of:=ABS(100*[.H283]/[.$G$3])" office:value-type="float" office:value="27.2378913936548" calcext:value-type="float">
            <text:p>27.23789139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7.311" calcext:value-type="float">
            <text:p>117.311</text:p>
          </table:table-cell>
          <table:table-cell office:value-type="float" office:value="86.5413" calcext:value-type="float">
            <text:p>86.5413</text:p>
          </table:table-cell>
          <table:table-cell office:value-type="float" office:value="190.455" calcext:value-type="float">
            <text:p>190.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4]" office:value-type="float" office:value="70.248" calcext:value-type="float">
            <text:p>70.248</text:p>
          </table:table-cell>
          <table:table-cell table:formula="of:=ABS(100*[.H284]/[.$G$3])" office:value-type="float" office:value="26.9456047686448" calcext:value-type="float">
            <text:p>26.94560476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2.759" calcext:value-type="float">
            <text:p>132.759</text:p>
          </table:table-cell>
          <table:table-cell office:value-type="float" office:value="86.8413" calcext:value-type="float">
            <text:p>86.8413</text:p>
          </table:table-cell>
          <table:table-cell office:value-type="float" office:value="192.318" calcext:value-type="float">
            <text:p>192.31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5]" office:value-type="float" office:value="68.385" calcext:value-type="float">
            <text:p>68.385</text:p>
          </table:table-cell>
          <table:table-cell table:formula="of:=ABS(100*[.H285]/[.$G$3])" office:value-type="float" office:value="26.2309984925375" calcext:value-type="float">
            <text:p>26.23099849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9.462" calcext:value-type="float">
            <text:p>139.462</text:p>
          </table:table-cell>
          <table:table-cell office:value-type="float" office:value="87.1413" calcext:value-type="float">
            <text:p>87.1413</text:p>
          </table:table-cell>
          <table:table-cell office:value-type="float" office:value="193.173" calcext:value-type="float">
            <text:p>193.17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6]" office:value-type="float" office:value="67.53" calcext:value-type="float">
            <text:p>67.53</text:p>
          </table:table-cell>
          <table:table-cell table:formula="of:=ABS(100*[.H286]/[.$G$3])" office:value-type="float" office:value="25.9030390904592" calcext:value-type="float">
            <text:p>25.90303909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6.863" calcext:value-type="float">
            <text:p>136.863</text:p>
          </table:table-cell>
          <table:table-cell office:value-type="float" office:value="87.4595" calcext:value-type="float">
            <text:p>87.4595</text:p>
          </table:table-cell>
          <table:table-cell office:value-type="float" office:value="193.798" calcext:value-type="float">
            <text:p>193.7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7]" office:value-type="float" office:value="66.905" calcext:value-type="float">
            <text:p>66.905</text:p>
          </table:table-cell>
          <table:table-cell table:formula="of:=ABS(100*[.H287]/[.$G$3])" office:value-type="float" office:value="25.6633026854313" calcext:value-type="float">
            <text:p>25.663302685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2.262" calcext:value-type="float">
            <text:p>142.262</text:p>
          </table:table-cell>
          <table:table-cell office:value-type="float" office:value="87.7958" calcext:value-type="float">
            <text:p>87.7958</text:p>
          </table:table-cell>
          <table:table-cell office:value-type="float" office:value="193.795" calcext:value-type="float">
            <text:p>193.7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8]" office:value-type="float" office:value="66.908" calcext:value-type="float">
            <text:p>66.908</text:p>
          </table:table-cell>
          <table:table-cell table:formula="of:=ABS(100*[.H288]/[.$G$3])" office:value-type="float" office:value="25.6644534201754" calcext:value-type="float">
            <text:p>25.66445342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1.14" calcext:value-type="float">
            <text:p>121.14</text:p>
          </table:table-cell>
          <table:table-cell office:value-type="float" office:value="88.2332" calcext:value-type="float">
            <text:p>88.2332</text:p>
          </table:table-cell>
          <table:table-cell office:value-type="float" office:value="193.765" calcext:value-type="float">
            <text:p>193.7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9]" office:value-type="float" office:value="66.938" calcext:value-type="float">
            <text:p>66.938</text:p>
          </table:table-cell>
          <table:table-cell table:formula="of:=ABS(100*[.H289]/[.$G$3])" office:value-type="float" office:value="25.6759607676168" calcext:value-type="float">
            <text:p>25.67596076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.449" calcext:value-type="float">
            <text:p>144.449</text:p>
          </table:table-cell>
          <table:table-cell office:value-type="float" office:value="88.5494" calcext:value-type="float">
            <text:p>88.5494</text:p>
          </table:table-cell>
          <table:table-cell office:value-type="float" office:value="193.735" calcext:value-type="float">
            <text:p>193.73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0]" office:value-type="float" office:value="66.968" calcext:value-type="float">
            <text:p>66.968</text:p>
          </table:table-cell>
          <table:table-cell table:formula="of:=ABS(100*[.H290]/[.$G$3])" office:value-type="float" office:value="25.6874681150581" calcext:value-type="float">
            <text:p>25.68746811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3.7" calcext:value-type="float">
            <text:p>113.7</text:p>
          </table:table-cell>
          <table:table-cell office:value-type="float" office:value="88.9994" calcext:value-type="float">
            <text:p>88.9994</text:p>
          </table:table-cell>
          <table:table-cell office:value-type="float" office:value="194.688" calcext:value-type="float">
            <text:p>194.68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1]" office:value-type="float" office:value="66.015" calcext:value-type="float">
            <text:p>66.015</text:p>
          </table:table-cell>
          <table:table-cell table:formula="of:=ABS(100*[.H291]/[.$G$3])" office:value-type="float" office:value="25.3219180446715" calcext:value-type="float">
            <text:p>25.32191804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6.231" calcext:value-type="float">
            <text:p>166.231</text:p>
          </table:table-cell>
          <table:table-cell office:value-type="float" office:value="89.3947" calcext:value-type="float">
            <text:p>89.3947</text:p>
          </table:table-cell>
          <table:table-cell office:value-type="float" office:value="198.59" calcext:value-type="float">
            <text:p>198.5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2]" office:value-type="float" office:value="62.113" calcext:value-type="float">
            <text:p>62.113</text:p>
          </table:table-cell>
          <table:table-cell table:formula="of:=ABS(100*[.H292]/[.$G$3])" office:value-type="float" office:value="23.8251957208011" calcext:value-type="float">
            <text:p>23.82519572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7.266" calcext:value-type="float">
            <text:p>167.266</text:p>
          </table:table-cell>
          <table:table-cell office:value-type="float" office:value="89.6447" calcext:value-type="float">
            <text:p>89.6447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3]" office:value-type="float" office:value="62.115" calcext:value-type="float">
            <text:p>62.115</text:p>
          </table:table-cell>
          <table:table-cell table:formula="of:=ABS(100*[.H293]/[.$G$3])" office:value-type="float" office:value="23.8259628772971" calcext:value-type="float">
            <text:p>23.82596287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8.896" calcext:value-type="float">
            <text:p>128.896</text:p>
          </table:table-cell>
          <table:table-cell office:value-type="float" office:value="89.8947" calcext:value-type="float">
            <text:p>89.8947</text:p>
          </table:table-cell>
          <table:table-cell office:value-type="float" office:value="199.045" calcext:value-type="float">
            <text:p>199.04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4]" office:value-type="float" office:value="61.658" calcext:value-type="float">
            <text:p>61.658</text:p>
          </table:table-cell>
          <table:table-cell table:formula="of:=ABS(100*[.H294]/[.$G$3])" office:value-type="float" office:value="23.6506676179407" calcext:value-type="float">
            <text:p>23.65066761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6.889" calcext:value-type="float">
            <text:p>136.889</text:p>
          </table:table-cell>
          <table:table-cell office:value-type="float" office:value="90.1447" calcext:value-type="float">
            <text:p>90.1447</text:p>
          </table:table-cell>
          <table:table-cell office:value-type="float" office:value="199.038" calcext:value-type="float">
            <text:p>199.03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5]" office:value-type="float" office:value="61.665" calcext:value-type="float">
            <text:p>61.665</text:p>
          </table:table-cell>
          <table:table-cell table:formula="of:=ABS(100*[.H295]/[.$G$3])" office:value-type="float" office:value="23.653352665677" calcext:value-type="float">
            <text:p>23.653352665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9.592" calcext:value-type="float">
            <text:p>159.592</text:p>
          </table:table-cell>
          <table:table-cell office:value-type="float" office:value="90.4697" calcext:value-type="float">
            <text:p>90.4697</text:p>
          </table:table-cell>
          <table:table-cell office:value-type="float" office:value="199.415" calcext:value-type="float">
            <text:p>199.4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6]" office:value-type="float" office:value="61.288" calcext:value-type="float">
            <text:p>61.288</text:p>
          </table:table-cell>
          <table:table-cell table:formula="of:=ABS(100*[.H296]/[.$G$3])" office:value-type="float" office:value="23.5087436661642" calcext:value-type="float">
            <text:p>23.50874366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.461" calcext:value-type="float">
            <text:p>191.461</text:p>
          </table:table-cell>
          <table:table-cell office:value-type="float" office:value="90.7197" calcext:value-type="float">
            <text:p>90.7197</text:p>
          </table:table-cell>
          <table:table-cell office:value-type="float" office:value="199.415" calcext:value-type="float">
            <text:p>199.4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7]" office:value-type="float" office:value="61.288" calcext:value-type="float">
            <text:p>61.288</text:p>
          </table:table-cell>
          <table:table-cell table:formula="of:=ABS(100*[.H297]/[.$G$3])" office:value-type="float" office:value="23.5087436661642" calcext:value-type="float">
            <text:p>23.50874366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3.941" calcext:value-type="float">
            <text:p>133.941</text:p>
          </table:table-cell>
          <table:table-cell office:value-type="float" office:value="90.9697" calcext:value-type="float">
            <text:p>90.9697</text:p>
          </table:table-cell>
          <table:table-cell office:value-type="float" office:value="199.735" calcext:value-type="float">
            <text:p>199.73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8]" office:value-type="float" office:value="60.968" calcext:value-type="float">
            <text:p>60.968</text:p>
          </table:table-cell>
          <table:table-cell table:formula="of:=ABS(100*[.H298]/[.$G$3])" office:value-type="float" office:value="23.3859986267899" calcext:value-type="float">
            <text:p>23.385998626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0.114" calcext:value-type="float">
            <text:p>130.114</text:p>
          </table:table-cell>
          <table:table-cell office:value-type="float" office:value="91.2197" calcext:value-type="float">
            <text:p>91.2197</text:p>
          </table:table-cell>
          <table:table-cell office:value-type="float" office:value="199.553" calcext:value-type="float">
            <text:p>199.55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9]" office:value-type="float" office:value="61.15" calcext:value-type="float">
            <text:p>61.15</text:p>
          </table:table-cell>
          <table:table-cell table:formula="of:=ABS(100*[.H299]/[.$G$3])" office:value-type="float" office:value="23.455809867934" calcext:value-type="float">
            <text:p>23.455809867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1.864" calcext:value-type="float">
            <text:p>131.864</text:p>
          </table:table-cell>
          <table:table-cell office:value-type="float" office:value="91.5197" calcext:value-type="float">
            <text:p>91.5197</text:p>
          </table:table-cell>
          <table:table-cell office:value-type="float" office:value="199.5" calcext:value-type="float">
            <text:p>199.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0]" office:value-type="float" office:value="61.203" calcext:value-type="float">
            <text:p>61.203</text:p>
          </table:table-cell>
          <table:table-cell table:formula="of:=ABS(100*[.H300]/[.$G$3])" office:value-type="float" office:value="23.4761395150804" calcext:value-type="float">
            <text:p>23.47613951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5.303" calcext:value-type="float">
            <text:p>135.303</text:p>
          </table:table-cell>
          <table:table-cell office:value-type="float" office:value="91.7947" calcext:value-type="float">
            <text:p>91.79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1]" office:value-type="float" office:value="60.828" calcext:value-type="float">
            <text:p>60.828</text:p>
          </table:table-cell>
          <table:table-cell table:formula="of:=ABS(100*[.H301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.009" calcext:value-type="float">
            <text:p>192.009</text:p>
          </table:table-cell>
          <table:table-cell office:value-type="float" office:value="92.0447" calcext:value-type="float">
            <text:p>92.04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2]" office:value-type="float" office:value="60.828" calcext:value-type="float">
            <text:p>60.828</text:p>
          </table:table-cell>
          <table:table-cell table:formula="of:=ABS(100*[.H302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92.2947" calcext:value-type="float">
            <text:p>92.29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3]" office:value-type="float" office:value="60.828" calcext:value-type="float">
            <text:p>60.828</text:p>
          </table:table-cell>
          <table:table-cell table:formula="of:=ABS(100*[.H303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3.605" calcext:value-type="float">
            <text:p>123.605</text:p>
          </table:table-cell>
          <table:table-cell office:value-type="float" office:value="92.5447" calcext:value-type="float">
            <text:p>92.54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4]" office:value-type="float" office:value="60.828" calcext:value-type="float">
            <text:p>60.828</text:p>
          </table:table-cell>
          <table:table-cell table:formula="of:=ABS(100*[.H304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1.409" calcext:value-type="float">
            <text:p>161.409</text:p>
          </table:table-cell>
          <table:table-cell office:value-type="float" office:value="92.8447" calcext:value-type="float">
            <text:p>92.8447</text:p>
          </table:table-cell>
          <table:table-cell office:value-type="float" office:value="200.243" calcext:value-type="float">
            <text:p>200.2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5]" office:value-type="float" office:value="60.46" calcext:value-type="float">
            <text:p>60.46</text:p>
          </table:table-cell>
          <table:table-cell table:formula="of:=ABS(100*[.H305]/[.$G$3])" office:value-type="float" office:value="23.1911408767832" calcext:value-type="float">
            <text:p>23.191140876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6.308" calcext:value-type="float">
            <text:p>156.308</text:p>
          </table:table-cell>
          <table:table-cell office:value-type="float" office:value="93.1947" calcext:value-type="float">
            <text:p>93.19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6]" office:value-type="float" office:value="60.463" calcext:value-type="float">
            <text:p>60.463</text:p>
          </table:table-cell>
          <table:table-cell table:formula="of:=ABS(100*[.H306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1.474" calcext:value-type="float">
            <text:p>141.474</text:p>
          </table:table-cell>
          <table:table-cell office:value-type="float" office:value="93.4947" calcext:value-type="float">
            <text:p>93.49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7]" office:value-type="float" office:value="60.463" calcext:value-type="float">
            <text:p>60.463</text:p>
          </table:table-cell>
          <table:table-cell table:formula="of:=ABS(100*[.H307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5.994" calcext:value-type="float">
            <text:p>115.994</text:p>
          </table:table-cell>
          <table:table-cell office:value-type="float" office:value="93.8447" calcext:value-type="float">
            <text:p>93.8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8]" office:value-type="float" office:value="60.463" calcext:value-type="float">
            <text:p>60.463</text:p>
          </table:table-cell>
          <table:table-cell table:formula="of:=ABS(100*[.H308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5.144" calcext:value-type="float">
            <text:p>185.144</text:p>
          </table:table-cell>
          <table:table-cell office:value-type="float" office:value="94.1447" calcext:value-type="float">
            <text:p>94.1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9]" office:value-type="float" office:value="60.463" calcext:value-type="float">
            <text:p>60.463</text:p>
          </table:table-cell>
          <table:table-cell table:formula="of:=ABS(100*[.H309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3.222" calcext:value-type="float">
            <text:p>173.222</text:p>
          </table:table-cell>
          <table:table-cell office:value-type="float" office:value="94.5447" calcext:value-type="float">
            <text:p>94.5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0]" office:value-type="float" office:value="60.463" calcext:value-type="float">
            <text:p>60.463</text:p>
          </table:table-cell>
          <table:table-cell table:formula="of:=ABS(100*[.H310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7.711" calcext:value-type="float">
            <text:p>187.711</text:p>
          </table:table-cell>
          <table:table-cell office:value-type="float" office:value="94.7447" calcext:value-type="float">
            <text:p>94.7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1]" office:value-type="float" office:value="60.463" calcext:value-type="float">
            <text:p>60.463</text:p>
          </table:table-cell>
          <table:table-cell table:formula="of:=ABS(100*[.H311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1.929" calcext:value-type="float">
            <text:p>171.929</text:p>
          </table:table-cell>
          <table:table-cell office:value-type="float" office:value="95.0139" calcext:value-type="float">
            <text:p>95.0139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2]" office:value-type="float" office:value="60.463" calcext:value-type="float">
            <text:p>60.463</text:p>
          </table:table-cell>
          <table:table-cell table:formula="of:=ABS(100*[.H312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1.344" calcext:value-type="float">
            <text:p>171.344</text:p>
          </table:table-cell>
          <table:table-cell office:value-type="float" office:value="95.2832" calcext:value-type="float">
            <text:p>95.2832</text:p>
          </table:table-cell>
          <table:table-cell office:value-type="float" office:value="200.893" calcext:value-type="float">
            <text:p>200.89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3]" office:value-type="float" office:value="59.81" calcext:value-type="float">
            <text:p>59.81</text:p>
          </table:table-cell>
          <table:table-cell table:formula="of:=ABS(100*[.H313]/[.$G$3])" office:value-type="float" office:value="22.9418150155541" calcext:value-type="float">
            <text:p>22.941815015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0.859" calcext:value-type="float">
            <text:p>120.859</text:p>
          </table:table-cell>
          <table:table-cell office:value-type="float" office:value="95.6332" calcext:value-type="float">
            <text:p>95.6332</text:p>
          </table:table-cell>
          <table:table-cell office:value-type="float" office:value="200.893" calcext:value-type="float">
            <text:p>200.89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4]" office:value-type="float" office:value="59.81" calcext:value-type="float">
            <text:p>59.81</text:p>
          </table:table-cell>
          <table:table-cell table:formula="of:=ABS(100*[.H314]/[.$G$3])" office:value-type="float" office:value="22.9418150155541" calcext:value-type="float">
            <text:p>22.941815015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9.519" calcext:value-type="float">
            <text:p>119.519</text:p>
          </table:table-cell>
          <table:table-cell office:value-type="float" office:value="95.9832" calcext:value-type="float">
            <text:p>95.98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5]" office:value-type="float" office:value="59.808" calcext:value-type="float">
            <text:p>59.808</text:p>
          </table:table-cell>
          <table:table-cell table:formula="of:=ABS(100*[.H315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5.541" calcext:value-type="float">
            <text:p>115.541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6]" office:value-type="float" office:value="59.808" calcext:value-type="float">
            <text:p>59.808</text:p>
          </table:table-cell>
          <table:table-cell table:formula="of:=ABS(100*[.H316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7.914" calcext:value-type="float">
            <text:p>167.914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7]" office:value-type="float" office:value="59.808" calcext:value-type="float">
            <text:p>59.808</text:p>
          </table:table-cell>
          <table:table-cell table:formula="of:=ABS(100*[.H317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6.615" calcext:value-type="float">
            <text:p>116.615</text:p>
          </table:table-cell>
          <table:table-cell office:value-type="float" office:value="96.8832" calcext:value-type="float">
            <text:p>96.88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8]" office:value-type="float" office:value="59.808" calcext:value-type="float">
            <text:p>59.808</text:p>
          </table:table-cell>
          <table:table-cell table:formula="of:=ABS(100*[.H318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8.84" calcext:value-type="float">
            <text:p>118.84</text:p>
          </table:table-cell>
          <table:table-cell office:value-type="float" office:value="97.1332" calcext:value-type="float">
            <text:p>97.1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9]" office:value-type="float" office:value="59.808" calcext:value-type="float">
            <text:p>59.808</text:p>
          </table:table-cell>
          <table:table-cell table:formula="of:=ABS(100*[.H319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9.933" calcext:value-type="float">
            <text:p>139.933</text:p>
          </table:table-cell>
          <table:table-cell office:value-type="float" office:value="97.3704" calcext:value-type="float">
            <text:p>97.3704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20]" office:value-type="float" office:value="59.808" calcext:value-type="float">
            <text:p>59.808</text:p>
          </table:table-cell>
          <table:table-cell table:formula="of:=ABS(100*[.H320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3.66" calcext:value-type="float">
            <text:p>113.66</text:p>
          </table:table-cell>
          <table:table-cell office:value-type="float" office:value="97.6238" calcext:value-type="float">
            <text:p>97.6238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1]" office:value-type="float" office:value="59.808" calcext:value-type="float">
            <text:p>59.808</text:p>
          </table:table-cell>
          <table:table-cell table:formula="of:=ABS(100*[.H321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2.144" calcext:value-type="float">
            <text:p>132.144</text:p>
          </table:table-cell>
          <table:table-cell office:value-type="float" office:value="97.8931" calcext:value-type="float">
            <text:p>97.8931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2]" office:value-type="float" office:value="59.808" calcext:value-type="float">
            <text:p>59.808</text:p>
          </table:table-cell>
          <table:table-cell table:formula="of:=ABS(100*[.H322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1.213" calcext:value-type="float">
            <text:p>121.213</text:p>
          </table:table-cell>
          <table:table-cell office:value-type="float" office:value="98.1857" calcext:value-type="float">
            <text:p>98.1857</text:p>
          </table:table-cell>
          <table:table-cell office:value-type="float" office:value="200.765" calcext:value-type="float">
            <text:p>200.76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3]" office:value-type="float" office:value="59.938" calcext:value-type="float">
            <text:p>59.938</text:p>
          </table:table-cell>
          <table:table-cell table:formula="of:=ABS(100*[.H323]/[.$G$3])" office:value-type="float" office:value="22.9909130313038" calcext:value-type="float">
            <text:p>22.99091303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.786" calcext:value-type="float">
            <text:p>145.786</text:p>
          </table:table-cell>
          <table:table-cell office:value-type="float" office:value="98.4107" calcext:value-type="float">
            <text:p>98.4107</text:p>
          </table:table-cell>
          <table:table-cell office:value-type="float" office:value="200.765" calcext:value-type="float">
            <text:p>200.76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4]" office:value-type="float" office:value="59.938" calcext:value-type="float">
            <text:p>59.938</text:p>
          </table:table-cell>
          <table:table-cell table:formula="of:=ABS(100*[.H324]/[.$G$3])" office:value-type="float" office:value="22.9909130313038" calcext:value-type="float">
            <text:p>22.99091303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9.795" calcext:value-type="float">
            <text:p>129.795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01.378" calcext:value-type="float">
            <text:p>201.37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5]" office:value-type="float" office:value="59.325" calcext:value-type="float">
            <text:p>59.325</text:p>
          </table:table-cell>
          <table:table-cell table:formula="of:=ABS(100*[.H325]/[.$G$3])" office:value-type="float" office:value="22.7557795652524" calcext:value-type="float">
            <text:p>22.75577956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5.98" calcext:value-type="float">
            <text:p>135.98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01.84" calcext:value-type="float">
            <text:p>201.8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6]" office:value-type="float" office:value="58.863" calcext:value-type="float">
            <text:p>58.863</text:p>
          </table:table-cell>
          <table:table-cell table:formula="of:=ABS(100*[.H326]/[.$G$3])" office:value-type="float" office:value="22.5785664146558" calcext:value-type="float">
            <text:p>22.578566414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1.586" calcext:value-type="float">
            <text:p>121.586</text:p>
          </table:table-cell>
          <table:table-cell office:value-type="float" office:value="99.1389" calcext:value-type="float">
            <text:p>99.1389</text:p>
          </table:table-cell>
          <table:table-cell office:value-type="float" office:value="201.84" calcext:value-type="float">
            <text:p>201.8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7]" office:value-type="float" office:value="58.863" calcext:value-type="float">
            <text:p>58.863</text:p>
          </table:table-cell>
          <table:table-cell table:formula="of:=ABS(100*[.H327]/[.$G$3])" office:value-type="float" office:value="22.5785664146558" calcext:value-type="float">
            <text:p>22.57856641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.676" calcext:value-type="float">
            <text:p>145.676</text:p>
          </table:table-cell>
          <table:table-cell office:value-type="float" office:value="99.3689" calcext:value-type="float">
            <text:p>99.3689</text:p>
          </table:table-cell>
          <table:table-cell office:value-type="float" office:value="201.84" calcext:value-type="float">
            <text:p>201.8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28]" office:value-type="float" office:value="58.863" calcext:value-type="float">
            <text:p>58.863</text:p>
          </table:table-cell>
          <table:table-cell table:formula="of:=ABS(100*[.H328]/[.$G$3])" office:value-type="float" office:value="22.5785664146558" calcext:value-type="float">
            <text:p>22.57856641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9.062" calcext:value-type="float">
            <text:p>119.062</text:p>
          </table:table-cell>
          <table:table-cell office:value-type="float" office:value="99.7689" calcext:value-type="float">
            <text:p>99.7689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29]" office:value-type="float" office:value="58.87" calcext:value-type="float">
            <text:p>58.87</text:p>
          </table:table-cell>
          <table:table-cell table:formula="of:=ABS(100*[.H329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9.642" calcext:value-type="float">
            <text:p>119.642</text:p>
          </table:table-cell>
          <table:table-cell office:value-type="float" office:value="100.039" calcext:value-type="float">
            <text:p>100.039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0]" office:value-type="float" office:value="58.87" calcext:value-type="float">
            <text:p>58.87</text:p>
          </table:table-cell>
          <table:table-cell table:formula="of:=ABS(100*[.H330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85.529" calcext:value-type="float">
            <text:p>185.529</text:p>
          </table:table-cell>
          <table:table-cell office:value-type="float" office:value="100.397" calcext:value-type="float">
            <text:p>100.397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1]" office:value-type="float" office:value="58.87" calcext:value-type="float">
            <text:p>58.87</text:p>
          </table:table-cell>
          <table:table-cell table:formula="of:=ABS(100*[.H331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0.412" calcext:value-type="float">
            <text:p>120.412</text:p>
          </table:table-cell>
          <table:table-cell office:value-type="float" office:value="100.701" calcext:value-type="float">
            <text:p>100.70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2]" office:value-type="float" office:value="58.87" calcext:value-type="float">
            <text:p>58.87</text:p>
          </table:table-cell>
          <table:table-cell table:formula="of:=ABS(100*[.H332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3.026" calcext:value-type="float">
            <text:p>123.026</text:p>
          </table:table-cell>
          <table:table-cell office:value-type="float" office:value="100.908" calcext:value-type="float">
            <text:p>100.90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3]" office:value-type="float" office:value="58.87" calcext:value-type="float">
            <text:p>58.87</text:p>
          </table:table-cell>
          <table:table-cell table:formula="of:=ABS(100*[.H333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101.131" calcext:value-type="float">
            <text:p>101.13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4]" office:value-type="float" office:value="58.87" calcext:value-type="float">
            <text:p>58.87</text:p>
          </table:table-cell>
          <table:table-cell table:formula="of:=ABS(100*[.H334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6.521" calcext:value-type="float">
            <text:p>156.521</text:p>
          </table:table-cell>
          <table:table-cell office:value-type="float" office:value="101.363" calcext:value-type="float">
            <text:p>101.363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5]" office:value-type="float" office:value="58.87" calcext:value-type="float">
            <text:p>58.87</text:p>
          </table:table-cell>
          <table:table-cell table:formula="of:=ABS(100*[.H335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0.402" calcext:value-type="float">
            <text:p>130.402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6]" office:value-type="float" office:value="58.87" calcext:value-type="float">
            <text:p>58.87</text:p>
          </table:table-cell>
          <table:table-cell table:formula="of:=ABS(100*[.H336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1.596" calcext:value-type="float">
            <text:p>131.596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7]" office:value-type="float" office:value="58.87" calcext:value-type="float">
            <text:p>58.87</text:p>
          </table:table-cell>
          <table:table-cell table:formula="of:=ABS(100*[.H337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0.305" calcext:value-type="float">
            <text:p>140.305</text:p>
          </table:table-cell>
          <table:table-cell office:value-type="float" office:value="101.664" calcext:value-type="float">
            <text:p>101.66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8]" office:value-type="float" office:value="58.87" calcext:value-type="float">
            <text:p>58.87</text:p>
          </table:table-cell>
          <table:table-cell table:formula="of:=ABS(100*[.H338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6.128" calcext:value-type="float">
            <text:p>126.128</text:p>
          </table:table-cell>
          <table:table-cell office:value-type="float" office:value="102.264" calcext:value-type="float">
            <text:p>102.26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9]" office:value-type="float" office:value="58.87" calcext:value-type="float">
            <text:p>58.87</text:p>
          </table:table-cell>
          <table:table-cell table:formula="of:=ABS(100*[.H339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8.919" calcext:value-type="float">
            <text:p>128.919</text:p>
          </table:table-cell>
          <table:table-cell office:value-type="float" office:value="102.614" calcext:value-type="float">
            <text:p>102.61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40]" office:value-type="float" office:value="58.87" calcext:value-type="float">
            <text:p>58.87</text:p>
          </table:table-cell>
          <table:table-cell table:formula="of:=ABS(100*[.H340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0.919" calcext:value-type="float">
            <text:p>140.919</text:p>
          </table:table-cell>
          <table:table-cell office:value-type="float" office:value="102.82" calcext:value-type="float">
            <text:p>102.82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41]" office:value-type="float" office:value="58.87" calcext:value-type="float">
            <text:p>58.87</text:p>
          </table:table-cell>
          <table:table-cell table:formula="of:=ABS(100*[.H341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7.362" calcext:value-type="float">
            <text:p>137.362</text:p>
          </table:table-cell>
          <table:table-cell office:value-type="float" office:value="103.191" calcext:value-type="float">
            <text:p>103.19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$G$3]-[.D342]" office:value-type="float" office:value="58.87" calcext:value-type="float">
            <text:p>58.87</text:p>
          </table:table-cell>
          <table:table-cell table:formula="of:=ABS(100*[.H342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3.753" calcext:value-type="float">
            <text:p>123.753</text:p>
          </table:table-cell>
          <table:table-cell office:value-type="float" office:value="103.431" calcext:value-type="float">
            <text:p>103.43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$G$3]-[.D343]" office:value-type="float" office:value="58.538" calcext:value-type="float">
            <text:p>58.538</text:p>
          </table:table-cell>
          <table:table-cell table:formula="of:=ABS(100*[.H343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103.785" calcext:value-type="float">
            <text:p>103.785</text:p>
          </table:table-cell>
          <table:table-cell office:value-type="float" office:value="202.113" calcext:value-type="float">
            <text:p>202.11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4]" office:value-type="float" office:value="58.59" calcext:value-type="float">
            <text:p>58.59</text:p>
          </table:table-cell>
          <table:table-cell table:formula="of:=ABS(100*[.H344]/[.$G$3])" office:value-type="float" office:value="22.4738495529395" calcext:value-type="float">
            <text:p>22.47384955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1.572" calcext:value-type="float">
            <text:p>121.572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202.113" calcext:value-type="float">
            <text:p>202.11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5]" office:value-type="float" office:value="58.59" calcext:value-type="float">
            <text:p>58.59</text:p>
          </table:table-cell>
          <table:table-cell table:formula="of:=ABS(100*[.H345]/[.$G$3])" office:value-type="float" office:value="22.4738495529395" calcext:value-type="float">
            <text:p>22.47384955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5.147" calcext:value-type="float">
            <text:p>105.14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6]" office:value-type="float" office:value="58.538" calcext:value-type="float">
            <text:p>58.538</text:p>
          </table:table-cell>
          <table:table-cell table:formula="of:=ABS(100*[.H346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4.577" calcext:value-type="float">
            <text:p>124.577</text:p>
          </table:table-cell>
          <table:table-cell office:value-type="float" office:value="105.451" calcext:value-type="float">
            <text:p>105.45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7]" office:value-type="float" office:value="58.538" calcext:value-type="float">
            <text:p>58.538</text:p>
          </table:table-cell>
          <table:table-cell table:formula="of:=ABS(100*[.H347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.563" calcext:value-type="float">
            <text:p>129.563</text:p>
          </table:table-cell>
          <table:table-cell office:value-type="float" office:value="105.507" calcext:value-type="float">
            <text:p>105.50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8]" office:value-type="float" office:value="58.538" calcext:value-type="float">
            <text:p>58.538</text:p>
          </table:table-cell>
          <table:table-cell table:formula="of:=ABS(100*[.H348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8.995" calcext:value-type="float">
            <text:p>128.995</text:p>
          </table:table-cell>
          <table:table-cell office:value-type="float" office:value="106.061" calcext:value-type="float">
            <text:p>106.06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49]" office:value-type="float" office:value="58.538" calcext:value-type="float">
            <text:p>58.538</text:p>
          </table:table-cell>
          <table:table-cell table:formula="of:=ABS(100*[.H349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4.322" calcext:value-type="float">
            <text:p>154.322</text:p>
          </table:table-cell>
          <table:table-cell office:value-type="float" office:value="106.241" calcext:value-type="float">
            <text:p>106.24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0]" office:value-type="float" office:value="58.538" calcext:value-type="float">
            <text:p>58.538</text:p>
          </table:table-cell>
          <table:table-cell table:formula="of:=ABS(100*[.H350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3.148" calcext:value-type="float">
            <text:p>153.148</text:p>
          </table:table-cell>
          <table:table-cell office:value-type="float" office:value="106.761" calcext:value-type="float">
            <text:p>106.76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1]" office:value-type="float" office:value="58.538" calcext:value-type="float">
            <text:p>58.538</text:p>
          </table:table-cell>
          <table:table-cell table:formula="of:=ABS(100*[.H351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5.779" calcext:value-type="float">
            <text:p>125.779</text:p>
          </table:table-cell>
          <table:table-cell office:value-type="float" office:value="107.046" calcext:value-type="float">
            <text:p>107.04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2]" office:value-type="float" office:value="58.538" calcext:value-type="float">
            <text:p>58.538</text:p>
          </table:table-cell>
          <table:table-cell table:formula="of:=ABS(100*[.H352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2.56" calcext:value-type="float">
            <text:p>112.56</text:p>
          </table:table-cell>
          <table:table-cell office:value-type="float" office:value="107.284" calcext:value-type="float">
            <text:p>107.284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3]" office:value-type="float" office:value="58.538" calcext:value-type="float">
            <text:p>58.538</text:p>
          </table:table-cell>
          <table:table-cell table:formula="of:=ABS(100*[.H353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5.313" calcext:value-type="float">
            <text:p>125.313</text:p>
          </table:table-cell>
          <table:table-cell office:value-type="float" office:value="107.521" calcext:value-type="float">
            <text:p>107.52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4]" office:value-type="float" office:value="58.538" calcext:value-type="float">
            <text:p>58.538</text:p>
          </table:table-cell>
          <table:table-cell table:formula="of:=ABS(100*[.H354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0.786" calcext:value-type="float">
            <text:p>110.786</text:p>
          </table:table-cell>
          <table:table-cell office:value-type="float" office:value="107.971" calcext:value-type="float">
            <text:p>107.97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5]" office:value-type="float" office:value="58.538" calcext:value-type="float">
            <text:p>58.538</text:p>
          </table:table-cell>
          <table:table-cell table:formula="of:=ABS(100*[.H355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2.654" calcext:value-type="float">
            <text:p>112.654</text:p>
          </table:table-cell>
          <table:table-cell office:value-type="float" office:value="108.24" calcext:value-type="float">
            <text:p>108.24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6]" office:value-type="float" office:value="58.538" calcext:value-type="float">
            <text:p>58.538</text:p>
          </table:table-cell>
          <table:table-cell table:formula="of:=ABS(100*[.H356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5.868" calcext:value-type="float">
            <text:p>155.868</text:p>
          </table:table-cell>
          <table:table-cell office:value-type="float" office:value="108.576" calcext:value-type="float">
            <text:p>108.57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7]" office:value-type="float" office:value="58.538" calcext:value-type="float">
            <text:p>58.538</text:p>
          </table:table-cell>
          <table:table-cell table:formula="of:=ABS(100*[.H357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9.608" calcext:value-type="float">
            <text:p>139.608</text:p>
          </table:table-cell>
          <table:table-cell office:value-type="float" office:value="108.876" calcext:value-type="float">
            <text:p>108.87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8]" office:value-type="float" office:value="58.538" calcext:value-type="float">
            <text:p>58.538</text:p>
          </table:table-cell>
          <table:table-cell table:formula="of:=ABS(100*[.H358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1.476" calcext:value-type="float">
            <text:p>141.476</text:p>
          </table:table-cell>
          <table:table-cell office:value-type="float" office:value="109.237" calcext:value-type="float">
            <text:p>109.23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9]" office:value-type="float" office:value="58.538" calcext:value-type="float">
            <text:p>58.538</text:p>
          </table:table-cell>
          <table:table-cell table:formula="of:=ABS(100*[.H359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9.92" calcext:value-type="float">
            <text:p>129.92</text:p>
          </table:table-cell>
          <table:table-cell office:value-type="float" office:value="109.541" calcext:value-type="float">
            <text:p>109.54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60]" office:value-type="float" office:value="58.538" calcext:value-type="float">
            <text:p>58.538</text:p>
          </table:table-cell>
          <table:table-cell table:formula="of:=ABS(100*[.H360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5.3" calcext:value-type="float">
            <text:p>125.3</text:p>
          </table:table-cell>
          <table:table-cell office:value-type="float" office:value="110.358" calcext:value-type="float">
            <text:p>110.358</text:p>
          </table:table-cell>
          <table:table-cell office:value-type="float" office:value="203.223" calcext:value-type="float">
            <text:p>203.22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$G$3]-[.D361]" office:value-type="float" office:value="57.48" calcext:value-type="float">
            <text:p>57.48</text:p>
          </table:table-cell>
          <table:table-cell table:formula="of:=ABS(100*[.H361]/[.$G$3])" office:value-type="float" office:value="22.0480776976099" calcext:value-type="float">
            <text:p>22.048077697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4.851" calcext:value-type="float">
            <text:p>114.851</text:p>
          </table:table-cell>
          <table:table-cell office:value-type="float" office:value="110.723" calcext:value-type="float">
            <text:p>110.723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$G$3]-[.D362]" office:value-type="float" office:value="57.52" calcext:value-type="float">
            <text:p>57.52</text:p>
          </table:table-cell>
          <table:table-cell table:formula="of:=ABS(100*[.H362]/[.$G$3])" office:value-type="float" office:value="22.0634208275317" calcext:value-type="float">
            <text:p>22.06342082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9.895" calcext:value-type="float">
            <text:p>119.895</text:p>
          </table:table-cell>
          <table:table-cell office:value-type="float" office:value="110.936" calcext:value-type="float">
            <text:p>110.936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$G$3]-[.D363]" office:value-type="float" office:value="57.52" calcext:value-type="float">
            <text:p>57.52</text:p>
          </table:table-cell>
          <table:table-cell table:formula="of:=ABS(100*[.H363]/[.$G$3])" office:value-type="float" office:value="22.0634208275317" calcext:value-type="float">
            <text:p>22.06342082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9.393" calcext:value-type="float">
            <text:p>169.393</text:p>
          </table:table-cell>
          <table:table-cell office:value-type="float" office:value="111.186" calcext:value-type="float">
            <text:p>111.186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$G$3]-[.D364]" office:value-type="float" office:value="57.52" calcext:value-type="float">
            <text:p>57.52</text:p>
          </table:table-cell>
          <table:table-cell table:formula="of:=ABS(100*[.H364]/[.$G$3])" office:value-type="float" office:value="22.0634208275317" calcext:value-type="float">
            <text:p>22.06342082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1.022" calcext:value-type="float">
            <text:p>131.022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03.198" calcext:value-type="float">
            <text:p>203.19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$G$3]-[.D365]" office:value-type="float" office:value="57.505" calcext:value-type="float">
            <text:p>57.505</text:p>
          </table:table-cell>
          <table:table-cell table:formula="of:=ABS(100*[.H365]/[.$G$3])" office:value-type="float" office:value="22.057667153811" calcext:value-type="float">
            <text:p>22.05766715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0.288" calcext:value-type="float">
            <text:p>120.288</text:p>
          </table:table-cell>
          <table:table-cell office:value-type="float" office:value="111.747" calcext:value-type="float">
            <text:p>111.7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6]" office:value-type="float" office:value="57.508" calcext:value-type="float">
            <text:p>57.508</text:p>
          </table:table-cell>
          <table:table-cell table:formula="of:=ABS(100*[.H366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3.943" calcext:value-type="float">
            <text:p>123.943</text:p>
          </table:table-cell>
          <table:table-cell office:value-type="float" office:value="112.072" calcext:value-type="float">
            <text:p>112.072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7]" office:value-type="float" office:value="57.508" calcext:value-type="float">
            <text:p>57.508</text:p>
          </table:table-cell>
          <table:table-cell table:formula="of:=ABS(100*[.H367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4.297" calcext:value-type="float">
            <text:p>114.297</text:p>
          </table:table-cell>
          <table:table-cell office:value-type="float" office:value="112.572" calcext:value-type="float">
            <text:p>112.572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8]" office:value-type="float" office:value="57.508" calcext:value-type="float">
            <text:p>57.508</text:p>
          </table:table-cell>
          <table:table-cell table:formula="of:=ABS(100*[.H368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4.5" calcext:value-type="float">
            <text:p>124.5</text:p>
          </table:table-cell>
          <table:table-cell office:value-type="float" office:value="113.097" calcext:value-type="float">
            <text:p>113.09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9]" office:value-type="float" office:value="57.508" calcext:value-type="float">
            <text:p>57.508</text:p>
          </table:table-cell>
          <table:table-cell table:formula="of:=ABS(100*[.H369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1.833" calcext:value-type="float">
            <text:p>151.833</text:p>
          </table:table-cell>
          <table:table-cell office:value-type="float" office:value="113.547" calcext:value-type="float">
            <text:p>113.5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0]" office:value-type="float" office:value="57.508" calcext:value-type="float">
            <text:p>57.508</text:p>
          </table:table-cell>
          <table:table-cell table:formula="of:=ABS(100*[.H370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3.646" calcext:value-type="float">
            <text:p>123.646</text:p>
          </table:table-cell>
          <table:table-cell office:value-type="float" office:value="114.197" calcext:value-type="float">
            <text:p>114.19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1]" office:value-type="float" office:value="57.508" calcext:value-type="float">
            <text:p>57.508</text:p>
          </table:table-cell>
          <table:table-cell table:formula="of:=ABS(100*[.H371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9.933" calcext:value-type="float">
            <text:p>149.933</text:p>
          </table:table-cell>
          <table:table-cell office:value-type="float" office:value="114.847" calcext:value-type="float">
            <text:p>114.8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2]" office:value-type="float" office:value="57.508" calcext:value-type="float">
            <text:p>57.508</text:p>
          </table:table-cell>
          <table:table-cell table:formula="of:=ABS(100*[.H372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5.126" calcext:value-type="float">
            <text:p>115.126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3]" office:value-type="float" office:value="57.508" calcext:value-type="float">
            <text:p>57.508</text:p>
          </table:table-cell>
          <table:table-cell table:formula="of:=ABS(100*[.H373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15.621" calcext:value-type="float">
            <text:p>115.621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4]" office:value-type="float" office:value="57.508" calcext:value-type="float">
            <text:p>57.508</text:p>
          </table:table-cell>
          <table:table-cell table:formula="of:=ABS(100*[.H374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7.25" calcext:value-type="float">
            <text:p>147.25</text:p>
          </table:table-cell>
          <table:table-cell office:value-type="float" office:value="115.871" calcext:value-type="float">
            <text:p>115.871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5]" office:value-type="float" office:value="57.508" calcext:value-type="float">
            <text:p>57.508</text:p>
          </table:table-cell>
          <table:table-cell table:formula="of:=ABS(100*[.H375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6.539" calcext:value-type="float">
            <text:p>126.539</text:p>
          </table:table-cell>
          <table:table-cell office:value-type="float" office:value="116.521" calcext:value-type="float">
            <text:p>116.521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6]" office:value-type="float" office:value="57.5" calcext:value-type="float">
            <text:p>57.5</text:p>
          </table:table-cell>
          <table:table-cell table:formula="of:=ABS(100*[.H376]/[.$G$3])" office:value-type="float" office:value="22.0557492625708" calcext:value-type="float">
            <text:p>22.05574926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.745" calcext:value-type="float">
            <text:p>116.745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7]" office:value-type="float" office:value="57.5" calcext:value-type="float">
            <text:p>57.5</text:p>
          </table:table-cell>
          <table:table-cell table:formula="of:=ABS(100*[.H377]/[.$G$3])" office:value-type="float" office:value="22.0557492625708" calcext:value-type="float">
            <text:p>22.05574926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8.559" calcext:value-type="float">
            <text:p>128.559</text:p>
          </table:table-cell>
          <table:table-cell office:value-type="float" office:value="117.31" calcext:value-type="float">
            <text:p>117.31</text:p>
          </table:table-cell>
          <table:table-cell office:value-type="float" office:value="203.005" calcext:value-type="float">
            <text:p>203.00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378]" office:value-type="float" office:value="57.698" calcext:value-type="float">
            <text:p>57.698</text:p>
          </table:table-cell>
          <table:table-cell table:formula="of:=ABS(100*[.H378]/[.$G$3])" office:value-type="float" office:value="22.1316977556837" calcext:value-type="float">
            <text:p>22.131697755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4.196" calcext:value-type="float">
            <text:p>164.196</text:p>
          </table:table-cell>
          <table:table-cell office:value-type="float" office:value="117.658" calcext:value-type="float">
            <text:p>117.658</text:p>
          </table:table-cell>
          <table:table-cell office:value-type="float" office:value="202.88" calcext:value-type="float">
            <text:p>202.8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79]" office:value-type="float" office:value="57.823" calcext:value-type="float">
            <text:p>57.823</text:p>
          </table:table-cell>
          <table:table-cell table:formula="of:=ABS(100*[.H379]/[.$G$3])" office:value-type="float" office:value="22.1796450366892" calcext:value-type="float">
            <text:p>22.179645036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9.335" calcext:value-type="float">
            <text:p>119.335</text:p>
          </table:table-cell>
          <table:table-cell office:value-type="float" office:value="118.058" calcext:value-type="float">
            <text:p>118.058</text:p>
          </table:table-cell>
          <table:table-cell office:value-type="float" office:value="202.883" calcext:value-type="float">
            <text:p>202.88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0]" office:value-type="float" office:value="57.82" calcext:value-type="float">
            <text:p>57.82</text:p>
          </table:table-cell>
          <table:table-cell table:formula="of:=ABS(100*[.H380]/[.$G$3])" office:value-type="float" office:value="22.1784943019451" calcext:value-type="float">
            <text:p>22.17849430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3.715" calcext:value-type="float">
            <text:p>143.715</text:p>
          </table:table-cell>
          <table:table-cell office:value-type="float" office:value="118.367" calcext:value-type="float">
            <text:p>118.367</text:p>
          </table:table-cell>
          <table:table-cell office:value-type="float" office:value="202.888" calcext:value-type="float">
            <text:p>202.88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1]" office:value-type="float" office:value="57.815" calcext:value-type="float">
            <text:p>57.815</text:p>
          </table:table-cell>
          <table:table-cell table:formula="of:=ABS(100*[.H381]/[.$G$3])" office:value-type="float" office:value="22.1765764107049" calcext:value-type="float">
            <text:p>22.17657641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2.7" calcext:value-type="float">
            <text:p>132.7</text:p>
          </table:table-cell>
          <table:table-cell office:value-type="float" office:value="118.704" calcext:value-type="float">
            <text:p>118.704</text:p>
          </table:table-cell>
          <table:table-cell office:value-type="float" office:value="202.898" calcext:value-type="float">
            <text:p>202.89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2]" office:value-type="float" office:value="57.805" calcext:value-type="float">
            <text:p>57.805</text:p>
          </table:table-cell>
          <table:table-cell table:formula="of:=ABS(100*[.H382]/[.$G$3])" office:value-type="float" office:value="22.1727406282244" calcext:value-type="float">
            <text:p>22.17274062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6.591" calcext:value-type="float">
            <text:p>126.591</text:p>
          </table:table-cell>
          <table:table-cell office:value-type="float" office:value="118.987" calcext:value-type="float">
            <text:p>118.987</text:p>
          </table:table-cell>
          <table:table-cell office:value-type="float" office:value="203.205" calcext:value-type="float">
            <text:p>203.20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3]" office:value-type="float" office:value="57.498" calcext:value-type="float">
            <text:p>57.498</text:p>
          </table:table-cell>
          <table:table-cell table:formula="of:=ABS(100*[.H383]/[.$G$3])" office:value-type="float" office:value="22.0549821060747" calcext:value-type="float">
            <text:p>22.05498210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2.759" calcext:value-type="float">
            <text:p>122.759</text:p>
          </table:table-cell>
          <table:table-cell office:value-type="float" office:value="119.414" calcext:value-type="float">
            <text:p>119.414</text:p>
          </table:table-cell>
          <table:table-cell office:value-type="float" office:value="202.908" calcext:value-type="float">
            <text:p>202.90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4]" office:value-type="float" office:value="57.795" calcext:value-type="float">
            <text:p>57.795</text:p>
          </table:table-cell>
          <table:table-cell table:formula="of:=ABS(100*[.H384]/[.$G$3])" office:value-type="float" office:value="22.168904845744" calcext:value-type="float">
            <text:p>22.16890484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7.056" calcext:value-type="float">
            <text:p>147.056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04.478" calcext:value-type="float">
            <text:p>204.4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5]" office:value-type="float" office:value="56.225" calcext:value-type="float">
            <text:p>56.225</text:p>
          </table:table-cell>
          <table:table-cell table:formula="of:=ABS(100*[.H385]/[.$G$3])" office:value-type="float" office:value="21.5666869963138" calcext:value-type="float">
            <text:p>21.56668699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2.223" calcext:value-type="float">
            <text:p>172.223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04.478" calcext:value-type="float">
            <text:p>204.4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6]" office:value-type="float" office:value="56.225" calcext:value-type="float">
            <text:p>56.225</text:p>
          </table:table-cell>
          <table:table-cell table:formula="of:=ABS(100*[.H386]/[.$G$3])" office:value-type="float" office:value="21.5666869963138" calcext:value-type="float">
            <text:p>21.56668699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1.029" calcext:value-type="float">
            <text:p>121.029</text:p>
          </table:table-cell>
          <table:table-cell office:value-type="float" office:value="120.314" calcext:value-type="float">
            <text:p>120.314</text:p>
          </table:table-cell>
          <table:table-cell office:value-type="float" office:value="205.118" calcext:value-type="float">
            <text:p>205.11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7]" office:value-type="float" office:value="55.585" calcext:value-type="float">
            <text:p>55.585</text:p>
          </table:table-cell>
          <table:table-cell table:formula="of:=ABS(100*[.H387]/[.$G$3])" office:value-type="float" office:value="21.3211969175652" calcext:value-type="float">
            <text:p>21.32119691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2.231" calcext:value-type="float">
            <text:p>112.231</text:p>
          </table:table-cell>
          <table:table-cell office:value-type="float" office:value="120.757" calcext:value-type="float">
            <text:p>120.757</text:p>
          </table:table-cell>
          <table:table-cell office:value-type="float" office:value="205.683" calcext:value-type="float">
            <text:p>205.68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8]" office:value-type="float" office:value="55.02" calcext:value-type="float">
            <text:p>55.02</text:p>
          </table:table-cell>
          <table:table-cell table:formula="of:=ABS(100*[.H388]/[.$G$3])" office:value-type="float" office:value="21.1044752074199" calcext:value-type="float">
            <text:p>21.104475207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5.938" calcext:value-type="float">
            <text:p>165.938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05.68" calcext:value-type="float">
            <text:p>205.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9]" office:value-type="float" office:value="55.023" calcext:value-type="float">
            <text:p>55.023</text:p>
          </table:table-cell>
          <table:table-cell table:formula="of:=ABS(100*[.H389]/[.$G$3])" office:value-type="float" office:value="21.1056259421641" calcext:value-type="float">
            <text:p>21.10562594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3.516" calcext:value-type="float">
            <text:p>133.516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06.138" calcext:value-type="float">
            <text:p>206.1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0]" office:value-type="float" office:value="54.565" calcext:value-type="float">
            <text:p>54.565</text:p>
          </table:table-cell>
          <table:table-cell table:formula="of:=ABS(100*[.H390]/[.$G$3])" office:value-type="float" office:value="20.9299471045596" calcext:value-type="float">
            <text:p>20.92994710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9.178" calcext:value-type="float">
            <text:p>129.178</text:p>
          </table:table-cell>
          <table:table-cell office:value-type="float" office:value="121.382" calcext:value-type="float">
            <text:p>121.382</text:p>
          </table:table-cell>
          <table:table-cell office:value-type="float" office:value="206.135" calcext:value-type="float">
            <text:p>206.13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1]" office:value-type="float" office:value="54.568" calcext:value-type="float">
            <text:p>54.568</text:p>
          </table:table-cell>
          <table:table-cell table:formula="of:=ABS(100*[.H391]/[.$G$3])" office:value-type="float" office:value="20.9310978393037" calcext:value-type="float">
            <text:p>20.93109783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0.212" calcext:value-type="float">
            <text:p>140.212</text:p>
          </table:table-cell>
          <table:table-cell office:value-type="float" office:value="121.976" calcext:value-type="float">
            <text:p>121.976</text:p>
          </table:table-cell>
          <table:table-cell office:value-type="float" office:value="206.135" calcext:value-type="float">
            <text:p>206.13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2]" office:value-type="float" office:value="54.568" calcext:value-type="float">
            <text:p>54.568</text:p>
          </table:table-cell>
          <table:table-cell table:formula="of:=ABS(100*[.H392]/[.$G$3])" office:value-type="float" office:value="20.9310978393037" calcext:value-type="float">
            <text:p>20.93109783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9.342" calcext:value-type="float">
            <text:p>179.342</text:p>
          </table:table-cell>
          <table:table-cell office:value-type="float" office:value="122.226" calcext:value-type="float">
            <text:p>122.226</text:p>
          </table:table-cell>
          <table:table-cell office:value-type="float" office:value="206.138" calcext:value-type="float">
            <text:p>206.1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3]" office:value-type="float" office:value="54.565" calcext:value-type="float">
            <text:p>54.565</text:p>
          </table:table-cell>
          <table:table-cell table:formula="of:=ABS(100*[.H393]/[.$G$3])" office:value-type="float" office:value="20.9299471045596" calcext:value-type="float">
            <text:p>20.92994710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4.61" calcext:value-type="float">
            <text:p>124.61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4]" office:value-type="float" office:value="54.04" calcext:value-type="float">
            <text:p>54.04</text:p>
          </table:table-cell>
          <table:table-cell table:formula="of:=ABS(100*[.H394]/[.$G$3])" office:value-type="float" office:value="20.7285685243361" calcext:value-type="float">
            <text:p>20.72856852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.711" calcext:value-type="float">
            <text:p>145.711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5]" office:value-type="float" office:value="54.04" calcext:value-type="float">
            <text:p>54.04</text:p>
          </table:table-cell>
          <table:table-cell table:formula="of:=ABS(100*[.H395]/[.$G$3])" office:value-type="float" office:value="20.7285685243361" calcext:value-type="float">
            <text:p>20.728568524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3.247" calcext:value-type="float">
            <text:p>123.247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6]" office:value-type="float" office:value="54.04" calcext:value-type="float">
            <text:p>54.04</text:p>
          </table:table-cell>
          <table:table-cell table:formula="of:=ABS(100*[.H396]/[.$G$3])" office:value-type="float" office:value="20.7285685243361" calcext:value-type="float">
            <text:p>20.72856852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1.517" calcext:value-type="float">
            <text:p>141.517</text:p>
          </table:table-cell>
          <table:table-cell office:value-type="float" office:value="123.597" calcext:value-type="float">
            <text:p>123.597</text:p>
          </table:table-cell>
          <table:table-cell office:value-type="float" office:value="208.258" calcext:value-type="float">
            <text:p>208.25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7]" office:value-type="float" office:value="52.445" calcext:value-type="float">
            <text:p>52.445</text:p>
          </table:table-cell>
          <table:table-cell table:formula="of:=ABS(100*[.H397]/[.$G$3])" office:value-type="float" office:value="20.1167612187048" calcext:value-type="float">
            <text:p>20.11676121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9.883" calcext:value-type="float">
            <text:p>119.883</text:p>
          </table:table-cell>
          <table:table-cell office:value-type="float" office:value="123.947" calcext:value-type="float">
            <text:p>123.947</text:p>
          </table:table-cell>
          <table:table-cell office:value-type="float" office:value="208.695" calcext:value-type="float">
            <text:p>208.6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8]" office:value-type="float" office:value="52.008" calcext:value-type="float">
            <text:p>52.008</text:p>
          </table:table-cell>
          <table:table-cell table:formula="of:=ABS(100*[.H398]/[.$G$3])" office:value-type="float" office:value="19.9491375243093" calcext:value-type="float">
            <text:p>19.94913752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4.662" calcext:value-type="float">
            <text:p>124.662</text:p>
          </table:table-cell>
          <table:table-cell office:value-type="float" office:value="124.322" calcext:value-type="float">
            <text:p>124.322</text:p>
          </table:table-cell>
          <table:table-cell office:value-type="float" office:value="209.29" calcext:value-type="float">
            <text:p>209.2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9]" office:value-type="float" office:value="51.413" calcext:value-type="float">
            <text:p>51.413</text:p>
          </table:table-cell>
          <table:table-cell table:formula="of:=ABS(100*[.H399]/[.$G$3])" office:value-type="float" office:value="19.7209084667227" calcext:value-type="float">
            <text:p>19.72090846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6.909" calcext:value-type="float">
            <text:p>136.909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209.208" calcext:value-type="float">
            <text:p>209.20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0]" office:value-type="float" office:value="51.495" calcext:value-type="float">
            <text:p>51.495</text:p>
          </table:table-cell>
          <table:table-cell table:formula="of:=ABS(100*[.H400]/[.$G$3])" office:value-type="float" office:value="19.7523618830623" calcext:value-type="float">
            <text:p>19.752361883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1.287" calcext:value-type="float">
            <text:p>141.287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210.15" calcext:value-type="float">
            <text:p>210.1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1]" office:value-type="float" office:value="50.553" calcext:value-type="float">
            <text:p>50.553</text:p>
          </table:table-cell>
          <table:table-cell table:formula="of:=ABS(100*[.H401]/[.$G$3])" office:value-type="float" office:value="19.3910311734042" calcext:value-type="float">
            <text:p>19.39103117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3.896" calcext:value-type="float">
            <text:p>123.896</text:p>
          </table:table-cell>
          <table:table-cell office:value-type="float" office:value="125.272" calcext:value-type="float">
            <text:p>125.272</text:p>
          </table:table-cell>
          <table:table-cell office:value-type="float" office:value="214.453" calcext:value-type="float">
            <text:p>214.45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2]" office:value-type="float" office:value="46.25" calcext:value-type="float">
            <text:p>46.25</text:p>
          </table:table-cell>
          <table:table-cell table:formula="of:=ABS(100*[.H402]/[.$G$3])" office:value-type="float" office:value="17.7404939720678" calcext:value-type="float">
            <text:p>17.74049397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8.891" calcext:value-type="float">
            <text:p>118.891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215.77" calcext:value-type="float">
            <text:p>215.7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3]" office:value-type="float" office:value="44.933" calcext:value-type="float">
            <text:p>44.933</text:p>
          </table:table-cell>
          <table:table-cell table:formula="of:=ABS(100*[.H403]/[.$G$3])" office:value-type="float" office:value="17.2353214193929" calcext:value-type="float">
            <text:p>17.235321419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1.681" calcext:value-type="float">
            <text:p>121.681</text:p>
          </table:table-cell>
          <table:table-cell office:value-type="float" office:value="125.922" calcext:value-type="float">
            <text:p>125.922</text:p>
          </table:table-cell>
          <table:table-cell office:value-type="float" office:value="217.995" calcext:value-type="float">
            <text:p>217.9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4]" office:value-type="float" office:value="42.708" calcext:value-type="float">
            <text:p>42.708</text:p>
          </table:table-cell>
          <table:table-cell table:formula="of:=ABS(100*[.H404]/[.$G$3])" office:value-type="float" office:value="16.3818598174935" calcext:value-type="float">
            <text:p>16.38185981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2.122" calcext:value-type="float">
            <text:p>122.122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219.953" calcext:value-type="float">
            <text:p>219.95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5]" office:value-type="float" office:value="40.75" calcext:value-type="float">
            <text:p>40.75</text:p>
          </table:table-cell>
          <table:table-cell table:formula="of:=ABS(100*[.H405]/[.$G$3])" office:value-type="float" office:value="15.6308136078219" calcext:value-type="float">
            <text:p>15.630813607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2.823" calcext:value-type="float">
            <text:p>132.823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221.655" calcext:value-type="float">
            <text:p>221.65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6]" office:value-type="float" office:value="39.048" calcext:value-type="float">
            <text:p>39.048</text:p>
          </table:table-cell>
          <table:table-cell table:formula="of:=ABS(100*[.H406]/[.$G$3])" office:value-type="float" office:value="14.9779634296498" calcext:value-type="float">
            <text:p>14.977963429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5.927" calcext:value-type="float">
            <text:p>115.927</text:p>
          </table:table-cell>
          <table:table-cell office:value-type="float" office:value="127.022" calcext:value-type="float">
            <text:p>127.022</text:p>
          </table:table-cell>
          <table:table-cell office:value-type="float" office:value="223.553" calcext:value-type="float">
            <text:p>223.55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7]" office:value-type="float" office:value="37.15" calcext:value-type="float">
            <text:p>37.15</text:p>
          </table:table-cell>
          <table:table-cell table:formula="of:=ABS(100*[.H407]/[.$G$3])" office:value-type="float" office:value="14.249931914861" calcext:value-type="float">
            <text:p>14.249931914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6.515" calcext:value-type="float">
            <text:p>126.515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229.108" calcext:value-type="float">
            <text:p>229.10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8]" office:value-type="float" office:value="31.595" calcext:value-type="float">
            <text:p>31.595</text:p>
          </table:table-cell>
          <table:table-cell table:formula="of:=ABS(100*[.H408]/[.$G$3])" office:value-type="float" office:value="12.1191547469726" calcext:value-type="float">
            <text:p>12.11915474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7.639" calcext:value-type="float">
            <text:p>197.639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232.97" calcext:value-type="float">
            <text:p>232.9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9]" office:value-type="float" office:value="27.733" calcext:value-type="float">
            <text:p>27.733</text:p>
          </table:table-cell>
          <table:table-cell table:formula="of:=ABS(100*[.H409]/[.$G$3])" office:value-type="float" office:value="10.6377755530239" calcext:value-type="float">
            <text:p>10.63777555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3.487" calcext:value-type="float">
            <text:p>113.487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234.948" calcext:value-type="float">
            <text:p>234.94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0]" office:value-type="float" office:value="25.755" calcext:value-type="float">
            <text:p>25.755</text:p>
          </table:table-cell>
          <table:table-cell table:formula="of:=ABS(100*[.H410]/[.$G$3])" office:value-type="float" office:value="9.87905777839149" calcext:value-type="float">
            <text:p>9.87905777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1.588" calcext:value-type="float">
            <text:p>121.588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236.45" calcext:value-type="float">
            <text:p>236.4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1]" office:value-type="float" office:value="24.253" calcext:value-type="float">
            <text:p>24.253</text:p>
          </table:table-cell>
          <table:table-cell table:formula="of:=ABS(100*[.H411]/[.$G$3])" office:value-type="float" office:value="9.30292324982834" calcext:value-type="float">
            <text:p>9.302923249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7.351" calcext:value-type="float">
            <text:p>117.351</text:p>
          </table:table-cell>
          <table:table-cell office:value-type="float" office:value="128.507" calcext:value-type="float">
            <text:p>128.50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2]" office:value-type="float" office:value="24.275" calcext:value-type="float">
            <text:p>24.275</text:p>
          </table:table-cell>
          <table:table-cell table:formula="of:=ABS(100*[.H412]/[.$G$3])" office:value-type="float" office:value="9.31136197128532" calcext:value-type="float">
            <text:p>9.31136197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1.748" calcext:value-type="float">
            <text:p>121.748</text:p>
          </table:table-cell>
          <table:table-cell office:value-type="float" office:value="128.957" calcext:value-type="float">
            <text:p>128.95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3]" office:value-type="float" office:value="24.275" calcext:value-type="float">
            <text:p>24.275</text:p>
          </table:table-cell>
          <table:table-cell table:formula="of:=ABS(100*[.H413]/[.$G$3])" office:value-type="float" office:value="9.31136197128532" calcext:value-type="float">
            <text:p>9.31136197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9.925" calcext:value-type="float">
            <text:p>129.925</text:p>
          </table:table-cell>
          <table:table-cell office:value-type="float" office:value="129.307" calcext:value-type="float">
            <text:p>129.30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4]" office:value-type="float" office:value="24.275" calcext:value-type="float">
            <text:p>24.275</text:p>
          </table:table-cell>
          <table:table-cell table:formula="of:=ABS(100*[.H414]/[.$G$3])" office:value-type="float" office:value="9.31136197128532" calcext:value-type="float">
            <text:p>9.31136197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7.861" calcext:value-type="float">
            <text:p>127.861</text:p>
          </table:table-cell>
          <table:table-cell office:value-type="float" office:value="129.568" calcext:value-type="float">
            <text:p>129.568</text:p>
          </table:table-cell>
          <table:table-cell office:value-type="float" office:value="235.9" calcext:value-type="float">
            <text:p>235.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5]" office:value-type="float" office:value="24.803" calcext:value-type="float">
            <text:p>24.803</text:p>
          </table:table-cell>
          <table:table-cell table:formula="of:=ABS(100*[.H415]/[.$G$3])" office:value-type="float" office:value="9.51389128625293" calcext:value-type="float">
            <text:p>9.51389128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2.051" calcext:value-type="float">
            <text:p>122.051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6]" office:value-type="float" office:value="23.908" calcext:value-type="float">
            <text:p>23.908</text:p>
          </table:table-cell>
          <table:table-cell table:formula="of:=ABS(100*[.H416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9.533" calcext:value-type="float">
            <text:p>139.533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7]" office:value-type="float" office:value="23.908" calcext:value-type="float">
            <text:p>23.908</text:p>
          </table:table-cell>
          <table:table-cell table:formula="of:=ABS(100*[.H417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3.522" calcext:value-type="float">
            <text:p>123.522</text:p>
          </table:table-cell>
          <table:table-cell office:value-type="float" office:value="130.632" calcext:value-type="float">
            <text:p>130.632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8]" office:value-type="float" office:value="23.908" calcext:value-type="float">
            <text:p>23.908</text:p>
          </table:table-cell>
          <table:table-cell table:formula="of:=ABS(100*[.H418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6.952" calcext:value-type="float">
            <text:p>126.952</text:p>
          </table:table-cell>
          <table:table-cell office:value-type="float" office:value="130.982" calcext:value-type="float">
            <text:p>130.982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9]" office:value-type="float" office:value="23.908" calcext:value-type="float">
            <text:p>23.908</text:p>
          </table:table-cell>
          <table:table-cell table:formula="of:=ABS(100*[.H419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3.903" calcext:value-type="float">
            <text:p>133.903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0]" office:value-type="float" office:value="23.925" calcext:value-type="float">
            <text:p>23.925</text:p>
          </table:table-cell>
          <table:table-cell table:formula="of:=ABS(100*[.H420]/[.$G$3])" office:value-type="float" office:value="9.17710958446968" calcext:value-type="float">
            <text:p>9.17710958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4.298" calcext:value-type="float">
            <text:p>194.298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237.483" calcext:value-type="float">
            <text:p>237.48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1]" office:value-type="float" office:value="23.22" calcext:value-type="float">
            <text:p>23.22</text:p>
          </table:table-cell>
          <table:table-cell table:formula="of:=ABS(100*[.H421]/[.$G$3])" office:value-type="float" office:value="8.90668691959815" calcext:value-type="float">
            <text:p>8.906686919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3.348" calcext:value-type="float">
            <text:p>123.348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245.235" calcext:value-type="float">
            <text:p>245.23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2]" office:value-type="float" office:value="15.468" calcext:value-type="float">
            <text:p>15.468</text:p>
          </table:table-cell>
          <table:table-cell table:formula="of:=ABS(100*[.H422]/[.$G$3])" office:value-type="float" office:value="5.93318834075556" calcext:value-type="float">
            <text:p>5.93318834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0.777" calcext:value-type="float">
            <text:p>160.777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246.338" calcext:value-type="float">
            <text:p>246.3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3]" office:value-type="float" office:value="14.365" calcext:value-type="float">
            <text:p>14.365</text:p>
          </table:table-cell>
          <table:table-cell table:formula="of:=ABS(100*[.H423]/[.$G$3])" office:value-type="float" office:value="5.51010153316225" calcext:value-type="float">
            <text:p>5.510101533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0.551" calcext:value-type="float">
            <text:p>140.551</text:p>
          </table:table-cell>
          <table:table-cell office:value-type="float" office:value="132.561" calcext:value-type="float">
            <text:p>132.561</text:p>
          </table:table-cell>
          <table:table-cell office:value-type="float" office:value="245.483" calcext:value-type="float">
            <text:p>245.48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4]" office:value-type="float" office:value="15.22" calcext:value-type="float">
            <text:p>15.22</text:p>
          </table:table-cell>
          <table:table-cell table:formula="of:=ABS(100*[.H424]/[.$G$3])" office:value-type="float" office:value="5.83806093524047" calcext:value-type="float">
            <text:p>5.838060935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0.081" calcext:value-type="float">
            <text:p>130.081</text:p>
          </table:table-cell>
          <table:table-cell office:value-type="float" office:value="132.811" calcext:value-type="float">
            <text:p>132.811</text:p>
          </table:table-cell>
          <table:table-cell office:value-type="float" office:value="247.318" calcext:value-type="float">
            <text:p>247.31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5]" office:value-type="float" office:value="13.385" calcext:value-type="float">
            <text:p>13.385</text:p>
          </table:table-cell>
          <table:table-cell table:formula="of:=ABS(100*[.H425]/[.$G$3])" office:value-type="float" office:value="5.13419485007843" calcext:value-type="float">
            <text:p>5.13419485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9.896" calcext:value-type="float">
            <text:p>129.896</text:p>
          </table:table-cell>
          <table:table-cell office:value-type="float" office:value="133.111" calcext:value-type="float">
            <text:p>133.111</text:p>
          </table:table-cell>
          <table:table-cell office:value-type="float" office:value="248.778" calcext:value-type="float">
            <text:p>248.7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6]" office:value-type="float" office:value="11.925" calcext:value-type="float">
            <text:p>11.925</text:p>
          </table:table-cell>
          <table:table-cell table:formula="of:=ABS(100*[.H426]/[.$G$3])" office:value-type="float" office:value="4.57417060793316" calcext:value-type="float">
            <text:p>4.574170607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8.416" calcext:value-type="float">
            <text:p>138.416</text:p>
          </table:table-cell>
          <table:table-cell office:value-type="float" office:value="133.411" calcext:value-type="float">
            <text:p>133.411</text:p>
          </table:table-cell>
          <table:table-cell office:value-type="float" office:value="250.268" calcext:value-type="float">
            <text:p>250.2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7]" office:value-type="float" office:value="10.435" calcext:value-type="float">
            <text:p>10.435</text:p>
          </table:table-cell>
          <table:table-cell table:formula="of:=ABS(100*[.H427]/[.$G$3])" office:value-type="float" office:value="4.00263901834654" calcext:value-type="float">
            <text:p>4.00263901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6.826" calcext:value-type="float">
            <text:p>196.826</text:p>
          </table:table-cell>
          <table:table-cell office:value-type="float" office:value="133.711" calcext:value-type="float">
            <text:p>133.711</text:p>
          </table:table-cell>
          <table:table-cell office:value-type="float" office:value="251.6" calcext:value-type="float">
            <text:p>251.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8]" office:value-type="float" office:value="9.10299999999998" calcext:value-type="float">
            <text:p>9.103</text:p>
          </table:table-cell>
          <table:table-cell table:formula="of:=ABS(100*[.H428]/[.$G$3])" office:value-type="float" office:value="3.49171279195099" calcext:value-type="float">
            <text:p>3.4917127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0.161" calcext:value-type="float">
            <text:p>130.161</text:p>
          </table:table-cell>
          <table:table-cell office:value-type="float" office:value="134.061" calcext:value-type="float">
            <text:p>134.061</text:p>
          </table:table-cell>
          <table:table-cell office:value-type="float" office:value="253.115" calcext:value-type="float">
            <text:p>253.11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9]" office:value-type="float" office:value="7.58799999999997" calcext:value-type="float">
            <text:p>7.588</text:p>
          </table:table-cell>
          <table:table-cell table:formula="of:=ABS(100*[.H429]/[.$G$3])" office:value-type="float" office:value="2.91059174616325" calcext:value-type="float">
            <text:p>2.910591746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2.644" calcext:value-type="float">
            <text:p>152.644</text:p>
          </table:table-cell>
          <table:table-cell office:value-type="float" office:value="134.411" calcext:value-type="float">
            <text:p>134.411</text:p>
          </table:table-cell>
          <table:table-cell office:value-type="float" office:value="254.728" calcext:value-type="float">
            <text:p>254.7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0]" office:value-type="float" office:value="5.97499999999997" calcext:value-type="float">
            <text:p>5.975</text:p>
          </table:table-cell>
          <table:table-cell table:formula="of:=ABS(100*[.H430]/[.$G$3])" office:value-type="float" office:value="2.29188003206713" calcext:value-type="float">
            <text:p>2.29188003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1.272" calcext:value-type="float">
            <text:p>141.272</text:p>
          </table:table-cell>
          <table:table-cell office:value-type="float" office:value="134.711" calcext:value-type="float">
            <text:p>134.711</text:p>
          </table:table-cell>
          <table:table-cell office:value-type="float" office:value="255.69" calcext:value-type="float">
            <text:p>255.6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1]" office:value-type="float" office:value="5.01299999999998" calcext:value-type="float">
            <text:p>5.013</text:p>
          </table:table-cell>
          <table:table-cell table:formula="of:=ABS(100*[.H431]/[.$G$3])" office:value-type="float" office:value="1.92287775744812" calcext:value-type="float">
            <text:p>1.92287775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3.222" calcext:value-type="float">
            <text:p>203.222</text:p>
          </table:table-cell>
          <table:table-cell office:value-type="float" office:value="135.011" calcext:value-type="float">
            <text:p>135.011</text:p>
          </table:table-cell>
          <table:table-cell office:value-type="float" office:value="256.555" calcext:value-type="float">
            <text:p>256.55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2]" office:value-type="float" office:value="4.14799999999997" calcext:value-type="float">
            <text:p>4.148</text:p>
          </table:table-cell>
          <table:table-cell table:formula="of:=ABS(100*[.H432]/[.$G$3])" office:value-type="float" office:value="1.59108257288944" calcext:value-type="float">
            <text:p>1.59108257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1.088" calcext:value-type="float">
            <text:p>121.088</text:p>
          </table:table-cell>
          <table:table-cell office:value-type="float" office:value="135.311" calcext:value-type="float">
            <text:p>135.311</text:p>
          </table:table-cell>
          <table:table-cell office:value-type="float" office:value="257.36" calcext:value-type="float">
            <text:p>257.3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3]" office:value-type="float" office:value="3.34299999999996" calcext:value-type="float">
            <text:p>3.343</text:p>
          </table:table-cell>
          <table:table-cell table:formula="of:=ABS(100*[.H433]/[.$G$3])" office:value-type="float" office:value="1.28230208321345" calcext:value-type="float">
            <text:p>1.282302083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35.637" calcext:value-type="float">
            <text:p>135.637</text:p>
          </table:table-cell>
          <table:table-cell office:value-type="float" office:value="258.038" calcext:value-type="float">
            <text:p>258.0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4]" office:value-type="float" office:value="2.66499999999996" calcext:value-type="float">
            <text:p>2.665</text:p>
          </table:table-cell>
          <table:table-cell table:formula="of:=ABS(100*[.H434]/[.$G$3])" office:value-type="float" office:value="1.02223603103914" calcext:value-type="float">
            <text:p>1.0222360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2.068" calcext:value-type="float">
            <text:p>152.068</text:p>
          </table:table-cell>
          <table:table-cell office:value-type="float" office:value="135.937" calcext:value-type="float">
            <text:p>135.937</text:p>
          </table:table-cell>
          <table:table-cell office:value-type="float" office:value="258.668" calcext:value-type="float">
            <text:p>258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5]" office:value-type="float" office:value="2.03499999999997" calcext:value-type="float">
            <text:p>2.035</text:p>
          </table:table-cell>
          <table:table-cell table:formula="of:=ABS(100*[.H435]/[.$G$3])" office:value-type="float" office:value="0.780581734770972" calcext:value-type="float">
            <text:p>0.78058173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6.3" calcext:value-type="float">
            <text:p>136.3</text:p>
          </table:table-cell>
          <table:table-cell office:value-type="float" office:value="136.237" calcext:value-type="float">
            <text:p>136.237</text:p>
          </table:table-cell>
          <table:table-cell office:value-type="float" office:value="259.213" calcext:value-type="float">
            <text:p>259.21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6]" office:value-type="float" office:value="1.48999999999995" calcext:value-type="float">
            <text:p>1.49</text:p>
          </table:table-cell>
          <table:table-cell table:formula="of:=ABS(100*[.H436]/[.$G$3])" office:value-type="float" office:value="0.571531589586599" calcext:value-type="float">
            <text:p>0.57153158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7.602" calcext:value-type="float">
            <text:p>197.602</text:p>
          </table:table-cell>
          <table:table-cell office:value-type="float" office:value="136.573" calcext:value-type="float">
            <text:p>136.573</text:p>
          </table:table-cell>
          <table:table-cell office:value-type="float" office:value="259.76" calcext:value-type="float">
            <text:p>259.7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7]" office:value-type="float" office:value="0.942999999999984" calcext:value-type="float">
            <text:p>0.943</text:p>
          </table:table-cell>
          <table:table-cell table:formula="of:=ABS(100*[.H437]/[.$G$3])" office:value-type="float" office:value="0.361714287906155" calcext:value-type="float">
            <text:p>0.361714287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8.741" calcext:value-type="float">
            <text:p>128.741</text:p>
          </table:table-cell>
          <table:table-cell office:value-type="float" office:value="136.923" calcext:value-type="float">
            <text:p>136.923</text:p>
          </table:table-cell>
          <table:table-cell office:value-type="float" office:value="260.293" calcext:value-type="float">
            <text:p>260.29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8]" office:value-type="float" office:value="0.409999999999968" calcext:value-type="float">
            <text:p>0.41</text:p>
          </table:table-cell>
          <table:table-cell table:formula="of:=ABS(100*[.H438]/[.$G$3])" office:value-type="float" office:value="0.157267081698319" calcext:value-type="float">
            <text:p>0.15726708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8.18" calcext:value-type="float">
            <text:p>118.18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262.705" calcext:value-type="float">
            <text:p>262.70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9]" office:value-type="float" office:value="-2.00200000000001" calcext:value-type="float">
            <text:p>-2.002</text:p>
          </table:table-cell>
          <table:table-cell table:formula="of:=ABS(100*[.H439]/[.$G$3])" office:value-type="float" office:value="0.767923652585513" calcext:value-type="float">
            <text:p>0.767923652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1.916" calcext:value-type="float">
            <text:p>121.916</text:p>
          </table:table-cell>
          <table:table-cell office:value-type="float" office:value="137.573" calcext:value-type="float">
            <text:p>137.573</text:p>
          </table:table-cell>
          <table:table-cell office:value-type="float" office:value="262.703" calcext:value-type="float">
            <text:p>262.70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0]" office:value-type="float" office:value="-2" calcext:value-type="float">
            <text:p>-2</text:p>
          </table:table-cell>
          <table:table-cell table:formula="of:=ABS(100*[.H440]/[.$G$3])" office:value-type="float" office:value="0.76715649608942" calcext:value-type="float">
            <text:p>0.767156496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78.756" calcext:value-type="float">
            <text:p>178.756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262.673" calcext:value-type="float">
            <text:p>262.67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1]" office:value-type="float" office:value="-1.97000000000003" calcext:value-type="float">
            <text:p>-1.97</text:p>
          </table:table-cell>
          <table:table-cell table:formula="of:=ABS(100*[.H441]/[.$G$3])" office:value-type="float" office:value="0.755649148648089" calcext:value-type="float">
            <text:p>0.755649148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.453" calcext:value-type="float">
            <text:p>144.453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2]" office:value-type="float" office:value="-1.96500000000003" calcext:value-type="float">
            <text:p>-1.965</text:p>
          </table:table-cell>
          <table:table-cell table:formula="of:=ABS(100*[.H442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7.649" calcext:value-type="float">
            <text:p>137.649</text:p>
          </table:table-cell>
          <table:table-cell office:value-type="float" office:value="138.223" calcext:value-type="float">
            <text:p>138.2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3]" office:value-type="float" office:value="-1.96500000000003" calcext:value-type="float">
            <text:p>-1.965</text:p>
          </table:table-cell>
          <table:table-cell table:formula="of:=ABS(100*[.H443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4.531" calcext:value-type="float">
            <text:p>114.531</text:p>
          </table:table-cell>
          <table:table-cell office:value-type="float" office:value="138.523" calcext:value-type="float">
            <text:p>138.5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4]" office:value-type="float" office:value="-1.96500000000003" calcext:value-type="float">
            <text:p>-1.965</text:p>
          </table:table-cell>
          <table:table-cell table:formula="of:=ABS(100*[.H444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8.073" calcext:value-type="float">
            <text:p>188.073</text:p>
          </table:table-cell>
          <table:table-cell office:value-type="float" office:value="138.823" calcext:value-type="float">
            <text:p>138.8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5]" office:value-type="float" office:value="-1.96500000000003" calcext:value-type="float">
            <text:p>-1.965</text:p>
          </table:table-cell>
          <table:table-cell table:formula="of:=ABS(100*[.H445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139.073" calcext:value-type="float">
            <text:p>139.07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6]" office:value-type="float" office:value="-1.96500000000003" calcext:value-type="float">
            <text:p>-1.965</text:p>
          </table:table-cell>
          <table:table-cell table:formula="of:=ABS(100*[.H446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7.519" calcext:value-type="float">
            <text:p>147.519</text:p>
          </table:table-cell>
          <table:table-cell office:value-type="float" office:value="139.373" calcext:value-type="float">
            <text:p>139.37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7]" office:value-type="float" office:value="-1.96500000000003" calcext:value-type="float">
            <text:p>-1.965</text:p>
          </table:table-cell>
          <table:table-cell table:formula="of:=ABS(100*[.H447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1.103" calcext:value-type="float">
            <text:p>111.103</text:p>
          </table:table-cell>
          <table:table-cell office:value-type="float" office:value="139.623" calcext:value-type="float">
            <text:p>139.6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8]" office:value-type="float" office:value="-1.96500000000003" calcext:value-type="float">
            <text:p>-1.965</text:p>
          </table:table-cell>
          <table:table-cell table:formula="of:=ABS(100*[.H448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4.736" calcext:value-type="float">
            <text:p>114.736</text:p>
          </table:table-cell>
          <table:table-cell office:value-type="float" office:value="139.923" calcext:value-type="float">
            <text:p>139.9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9]" office:value-type="float" office:value="-1.96500000000003" calcext:value-type="float">
            <text:p>-1.965</text:p>
          </table:table-cell>
          <table:table-cell table:formula="of:=ABS(100*[.H449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7.85" calcext:value-type="float">
            <text:p>137.85</text:p>
          </table:table-cell>
          <table:table-cell office:value-type="float" office:value="140.225" calcext:value-type="float">
            <text:p>140.225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0]" office:value-type="float" office:value="-1.96500000000003" calcext:value-type="float">
            <text:p>-1.965</text:p>
          </table:table-cell>
          <table:table-cell table:formula="of:=ABS(100*[.H450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3.005" calcext:value-type="float">
            <text:p>133.005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263.058" calcext:value-type="float">
            <text:p>263.05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1]" office:value-type="float" office:value="-2.35500000000002" calcext:value-type="float">
            <text:p>-2.355</text:p>
          </table:table-cell>
          <table:table-cell table:formula="of:=ABS(100*[.H451]/[.$G$3])" office:value-type="float" office:value="0.903326774145299" calcext:value-type="float">
            <text:p>0.90332677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2.878" calcext:value-type="float">
            <text:p>162.878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2]" office:value-type="float" office:value="-2.822" calcext:value-type="float">
            <text:p>-2.822</text:p>
          </table:table-cell>
          <table:table-cell table:formula="of:=ABS(100*[.H452]/[.$G$3])" office:value-type="float" office:value="1.08245781598217" calcext:value-type="float">
            <text:p>1.0824578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0.122" calcext:value-type="float">
            <text:p>150.122</text:p>
          </table:table-cell>
          <table:table-cell office:value-type="float" office:value="141.124" calcext:value-type="float">
            <text:p>141.124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3]" office:value-type="float" office:value="-2.822" calcext:value-type="float">
            <text:p>-2.822</text:p>
          </table:table-cell>
          <table:table-cell table:formula="of:=ABS(100*[.H453]/[.$G$3])" office:value-type="float" office:value="1.08245781598217" calcext:value-type="float">
            <text:p>1.0824578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9.796" calcext:value-type="float">
            <text:p>109.796</text:p>
          </table:table-cell>
          <table:table-cell office:value-type="float" office:value="141.799" calcext:value-type="float">
            <text:p>141.799</text:p>
          </table:table-cell>
          <table:table-cell office:value-type="float" office:value="260.785" calcext:value-type="float">
            <text:p>260.78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[.$G$3]-[.D454]" office:value-type="float" office:value="-0.0820000000000505" calcext:value-type="float">
            <text:p>-0.082</text:p>
          </table:table-cell>
          <table:table-cell table:formula="of:=ABS(100*[.H454]/[.$G$3])" office:value-type="float" office:value="0.0314534163396856" calcext:value-type="float">
            <text:p>0.031453416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3.562" calcext:value-type="float">
            <text:p>123.562</text:p>
          </table:table-cell>
          <table:table-cell office:value-type="float" office:value="142.081" calcext:value-type="float">
            <text:p>142.081</text:p>
          </table:table-cell>
          <table:table-cell office:value-type="float" office:value="260.728" calcext:value-type="float">
            <text:p>260.72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$G$3]-[.D455]" office:value-type="float" office:value="-0.0250000000000341" calcext:value-type="float">
            <text:p>-0.025</text:p>
          </table:table-cell>
          <table:table-cell table:formula="of:=ABS(100*[.H455]/[.$G$3])" office:value-type="float" office:value="0.00958945620113083" calcext:value-type="float">
            <text:p>0.009589456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3.172" calcext:value-type="float">
            <text:p>133.172</text:p>
          </table:table-cell>
          <table:table-cell office:value-type="float" office:value="142.407" calcext:value-type="float">
            <text:p>142.407</text:p>
          </table:table-cell>
          <table:table-cell office:value-type="float" office:value="260.728" calcext:value-type="float">
            <text:p>260.72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$G$3]-[.D456]" office:value-type="float" office:value="-0.0250000000000341" calcext:value-type="float">
            <text:p>-0.025</text:p>
          </table:table-cell>
          <table:table-cell table:formula="of:=ABS(100*[.H456]/[.$G$3])" office:value-type="float" office:value="0.00958945620113083" calcext:value-type="float">
            <text:p>0.00958945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8.027" calcext:value-type="float">
            <text:p>138.027</text:p>
          </table:table-cell>
          <table:table-cell office:value-type="float" office:value="142.667" calcext:value-type="float">
            <text:p>142.667</text:p>
          </table:table-cell>
          <table:table-cell office:value-type="float" office:value="260.738" calcext:value-type="float">
            <text:p>260.73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$G$3]-[.D457]" office:value-type="float" office:value="-0.035000000000025" calcext:value-type="float">
            <text:p>-0.035</text:p>
          </table:table-cell>
          <table:table-cell table:formula="of:=ABS(100*[.H457]/[.$G$3])" office:value-type="float" office:value="0.0134252386815744" calcext:value-type="float">
            <text:p>0.01342523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5.068" calcext:value-type="float">
            <text:p>155.068</text:p>
          </table:table-cell>
          <table:table-cell office:value-type="float" office:value="143.026" calcext:value-type="float">
            <text:p>143.026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458]" office:value-type="float" office:value="-0.125" calcext:value-type="float">
            <text:p>-0.125</text:p>
          </table:table-cell>
          <table:table-cell table:formula="of:=ABS(100*[.H458]/[.$G$3])" office:value-type="float" office:value="0.0479472810055887" calcext:value-type="float">
            <text:p>0.04794728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68.189" calcext:value-type="float">
            <text:p>168.189</text:p>
          </table:table-cell>
          <table:table-cell office:value-type="float" office:value="143.263" calcext:value-type="float">
            <text:p>143.263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459]" office:value-type="float" office:value="-0.125" calcext:value-type="float">
            <text:p>-0.125</text:p>
          </table:table-cell>
          <table:table-cell table:formula="of:=ABS(100*[.H459]/[.$G$3])" office:value-type="float" office:value="0.0479472810055887" calcext:value-type="float">
            <text:p>0.04794728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3.722" calcext:value-type="float">
            <text:p>163.722</text:p>
          </table:table-cell>
          <table:table-cell office:value-type="float" office:value="143.566" calcext:value-type="float">
            <text:p>143.566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460]" office:value-type="float" office:value="-0.125" calcext:value-type="float">
            <text:p>-0.125</text:p>
          </table:table-cell>
          <table:table-cell table:formula="of:=ABS(100*[.H460]/[.$G$3])" office:value-type="float" office:value="0.0479472810055887" calcext:value-type="float">
            <text:p>0.04794728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43.966" calcext:value-type="float">
            <text:p>143.966</text:p>
          </table:table-cell>
          <table:table-cell office:value-type="float" office:value="260.663" calcext:value-type="float">
            <text:p>260.66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1]" office:value-type="float" office:value="0.0399999999999636" calcext:value-type="float">
            <text:p>0.04</text:p>
          </table:table-cell>
          <table:table-cell table:formula="of:=ABS(100*[.H461]/[.$G$3])" office:value-type="float" office:value="0.0153431299217744" calcext:value-type="float">
            <text:p>0.01534312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6.32" calcext:value-type="float">
            <text:p>116.32</text:p>
          </table:table-cell>
          <table:table-cell office:value-type="float" office:value="144.267" calcext:value-type="float">
            <text:p>144.267</text:p>
          </table:table-cell>
          <table:table-cell office:value-type="float" office:value="260.663" calcext:value-type="float">
            <text:p>260.66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2]" office:value-type="float" office:value="0.0399999999999636" calcext:value-type="float">
            <text:p>0.04</text:p>
          </table:table-cell>
          <table:table-cell table:formula="of:=ABS(100*[.H462]/[.$G$3])" office:value-type="float" office:value="0.0153431299217744" calcext:value-type="float">
            <text:p>0.015343129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3.085" calcext:value-type="float">
            <text:p>133.085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260.668" calcext:value-type="float">
            <text:p>260.66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3]" office:value-type="float" office:value="0.0349999999999682" calcext:value-type="float">
            <text:p>0.035</text:p>
          </table:table-cell>
          <table:table-cell table:formula="of:=ABS(100*[.H463]/[.$G$3])" office:value-type="float" office:value="0.0134252386815526" calcext:value-type="float">
            <text:p>0.013425238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7.838" calcext:value-type="float">
            <text:p>137.838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260.668" calcext:value-type="float">
            <text:p>260.66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4]" office:value-type="float" office:value="0.0349999999999682" calcext:value-type="float">
            <text:p>0.035</text:p>
          </table:table-cell>
          <table:table-cell table:formula="of:=ABS(100*[.H464]/[.$G$3])" office:value-type="float" office:value="0.0134252386815526" calcext:value-type="float">
            <text:p>0.013425238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0.979" calcext:value-type="float">
            <text:p>130.979</text:p>
          </table:table-cell>
          <table:table-cell office:value-type="float" office:value="144.918" calcext:value-type="float">
            <text:p>144.918</text:p>
          </table:table-cell>
          <table:table-cell office:value-type="float" office:value="260.67" calcext:value-type="float">
            <text:p>260.6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5]" office:value-type="float" office:value="0.0329999999999586" calcext:value-type="float">
            <text:p>0.033</text:p>
          </table:table-cell>
          <table:table-cell table:formula="of:=ABS(100*[.H465]/[.$G$3])" office:value-type="float" office:value="0.0126580821854596" calcext:value-type="float">
            <text:p>0.01265808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1.901" calcext:value-type="float">
            <text:p>111.901</text:p>
          </table:table-cell>
          <table:table-cell office:value-type="float" office:value="145.561" calcext:value-type="float">
            <text:p>145.561</text:p>
          </table:table-cell>
          <table:table-cell office:value-type="float" office:value="260.67" calcext:value-type="float">
            <text:p>260.6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6]" office:value-type="float" office:value="0.0329999999999586" calcext:value-type="float">
            <text:p>0.033</text:p>
          </table:table-cell>
          <table:table-cell table:formula="of:=ABS(100*[.H466]/[.$G$3])" office:value-type="float" office:value="0.0126580821854596" calcext:value-type="float">
            <text:p>0.01265808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1.699" calcext:value-type="float">
            <text:p>121.699</text:p>
          </table:table-cell>
          <table:table-cell office:value-type="float" office:value="145.911" calcext:value-type="float">
            <text:p>145.911</text:p>
          </table:table-cell>
          <table:table-cell office:value-type="float" office:value="260.678" calcext:value-type="float">
            <text:p>260.67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7]" office:value-type="float" office:value="0.0249999999999773" calcext:value-type="float">
            <text:p>0.025</text:p>
          </table:table-cell>
          <table:table-cell table:formula="of:=ABS(100*[.H467]/[.$G$3])" office:value-type="float" office:value="0.00958945620110903" calcext:value-type="float">
            <text:p>0.009589456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9.361" calcext:value-type="float">
            <text:p>119.361</text:p>
          </table:table-cell>
          <table:table-cell office:value-type="float" office:value="146.336" calcext:value-type="float">
            <text:p>146.336</text:p>
          </table:table-cell>
          <table:table-cell office:value-type="float" office:value="260.683" calcext:value-type="float">
            <text:p>260.68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8]" office:value-type="float" office:value="0.0199999999999818" calcext:value-type="float">
            <text:p>0.02</text:p>
          </table:table-cell>
          <table:table-cell table:formula="of:=ABS(100*[.H468]/[.$G$3])" office:value-type="float" office:value="0.00767156496088722" calcext:value-type="float">
            <text:p>0.0076715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7.553" calcext:value-type="float">
            <text:p>117.553</text:p>
          </table:table-cell>
          <table:table-cell office:value-type="float" office:value="146.64" calcext:value-type="float">
            <text:p>146.64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9]" office:value-type="float" office:value="0" calcext:value-type="float">
            <text:p>0</text:p>
          </table:table-cell>
          <table:table-cell table:formula="of:=ABS(100*[.H469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146.94" calcext:value-type="float">
            <text:p>146.94</text:p>
          </table:table-cell>
          <table:table-cell office:value-type="float" office:value="260.705" calcext:value-type="float">
            <text:p>260.70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70]" office:value-type="float" office:value="-0.00200000000000955" calcext:value-type="float">
            <text:p>-0.002</text:p>
          </table:table-cell>
          <table:table-cell table:formula="of:=ABS(100*[.H470]/[.$G$3])" office:value-type="float" office:value="0.000767156496093083" calcext:value-type="float">
            <text:p>0.00076715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0.681" calcext:value-type="float">
            <text:p>190.681</text:p>
          </table:table-cell>
          <table:table-cell office:value-type="float" office:value="147.225" calcext:value-type="float">
            <text:p>147.225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71]" office:value-type="float" office:value="0" calcext:value-type="float">
            <text:p>0</text:p>
          </table:table-cell>
          <table:table-cell table:formula="of:=ABS(100*[.H471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5.703" calcext:value-type="float">
            <text:p>115.703</text:p>
          </table:table-cell>
          <table:table-cell office:value-type="float" office:value="147.48" calcext:value-type="float">
            <text:p>147.48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72]" office:value-type="float" office:value="0" calcext:value-type="float">
            <text:p>0</text:p>
          </table:table-cell>
          <table:table-cell table:formula="of:=ABS(100*[.H472]/[.$G$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03:29.981476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6T18:41:17.291733907</dc:date>
    <meta:editing-duration>PT5H3M1S</meta:editing-duration>
    <meta:editing-cycles>3</meta:editing-cycles>
    <meta:document-statistic meta:table-count="1" meta:cell-count="33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472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472" chart:class="chart:scatter">
            <chart:domain table:cell-range-address="Sheet1.C3:Sheet1.C472"/>
            <chart:data-point chart:repeated="4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5">
                <text:p>0.525</text:p>
                <draw:g>
                  <svg:desc>Sheet1.C3:Sheet1.C472</svg:desc>
                </draw:g>
              </table:table-cell>
              <table:table-cell office:value-type="float" office:value="8.4425">
                <text:p>8.4425</text:p>
                <draw:g>
                  <svg:desc>Sheet1.D3:Sheet1.D4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5">
                <text:p>1.17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5">
                <text:p>1.47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2855">
                <text:p>1.82855</text:p>
              </table:table-cell>
              <table:table-cell office:value-type="float" office:value="8.7825">
                <text:p>8.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431">
                <text:p>2.09431</text:p>
              </table:table-cell>
              <table:table-cell office:value-type="float" office:value="8.7825">
                <text:p>8.7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592">
                <text:p>2.4759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947">
                <text:p>2.82947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2947">
                <text:p>3.12947</text:p>
              </table:table-cell>
              <table:table-cell office:value-type="float" office:value="11.0525">
                <text:p>11.0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2209">
                <text:p>3.42209</text:p>
              </table:table-cell>
              <table:table-cell office:value-type="float" office:value="11.6275">
                <text:p>11.6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2623">
                <text:p>3.72623</text:p>
              </table:table-cell>
              <table:table-cell office:value-type="float" office:value="12.285">
                <text:p>12.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7623">
                <text:p>4.07623</text:p>
              </table:table-cell>
              <table:table-cell office:value-type="float" office:value="13.135">
                <text:p>13.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2623">
                <text:p>4.42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5123">
                <text:p>4.75123</text:p>
              </table:table-cell>
              <table:table-cell office:value-type="float" office:value="23.685">
                <text:p>23.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0212">
                <text:p>5.1021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5212">
                <text:p>5.45212</text:p>
              </table:table-cell>
              <table:table-cell office:value-type="float" office:value="29.305">
                <text:p>29.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0337">
                <text:p>5.70337</text:p>
              </table:table-cell>
              <table:table-cell office:value-type="float" office:value="30.96">
                <text:p>30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2352">
                <text:p>6.0235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1392">
                <text:p>6.21392</text:p>
              </table:table-cell>
              <table:table-cell office:value-type="float" office:value="35.01">
                <text:p>35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8892">
                <text:p>6.48892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3892">
                <text:p>6.73892</text:p>
              </table:table-cell>
              <table:table-cell office:value-type="float" office:value="49.625">
                <text:p>49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8892">
                <text:p>6.98892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3892">
                <text:p>7.23892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8892">
                <text:p>7.48892</text:p>
              </table:table-cell>
              <table:table-cell office:value-type="float" office:value="55.5875">
                <text:p>55.5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3892">
                <text:p>7.83892</text:p>
              </table:table-cell>
              <table:table-cell office:value-type="float" office:value="55.5775">
                <text:p>55.5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8892">
                <text:p>8.18892</text:p>
              </table:table-cell>
              <table:table-cell office:value-type="float" office:value="56.5675">
                <text:p>56.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6392">
                <text:p>8.56392</text:p>
              </table:table-cell>
              <table:table-cell office:value-type="float" office:value="56.4725">
                <text:p>56.4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1392">
                <text:p>8.91392</text:p>
              </table:table-cell>
              <table:table-cell office:value-type="float" office:value="56.455">
                <text:p>56.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6887">
                <text:p>9.16887</text:p>
              </table:table-cell>
              <table:table-cell office:value-type="float" office:value="56.455">
                <text:p>56.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171">
                <text:p>9.45171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2097">
                <text:p>9.72097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4458">
                <text:p>9.94458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056">
                <text:p>10.2056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071">
                <text:p>10.4071</text:p>
              </table:table-cell>
              <table:table-cell office:value-type="float" office:value="56.445">
                <text:p>56.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686">
                <text:p>10.6686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708">
                <text:p>10.9708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1769">
                <text:p>11.1769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462">
                <text:p>11.4462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7554">
                <text:p>11.7554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9554">
                <text:p>11.9554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134">
                <text:p>12.3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634">
                <text:p>12.56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9134">
                <text:p>12.9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2134">
                <text:p>13.2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884">
                <text:p>13.588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0502">
                <text:p>14.0502</text:p>
              </table:table-cell>
              <table:table-cell office:value-type="float" office:value="58.005">
                <text:p>58.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076">
                <text:p>14.3076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411">
                <text:p>14.6411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239">
                <text:p>14.9239</text:p>
              </table:table-cell>
              <table:table-cell office:value-type="float" office:value="59.7825">
                <text:p>59.7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1752">
                <text:p>15.1752</text:p>
              </table:table-cell>
              <table:table-cell office:value-type="float" office:value="59.7625">
                <text:p>59.7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5261">
                <text:p>15.5261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761">
                <text:p>15.8761</text:p>
              </table:table-cell>
              <table:table-cell office:value-type="float" office:value="60.2775">
                <text:p>60.2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02">
                <text:p>16.202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452">
                <text:p>16.452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52">
                <text:p>16.752</text:p>
              </table:table-cell>
              <table:table-cell office:value-type="float" office:value="61.3825">
                <text:p>61.3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0531">
                <text:p>17.0531</text:p>
              </table:table-cell>
              <table:table-cell office:value-type="float" office:value="61.38">
                <text:p>61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066">
                <text:p>17.4066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664">
                <text:p>17.664</text:p>
              </table:table-cell>
              <table:table-cell office:value-type="float" office:value="61.8325">
                <text:p>61.8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9">
                <text:p>17.989</text:p>
              </table:table-cell>
              <table:table-cell office:value-type="float" office:value="62.2575">
                <text:p>62.2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89">
                <text:p>18.389</text:p>
              </table:table-cell>
              <table:table-cell office:value-type="float" office:value="62.835">
                <text:p>62.8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814">
                <text:p>18.814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189">
                <text:p>19.189</text:p>
              </table:table-cell>
              <table:table-cell office:value-type="float" office:value="66.695">
                <text:p>66.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539">
                <text:p>19.539</text:p>
              </table:table-cell>
              <table:table-cell office:value-type="float" office:value="67.2725">
                <text:p>67.2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46">
                <text:p>19.946</text:p>
              </table:table-cell>
              <table:table-cell office:value-type="float" office:value="70.075">
                <text:p>70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1596">
                <text:p>20.1596</text:p>
              </table:table-cell>
              <table:table-cell office:value-type="float" office:value="70.3075">
                <text:p>70.3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4596">
                <text:p>20.4596</text:p>
              </table:table-cell>
              <table:table-cell office:value-type="float" office:value="71.515">
                <text:p>71.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096">
                <text:p>20.8096</text:p>
              </table:table-cell>
              <table:table-cell office:value-type="float" office:value="72.6225">
                <text:p>72.6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1596">
                <text:p>21.1596</text:p>
              </table:table-cell>
              <table:table-cell office:value-type="float" office:value="72.5725">
                <text:p>72.5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4596">
                <text:p>21.4596</text:p>
              </table:table-cell>
              <table:table-cell office:value-type="float" office:value="74.1925">
                <text:p>74.1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8096">
                <text:p>21.8096</text:p>
              </table:table-cell>
              <table:table-cell office:value-type="float" office:value="74.6425">
                <text:p>74.6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1736">
                <text:p>22.1736</text:p>
              </table:table-cell>
              <table:table-cell office:value-type="float" office:value="75.0975">
                <text:p>75.0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641">
                <text:p>22.5641</text:p>
              </table:table-cell>
              <table:table-cell office:value-type="float" office:value="74.94">
                <text:p>74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7099">
                <text:p>22.7099</text:p>
              </table:table-cell>
              <table:table-cell office:value-type="float" office:value="74.9325">
                <text:p>74.9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0739">
                <text:p>23.0739</text:p>
              </table:table-cell>
              <table:table-cell office:value-type="float" office:value="76.3325">
                <text:p>76.3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4239">
                <text:p>23.4239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6788">
                <text:p>23.6788</text:p>
              </table:table-cell>
              <table:table-cell office:value-type="float" office:value="76.8075">
                <text:p>76.8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9481">
                <text:p>23.9481</text:p>
              </table:table-cell>
              <table:table-cell office:value-type="float" office:value="79.675">
                <text:p>79.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2481">
                <text:p>24.2481</text:p>
              </table:table-cell>
              <table:table-cell office:value-type="float" office:value="81.0175">
                <text:p>81.0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5481">
                <text:p>24.5481</text:p>
              </table:table-cell>
              <table:table-cell office:value-type="float" office:value="81.07">
                <text:p>81.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8491">
                <text:p>24.8491</text:p>
              </table:table-cell>
              <table:table-cell office:value-type="float" office:value="81.955">
                <text:p>81.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1491">
                <text:p>25.1491</text:p>
              </table:table-cell>
              <table:table-cell office:value-type="float" office:value="81.765">
                <text:p>81.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3991">
                <text:p>25.3991</text:p>
              </table:table-cell>
              <table:table-cell office:value-type="float" office:value="82.835">
                <text:p>82.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7012">
                <text:p>25.7012</text:p>
              </table:table-cell>
              <table:table-cell office:value-type="float" office:value="82.8325">
                <text:p>82.8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0366">
                <text:p>26.036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2616">
                <text:p>26.261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5866">
                <text:p>26.586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8616">
                <text:p>26.8616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2116">
                <text:p>27.21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5616">
                <text:p>27.56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8116">
                <text:p>27.81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148">
                <text:p>28.148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449">
                <text:p>28.449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7064">
                <text:p>28.7064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9814">
                <text:p>28.98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2814">
                <text:p>29.28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5314">
                <text:p>29.53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8894">
                <text:p>29.889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1394">
                <text:p>30.1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5394">
                <text:p>30.5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9394">
                <text:p>30.9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2947">
                <text:p>31.2947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4962">
                <text:p>31.4962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4962">
                <text:p>31.4962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8918">
                <text:p>31.8918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1646">
                <text:p>32.1646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3694">
                <text:p>32.36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7085">
                <text:p>32.7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9085">
                <text:p>32.9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2085">
                <text:p>33.2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5085">
                <text:p>33.5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8085">
                <text:p>33.8085</text:p>
              </table:table-cell>
              <table:table-cell office:value-type="float" office:value="84.2625">
                <text:p>84.2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0835">
                <text:p>34.083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2739">
                <text:p>34.2739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875">
                <text:p>34.4875</text:p>
              </table:table-cell>
              <table:table-cell office:value-type="float" office:value="84.2625">
                <text:p>84.2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485">
                <text:p>34.7485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0985">
                <text:p>35.0985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147">
                <text:p>35.4147</text:p>
              </table:table-cell>
              <table:table-cell office:value-type="float" office:value="84.2575">
                <text:p>84.25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51">
                <text:p>35.751</text:p>
              </table:table-cell>
              <table:table-cell office:value-type="float" office:value="84.2575">
                <text:p>84.25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9523">
                <text:p>35.95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3023">
                <text:p>36.30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6523">
                <text:p>36.65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9523">
                <text:p>36.9523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3269">
                <text:p>37.3269</text:p>
              </table:table-cell>
              <table:table-cell office:value-type="float" office:value="84.5975">
                <text:p>84.59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6269">
                <text:p>37.6269</text:p>
              </table:table-cell>
              <table:table-cell office:value-type="float" office:value="85.185">
                <text:p>85.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9235">
                <text:p>37.9235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277">
                <text:p>38.277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4832">
                <text:p>38.4832</text:p>
              </table:table-cell>
              <table:table-cell office:value-type="float" office:value="84.855">
                <text:p>84.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8195">
                <text:p>38.8195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8195">
                <text:p>38.8195</text:p>
              </table:table-cell>
              <table:table-cell office:value-type="float" office:value="84.67">
                <text:p>84.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.5664">
                <text:p>39.5664</text:p>
              </table:table-cell>
              <table:table-cell office:value-type="float" office:value="84.5625">
                <text:p>84.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9664">
                <text:p>39.9664</text:p>
              </table:table-cell>
              <table:table-cell office:value-type="float" office:value="85.7825">
                <text:p>85.7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5164">
                <text:p>40.5164</text:p>
              </table:table-cell>
              <table:table-cell office:value-type="float" office:value="85.73">
                <text:p>85.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7068">
                <text:p>40.7068</text:p>
              </table:table-cell>
              <table:table-cell office:value-type="float" office:value="85.355">
                <text:p>85.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7068">
                <text:p>40.7068</text:p>
              </table:table-cell>
              <table:table-cell office:value-type="float" office:value="84.8825">
                <text:p>84.8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1199">
                <text:p>41.1199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949">
                <text:p>41.5949</text:p>
              </table:table-cell>
              <table:table-cell office:value-type="float" office:value="96.9875">
                <text:p>96.9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7949">
                <text:p>41.7949</text:p>
              </table:table-cell>
              <table:table-cell office:value-type="float" office:value="98.0025">
                <text:p>98.00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949">
                <text:p>41.7949</text:p>
              </table:table-cell>
              <table:table-cell office:value-type="float" office:value="100.563">
                <text:p>100.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958">
                <text:p>42.4958</text:p>
              </table:table-cell>
              <table:table-cell office:value-type="float" office:value="101.715">
                <text:p>101.7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165">
                <text:p>43.165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29">
                <text:p>43.29</text:p>
              </table:table-cell>
              <table:table-cell office:value-type="float" office:value="101.998">
                <text:p>101.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545">
                <text:p>43.545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845">
                <text:p>43.845</text:p>
              </table:table-cell>
              <table:table-cell office:value-type="float" office:value="103.408">
                <text:p>103.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.1154">
                <text:p>44.1154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4414">
                <text:p>44.4414</text:p>
              </table:table-cell>
              <table:table-cell office:value-type="float" office:value="103.453">
                <text:p>103.4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7546">
                <text:p>44.7546</text:p>
              </table:table-cell>
              <table:table-cell office:value-type="float" office:value="103.125">
                <text:p>103.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9905">
                <text:p>44.9905</text:p>
              </table:table-cell>
              <table:table-cell office:value-type="float" office:value="103.593">
                <text:p>103.5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.2041">
                <text:p>45.2041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4515">
                <text:p>45.4515</text:p>
              </table:table-cell>
              <table:table-cell office:value-type="float" office:value="103.52">
                <text:p>103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8015">
                <text:p>45.8015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1178">
                <text:p>46.1178</text:p>
              </table:table-cell>
              <table:table-cell office:value-type="float" office:value="103.993">
                <text:p>103.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4678">
                <text:p>46.4678</text:p>
              </table:table-cell>
              <table:table-cell office:value-type="float" office:value="104.485">
                <text:p>104.4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4678">
                <text:p>46.4678</text:p>
              </table:table-cell>
              <table:table-cell office:value-type="float" office:value="104.485">
                <text:p>104.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.1688">
                <text:p>47.1688</text:p>
              </table:table-cell>
              <table:table-cell office:value-type="float" office:value="105.473">
                <text:p>105.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5268">
                <text:p>47.5268</text:p>
              </table:table-cell>
              <table:table-cell office:value-type="float" office:value="106.478">
                <text:p>106.4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7268">
                <text:p>47.7268</text:p>
              </table:table-cell>
              <table:table-cell office:value-type="float" office:value="106.473">
                <text:p>106.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7268">
                <text:p>47.7268</text:p>
              </table:table-cell>
              <table:table-cell office:value-type="float" office:value="107.795">
                <text:p>107.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4018">
                <text:p>48.4018</text:p>
              </table:table-cell>
              <table:table-cell office:value-type="float" office:value="112.435">
                <text:p>112.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8018">
                <text:p>48.8018</text:p>
              </table:table-cell>
              <table:table-cell office:value-type="float" office:value="115.608">
                <text:p>115.6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1018">
                <text:p>49.1018</text:p>
              </table:table-cell>
              <table:table-cell office:value-type="float" office:value="116.333">
                <text:p>116.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018">
                <text:p>49.3018</text:p>
              </table:table-cell>
              <table:table-cell office:value-type="float" office:value="117.64">
                <text:p>117.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5518">
                <text:p>49.5518</text:p>
              </table:table-cell>
              <table:table-cell office:value-type="float" office:value="118.308">
                <text:p>118.3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8018">
                <text:p>49.8018</text:p>
              </table:table-cell>
              <table:table-cell office:value-type="float" office:value="118.91">
                <text:p>118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0518">
                <text:p>50.0518</text:p>
              </table:table-cell>
              <table:table-cell office:value-type="float" office:value="120.498">
                <text:p>120.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3067">
                <text:p>50.3067</text:p>
              </table:table-cell>
              <table:table-cell office:value-type="float" office:value="120.563">
                <text:p>120.5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7518">
                <text:p>50.7518</text:p>
              </table:table-cell>
              <table:table-cell office:value-type="float" office:value="123.075">
                <text:p>123.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9654">
                <text:p>50.9654</text:p>
              </table:table-cell>
              <table:table-cell office:value-type="float" office:value="122.583">
                <text:p>122.5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2654">
                <text:p>51.2654</text:p>
              </table:table-cell>
              <table:table-cell office:value-type="float" office:value="122.543">
                <text:p>122.5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2654">
                <text:p>51.2654</text:p>
              </table:table-cell>
              <table:table-cell office:value-type="float" office:value="123.233">
                <text:p>123.2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5675">
                <text:p>51.5675</text:p>
              </table:table-cell>
              <table:table-cell office:value-type="float" office:value="123.853">
                <text:p>123.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2925">
                <text:p>52.2925</text:p>
              </table:table-cell>
              <table:table-cell office:value-type="float" office:value="129.66">
                <text:p>129.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6175">
                <text:p>52.6175</text:p>
              </table:table-cell>
              <table:table-cell office:value-type="float" office:value="130.873">
                <text:p>130.8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9675">
                <text:p>52.9675</text:p>
              </table:table-cell>
              <table:table-cell office:value-type="float" office:value="131.325">
                <text:p>131.3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3675">
                <text:p>53.3675</text:p>
              </table:table-cell>
              <table:table-cell office:value-type="float" office:value="131.325">
                <text:p>131.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7175">
                <text:p>53.7175</text:p>
              </table:table-cell>
              <table:table-cell office:value-type="float" office:value="132.755">
                <text:p>132.7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9675">
                <text:p>53.9675</text:p>
              </table:table-cell>
              <table:table-cell office:value-type="float" office:value="133.318">
                <text:p>133.3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3175">
                <text:p>54.3175</text:p>
              </table:table-cell>
              <table:table-cell office:value-type="float" office:value="133.828">
                <text:p>133.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6754">
                <text:p>54.6754</text:p>
              </table:table-cell>
              <table:table-cell office:value-type="float" office:value="133.828">
                <text:p>133.8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9254">
                <text:p>54.925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.3004">
                <text:p>55.3004</text:p>
              </table:table-cell>
              <table:table-cell office:value-type="float" office:value="134.313">
                <text:p>134.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7004">
                <text:p>55.7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1004">
                <text:p>56.1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5504">
                <text:p>56.55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0004">
                <text:p>57.0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5004">
                <text:p>57.5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.7554">
                <text:p>57.755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0917">
                <text:p>58.091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3667">
                <text:p>58.3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.7667">
                <text:p>58.7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9667">
                <text:p>58.9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.3881">
                <text:p>59.3881</text:p>
              </table:table-cell>
              <table:table-cell office:value-type="float" office:value="134.575">
                <text:p>134.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3881">
                <text:p>59.3881</text:p>
              </table:table-cell>
              <table:table-cell office:value-type="float" office:value="134.573">
                <text:p>134.5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.0757">
                <text:p>60.0757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3062">
                <text:p>60.3062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5524">
                <text:p>60.5524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8319">
                <text:p>60.8319</text:p>
              </table:table-cell>
              <table:table-cell office:value-type="float" office:value="134.565">
                <text:p>134.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8319">
                <text:p>60.8319</text:p>
              </table:table-cell>
              <table:table-cell office:value-type="float" office:value="134.565">
                <text:p>134.5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.1502">
                <text:p>61.1502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1502">
                <text:p>61.1502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601">
                <text:p>61.60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601">
                <text:p>61.60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926">
                <text:p>61.926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.4821">
                <text:p>62.482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7284">
                <text:p>62.7284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9894">
                <text:p>62.9894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2598">
                <text:p>63.2598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5405">
                <text:p>63.5405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7905">
                <text:p>63.7905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2405">
                <text:p>64.2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6405">
                <text:p>64.6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9405">
                <text:p>64.9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.2985">
                <text:p>65.2985</text:p>
              </table:table-cell>
              <table:table-cell office:value-type="float" office:value="134.533">
                <text:p>134.5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.6339">
                <text:p>65.6339</text:p>
              </table:table-cell>
              <table:table-cell office:value-type="float" office:value="134.53">
                <text:p>134.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.9839">
                <text:p>65.9839</text:p>
              </table:table-cell>
              <table:table-cell office:value-type="float" office:value="135.16">
                <text:p>135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3839">
                <text:p>66.3839</text:p>
              </table:table-cell>
              <table:table-cell office:value-type="float" office:value="135.158">
                <text:p>135.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.8339">
                <text:p>66.8339</text:p>
              </table:table-cell>
              <table:table-cell office:value-type="float" office:value="137.648">
                <text:p>137.6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.2835">
                <text:p>67.2835</text:p>
              </table:table-cell>
              <table:table-cell office:value-type="float" office:value="139.02">
                <text:p>139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.6371">
                <text:p>67.6371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.8507">
                <text:p>67.8507</text:p>
              </table:table-cell>
              <table:table-cell office:value-type="float" office:value="139.588">
                <text:p>139.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2007">
                <text:p>68.2007</text:p>
              </table:table-cell>
              <table:table-cell office:value-type="float" office:value="139.928">
                <text:p>139.9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6007">
                <text:p>68.6007</text:p>
              </table:table-cell>
              <table:table-cell office:value-type="float" office:value="139.888">
                <text:p>139.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.9007">
                <text:p>68.9007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.2169">
                <text:p>69.2169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4681">
                <text:p>69.46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.7231">
                <text:p>69.723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7231">
                <text:p>69.723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.5481">
                <text:p>70.5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8481">
                <text:p>70.8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.2481">
                <text:p>71.2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5481">
                <text:p>71.5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8981">
                <text:p>71.8981</text:p>
              </table:table-cell>
              <table:table-cell office:value-type="float" office:value="139.858">
                <text:p>139.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.2481">
                <text:p>72.2481</text:p>
              </table:table-cell>
              <table:table-cell office:value-type="float" office:value="139.885">
                <text:p>139.8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.6016">
                <text:p>72.6016</text:p>
              </table:table-cell>
              <table:table-cell office:value-type="float" office:value="140.298">
                <text:p>140.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.7819">
                <text:p>72.7819</text:p>
              </table:table-cell>
              <table:table-cell office:value-type="float" office:value="140.298">
                <text:p>140.2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.0477">
                <text:p>73.0477</text:p>
              </table:table-cell>
              <table:table-cell office:value-type="float" office:value="140.71">
                <text:p>140.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2782">
                <text:p>73.2782</text:p>
              </table:table-cell>
              <table:table-cell office:value-type="float" office:value="142.645">
                <text:p>142.6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.5018">
                <text:p>73.5018</text:p>
              </table:table-cell>
              <table:table-cell office:value-type="float" office:value="142.643">
                <text:p>142.6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.7895">
                <text:p>73.7895</text:p>
              </table:table-cell>
              <table:table-cell office:value-type="float" office:value="141.69">
                <text:p>141.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.984">
                <text:p>73.984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.2211">
                <text:p>74.2211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4785">
                <text:p>74.4785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6605">
                <text:p>74.6605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.8249">
                <text:p>74.8249</text:p>
              </table:table-cell>
              <table:table-cell office:value-type="float" office:value="141.848">
                <text:p>141.8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.171">
                <text:p>75.171</text:p>
              </table:table-cell>
              <table:table-cell office:value-type="float" office:value="142.098">
                <text:p>142.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571">
                <text:p>75.571</text:p>
              </table:table-cell>
              <table:table-cell office:value-type="float" office:value="141.678">
                <text:p>141.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971">
                <text:p>75.971</text:p>
              </table:table-cell>
              <table:table-cell office:value-type="float" office:value="143.41">
                <text:p>143.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.371">
                <text:p>76.371</text:p>
              </table:table-cell>
              <table:table-cell office:value-type="float" office:value="144.203">
                <text:p>144.2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.771">
                <text:p>76.771</text:p>
              </table:table-cell>
              <table:table-cell office:value-type="float" office:value="145.685">
                <text:p>145.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.1961">
                <text:p>77.1961</text:p>
              </table:table-cell>
              <table:table-cell office:value-type="float" office:value="145.945">
                <text:p>145.9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5123">
                <text:p>77.5123</text:p>
              </table:table-cell>
              <table:table-cell office:value-type="float" office:value="146.433">
                <text:p>146.4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7373">
                <text:p>77.7373</text:p>
              </table:table-cell>
              <table:table-cell office:value-type="float" office:value="147.583">
                <text:p>147.5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.0623">
                <text:p>78.0623</text:p>
              </table:table-cell>
              <table:table-cell office:value-type="float" office:value="147.753">
                <text:p>147.7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2623">
                <text:p>78.2623</text:p>
              </table:table-cell>
              <table:table-cell office:value-type="float" office:value="148.103">
                <text:p>148.1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.5123">
                <text:p>78.5123</text:p>
              </table:table-cell>
              <table:table-cell office:value-type="float" office:value="148.565">
                <text:p>148.5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.8373">
                <text:p>78.8373</text:p>
              </table:table-cell>
              <table:table-cell office:value-type="float" office:value="148.113">
                <text:p>148.1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.0873">
                <text:p>79.0873</text:p>
              </table:table-cell>
              <table:table-cell office:value-type="float" office:value="150.043">
                <text:p>150.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.264">
                <text:p>79.264</text:p>
              </table:table-cell>
              <table:table-cell office:value-type="float" office:value="149.628">
                <text:p>149.6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.4161">
                <text:p>79.4161</text:p>
              </table:table-cell>
              <table:table-cell office:value-type="float" office:value="149.453">
                <text:p>149.4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.6661">
                <text:p>79.6661</text:p>
              </table:table-cell>
              <table:table-cell office:value-type="float" office:value="149.768">
                <text:p>149.7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7936">
                <text:p>79.7936</text:p>
              </table:table-cell>
              <table:table-cell office:value-type="float" office:value="149.098">
                <text:p>149.0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9211">
                <text:p>79.9211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.2006">
                <text:p>80.2006</text:p>
              </table:table-cell>
              <table:table-cell office:value-type="float" office:value="150.968">
                <text:p>150.9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.6429">
                <text:p>80.6429</text:p>
              </table:table-cell>
              <table:table-cell office:value-type="float" office:value="152.673">
                <text:p>152.6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.8929">
                <text:p>80.8929</text:p>
              </table:table-cell>
              <table:table-cell office:value-type="float" office:value="154.103">
                <text:p>154.1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.2429">
                <text:p>81.2429</text:p>
              </table:table-cell>
              <table:table-cell office:value-type="float" office:value="161.13">
                <text:p>161.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.6429">
                <text:p>81.6429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2.0436">
                <text:p>82.0436</text:p>
              </table:table-cell>
              <table:table-cell office:value-type="float" office:value="168.375">
                <text:p>168.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2.4436">
                <text:p>82.4436</text:p>
              </table:table-cell>
              <table:table-cell office:value-type="float" office:value="170.013">
                <text:p>170.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.8437">
                <text:p>82.8437</text:p>
              </table:table-cell>
              <table:table-cell office:value-type="float" office:value="170.92">
                <text:p>170.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3.0937">
                <text:p>83.0937</text:p>
              </table:table-cell>
              <table:table-cell office:value-type="float" office:value="171.233">
                <text:p>171.2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3449">
                <text:p>83.3449</text:p>
              </table:table-cell>
              <table:table-cell office:value-type="float" office:value="172.825">
                <text:p>172.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5949">
                <text:p>83.5949</text:p>
              </table:table-cell>
              <table:table-cell office:value-type="float" office:value="172.635">
                <text:p>172.6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.8449">
                <text:p>83.8449</text:p>
              </table:table-cell>
              <table:table-cell office:value-type="float" office:value="174.08">
                <text:p>174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1922">
                <text:p>84.1922</text:p>
              </table:table-cell>
              <table:table-cell office:value-type="float" office:value="174.92">
                <text:p>174.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4751">
                <text:p>84.4751</text:p>
              </table:table-cell>
              <table:table-cell office:value-type="float" office:value="180.078">
                <text:p>180.0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7913">
                <text:p>84.7913</text:p>
              </table:table-cell>
              <table:table-cell office:value-type="float" office:value="182.805">
                <text:p>182.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0413">
                <text:p>85.0413</text:p>
              </table:table-cell>
              <table:table-cell office:value-type="float" office:value="184.098">
                <text:p>184.0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.3413">
                <text:p>85.3413</text:p>
              </table:table-cell>
              <table:table-cell office:value-type="float" office:value="185.795">
                <text:p>185.7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6413">
                <text:p>85.6413</text:p>
              </table:table-cell>
              <table:table-cell office:value-type="float" office:value="186.77">
                <text:p>186.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.9413">
                <text:p>85.9413</text:p>
              </table:table-cell>
              <table:table-cell office:value-type="float" office:value="187.563">
                <text:p>187.5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6.2413">
                <text:p>86.2413</text:p>
              </table:table-cell>
              <table:table-cell office:value-type="float" office:value="189.693">
                <text:p>189.6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.5413">
                <text:p>86.5413</text:p>
              </table:table-cell>
              <table:table-cell office:value-type="float" office:value="190.455">
                <text:p>190.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.8413">
                <text:p>86.8413</text:p>
              </table:table-cell>
              <table:table-cell office:value-type="float" office:value="192.318">
                <text:p>192.3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.1413">
                <text:p>87.1413</text:p>
              </table:table-cell>
              <table:table-cell office:value-type="float" office:value="193.173">
                <text:p>193.1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4595">
                <text:p>87.4595</text:p>
              </table:table-cell>
              <table:table-cell office:value-type="float" office:value="193.798">
                <text:p>193.7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.7958">
                <text:p>87.7958</text:p>
              </table:table-cell>
              <table:table-cell office:value-type="float" office:value="193.795">
                <text:p>193.7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8.2332">
                <text:p>88.2332</text:p>
              </table:table-cell>
              <table:table-cell office:value-type="float" office:value="193.765">
                <text:p>193.7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8.5494">
                <text:p>88.5494</text:p>
              </table:table-cell>
              <table:table-cell office:value-type="float" office:value="193.735">
                <text:p>193.7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.9994">
                <text:p>88.9994</text:p>
              </table:table-cell>
              <table:table-cell office:value-type="float" office:value="194.688">
                <text:p>194.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9.3947">
                <text:p>89.3947</text:p>
              </table:table-cell>
              <table:table-cell office:value-type="float" office:value="198.59">
                <text:p>198.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.6447">
                <text:p>89.6447</text:p>
              </table:table-cell>
              <table:table-cell office:value-type="float" office:value="198.588">
                <text:p>198.5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.8947">
                <text:p>89.8947</text:p>
              </table:table-cell>
              <table:table-cell office:value-type="float" office:value="199.045">
                <text:p>199.0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.1447">
                <text:p>90.1447</text:p>
              </table:table-cell>
              <table:table-cell office:value-type="float" office:value="199.038">
                <text:p>199.0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.4697">
                <text:p>90.4697</text:p>
              </table:table-cell>
              <table:table-cell office:value-type="float" office:value="199.415">
                <text:p>199.4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.7197">
                <text:p>90.7197</text:p>
              </table:table-cell>
              <table:table-cell office:value-type="float" office:value="199.415">
                <text:p>199.4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9697">
                <text:p>90.9697</text:p>
              </table:table-cell>
              <table:table-cell office:value-type="float" office:value="199.735">
                <text:p>199.7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.2197">
                <text:p>91.2197</text:p>
              </table:table-cell>
              <table:table-cell office:value-type="float" office:value="199.553">
                <text:p>199.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5197">
                <text:p>91.5197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.7947">
                <text:p>91.79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2.0447">
                <text:p>92.04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.2947">
                <text:p>92.29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.5447">
                <text:p>92.54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8447">
                <text:p>92.8447</text:p>
              </table:table-cell>
              <table:table-cell office:value-type="float" office:value="200.243">
                <text:p>200.2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3.1947">
                <text:p>93.19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3.4947">
                <text:p>93.49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.8447">
                <text:p>93.8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4.1447">
                <text:p>94.1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4.5447">
                <text:p>94.5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.7447">
                <text:p>94.7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.0139">
                <text:p>95.0139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.2832">
                <text:p>95.2832</text:p>
              </table:table-cell>
              <table:table-cell office:value-type="float" office:value="200.893">
                <text:p>200.8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.6332">
                <text:p>95.6332</text:p>
              </table:table-cell>
              <table:table-cell office:value-type="float" office:value="200.893">
                <text:p>200.8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.9832">
                <text:p>95.98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6.3332">
                <text:p>96.3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6.3332">
                <text:p>96.3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.8832">
                <text:p>96.88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7.1332">
                <text:p>97.1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.3704">
                <text:p>97.3704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.6238">
                <text:p>97.6238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.8931">
                <text:p>97.8931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8.1857">
                <text:p>98.1857</text:p>
              </table:table-cell>
              <table:table-cell office:value-type="float" office:value="200.765">
                <text:p>200.7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8.4107">
                <text:p>98.4107</text:p>
              </table:table-cell>
              <table:table-cell office:value-type="float" office:value="200.765">
                <text:p>200.7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.7117">
                <text:p>98.7117</text:p>
              </table:table-cell>
              <table:table-cell office:value-type="float" office:value="201.378">
                <text:p>201.3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.7117">
                <text:p>98.7117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1389">
                <text:p>99.1389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3689">
                <text:p>99.3689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7689">
                <text:p>99.7689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.039">
                <text:p>100.039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.397">
                <text:p>100.397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.701">
                <text:p>100.70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.908">
                <text:p>100.90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.131">
                <text:p>101.13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.363">
                <text:p>101.363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.388">
                <text:p>101.38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.388">
                <text:p>101.38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.664">
                <text:p>101.66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.264">
                <text:p>102.26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.614">
                <text:p>102.61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.82">
                <text:p>102.82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3.191">
                <text:p>103.19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.431">
                <text:p>103.43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.785">
                <text:p>103.785</text:p>
              </table:table-cell>
              <table:table-cell office:value-type="float" office:value="202.113">
                <text:p>202.1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4.585">
                <text:p>104.585</text:p>
              </table:table-cell>
              <table:table-cell office:value-type="float" office:value="202.113">
                <text:p>202.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5.147">
                <text:p>105.14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5.451">
                <text:p>105.45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507">
                <text:p>105.50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.061">
                <text:p>106.06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.241">
                <text:p>106.24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.761">
                <text:p>106.76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7.046">
                <text:p>107.04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7.284">
                <text:p>107.284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7.521">
                <text:p>107.52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7.971">
                <text:p>107.97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8.24">
                <text:p>108.24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8.576">
                <text:p>108.57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8.876">
                <text:p>108.87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9.237">
                <text:p>109.23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9.541">
                <text:p>109.54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0.358">
                <text:p>110.358</text:p>
              </table:table-cell>
              <table:table-cell office:value-type="float" office:value="203.223">
                <text:p>203.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.723">
                <text:p>110.723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0.936">
                <text:p>110.936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1.186">
                <text:p>111.186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1.477">
                <text:p>111.477</text:p>
              </table:table-cell>
              <table:table-cell office:value-type="float" office:value="203.198">
                <text:p>203.1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1.747">
                <text:p>111.7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2.072">
                <text:p>112.072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.572">
                <text:p>112.572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.097">
                <text:p>113.09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.547">
                <text:p>113.5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4.197">
                <text:p>114.19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.847">
                <text:p>114.8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5.126">
                <text:p>115.126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.621">
                <text:p>115.621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.871">
                <text:p>115.871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6.521">
                <text:p>116.521</text:p>
              </table:table-cell>
              <table:table-cell office:value-type="float" office:value="203.203">
                <text:p>203.2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6.745">
                <text:p>116.745</text:p>
              </table:table-cell>
              <table:table-cell office:value-type="float" office:value="203.203">
                <text:p>203.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.31">
                <text:p>117.31</text:p>
              </table:table-cell>
              <table:table-cell office:value-type="float" office:value="203.005">
                <text:p>203.0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7.658">
                <text:p>117.658</text:p>
              </table:table-cell>
              <table:table-cell office:value-type="float" office:value="202.88">
                <text:p>202.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8.058">
                <text:p>118.058</text:p>
              </table:table-cell>
              <table:table-cell office:value-type="float" office:value="202.883">
                <text:p>202.8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8.367">
                <text:p>118.367</text:p>
              </table:table-cell>
              <table:table-cell office:value-type="float" office:value="202.888">
                <text:p>202.8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8.704">
                <text:p>118.704</text:p>
              </table:table-cell>
              <table:table-cell office:value-type="float" office:value="202.898">
                <text:p>202.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8.987">
                <text:p>118.987</text:p>
              </table:table-cell>
              <table:table-cell office:value-type="float" office:value="203.205">
                <text:p>203.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9.414">
                <text:p>119.414</text:p>
              </table:table-cell>
              <table:table-cell office:value-type="float" office:value="202.908">
                <text:p>202.9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.814">
                <text:p>119.814</text:p>
              </table:table-cell>
              <table:table-cell office:value-type="float" office:value="204.478">
                <text:p>204.4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9.814">
                <text:p>119.814</text:p>
              </table:table-cell>
              <table:table-cell office:value-type="float" office:value="204.478">
                <text:p>204.4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0.314">
                <text:p>120.314</text:p>
              </table:table-cell>
              <table:table-cell office:value-type="float" office:value="205.118">
                <text:p>205.1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.757">
                <text:p>120.757</text:p>
              </table:table-cell>
              <table:table-cell office:value-type="float" office:value="205.683">
                <text:p>205.6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1.082">
                <text:p>121.082</text:p>
              </table:table-cell>
              <table:table-cell office:value-type="float" office:value="205.68">
                <text:p>205.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1.082">
                <text:p>121.082</text:p>
              </table:table-cell>
              <table:table-cell office:value-type="float" office:value="206.138">
                <text:p>206.1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1.382">
                <text:p>121.382</text:p>
              </table:table-cell>
              <table:table-cell office:value-type="float" office:value="206.135">
                <text:p>206.1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1.976">
                <text:p>121.976</text:p>
              </table:table-cell>
              <table:table-cell office:value-type="float" office:value="206.135">
                <text:p>206.1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2.226">
                <text:p>122.226</text:p>
              </table:table-cell>
              <table:table-cell office:value-type="float" office:value="206.138">
                <text:p>206.1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2.526">
                <text:p>122.526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.526">
                <text:p>122.526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3.247">
                <text:p>123.247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3.597">
                <text:p>123.597</text:p>
              </table:table-cell>
              <table:table-cell office:value-type="float" office:value="208.258">
                <text:p>208.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3.947">
                <text:p>123.947</text:p>
              </table:table-cell>
              <table:table-cell office:value-type="float" office:value="208.695">
                <text:p>208.6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4.322">
                <text:p>124.322</text:p>
              </table:table-cell>
              <table:table-cell office:value-type="float" office:value="209.29">
                <text:p>209.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.622">
                <text:p>124.622</text:p>
              </table:table-cell>
              <table:table-cell office:value-type="float" office:value="209.208">
                <text:p>209.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4.622">
                <text:p>124.622</text:p>
              </table:table-cell>
              <table:table-cell office:value-type="float" office:value="210.15">
                <text:p>210.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5.272">
                <text:p>125.272</text:p>
              </table:table-cell>
              <table:table-cell office:value-type="float" office:value="214.453">
                <text:p>214.4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5.572">
                <text:p>125.572</text:p>
              </table:table-cell>
              <table:table-cell office:value-type="float" office:value="215.77">
                <text:p>215.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5.922">
                <text:p>125.922</text:p>
              </table:table-cell>
              <table:table-cell office:value-type="float" office:value="217.995">
                <text:p>217.9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.322">
                <text:p>126.322</text:p>
              </table:table-cell>
              <table:table-cell office:value-type="float" office:value="219.953">
                <text:p>219.9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6.322">
                <text:p>126.322</text:p>
              </table:table-cell>
              <table:table-cell office:value-type="float" office:value="221.655">
                <text:p>221.6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7.022">
                <text:p>127.022</text:p>
              </table:table-cell>
              <table:table-cell office:value-type="float" office:value="223.553">
                <text:p>223.5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7.322">
                <text:p>127.322</text:p>
              </table:table-cell>
              <table:table-cell office:value-type="float" office:value="229.108">
                <text:p>229.1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.322">
                <text:p>127.322</text:p>
              </table:table-cell>
              <table:table-cell office:value-type="float" office:value="232.97">
                <text:p>232.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8.022">
                <text:p>128.022</text:p>
              </table:table-cell>
              <table:table-cell office:value-type="float" office:value="234.948">
                <text:p>234.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8.022">
                <text:p>128.022</text:p>
              </table:table-cell>
              <table:table-cell office:value-type="float" office:value="236.45">
                <text:p>236.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.507">
                <text:p>128.50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8.957">
                <text:p>128.95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9.307">
                <text:p>129.30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9.568">
                <text:p>129.568</text:p>
              </table:table-cell>
              <table:table-cell office:value-type="float" office:value="235.9">
                <text:p>235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.118">
                <text:p>130.118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.118">
                <text:p>130.118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0.632">
                <text:p>130.632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.982">
                <text:p>130.982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.282">
                <text:p>131.282</text:p>
              </table:table-cell>
              <table:table-cell office:value-type="float" office:value="236.778">
                <text:p>236.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.282">
                <text:p>131.282</text:p>
              </table:table-cell>
              <table:table-cell office:value-type="float" office:value="237.483">
                <text:p>237.4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1.895">
                <text:p>131.895</text:p>
              </table:table-cell>
              <table:table-cell office:value-type="float" office:value="245.235">
                <text:p>245.2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.895">
                <text:p>131.895</text:p>
              </table:table-cell>
              <table:table-cell office:value-type="float" office:value="246.338">
                <text:p>246.3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2.561">
                <text:p>132.561</text:p>
              </table:table-cell>
              <table:table-cell office:value-type="float" office:value="245.483">
                <text:p>245.4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2.811">
                <text:p>132.811</text:p>
              </table:table-cell>
              <table:table-cell office:value-type="float" office:value="247.318">
                <text:p>247.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.111">
                <text:p>133.111</text:p>
              </table:table-cell>
              <table:table-cell office:value-type="float" office:value="248.778">
                <text:p>248.7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3.411">
                <text:p>133.411</text:p>
              </table:table-cell>
              <table:table-cell office:value-type="float" office:value="250.268">
                <text:p>250.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3.711">
                <text:p>133.711</text:p>
              </table:table-cell>
              <table:table-cell office:value-type="float" office:value="251.6">
                <text:p>251.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4.061">
                <text:p>134.061</text:p>
              </table:table-cell>
              <table:table-cell office:value-type="float" office:value="253.115">
                <text:p>253.1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4.411">
                <text:p>134.411</text:p>
              </table:table-cell>
              <table:table-cell office:value-type="float" office:value="254.728">
                <text:p>254.7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.711">
                <text:p>134.711</text:p>
              </table:table-cell>
              <table:table-cell office:value-type="float" office:value="255.69">
                <text:p>255.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5.011">
                <text:p>135.011</text:p>
              </table:table-cell>
              <table:table-cell office:value-type="float" office:value="256.555">
                <text:p>256.5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.311">
                <text:p>135.311</text:p>
              </table:table-cell>
              <table:table-cell office:value-type="float" office:value="257.36">
                <text:p>257.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.637">
                <text:p>135.637</text:p>
              </table:table-cell>
              <table:table-cell office:value-type="float" office:value="258.038">
                <text:p>258.0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5.937">
                <text:p>135.937</text:p>
              </table:table-cell>
              <table:table-cell office:value-type="float" office:value="258.668">
                <text:p>258.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6.237">
                <text:p>136.237</text:p>
              </table:table-cell>
              <table:table-cell office:value-type="float" office:value="259.213">
                <text:p>259.2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6.573">
                <text:p>136.573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6.923">
                <text:p>136.923</text:p>
              </table:table-cell>
              <table:table-cell office:value-type="float" office:value="260.293">
                <text:p>260.2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7.298">
                <text:p>137.298</text:p>
              </table:table-cell>
              <table:table-cell office:value-type="float" office:value="262.705">
                <text:p>262.7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7.573">
                <text:p>137.573</text:p>
              </table:table-cell>
              <table:table-cell office:value-type="float" office:value="262.703">
                <text:p>262.7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7.798">
                <text:p>137.798</text:p>
              </table:table-cell>
              <table:table-cell office:value-type="float" office:value="262.673">
                <text:p>262.6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.798">
                <text:p>137.798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8.223">
                <text:p>138.2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8.523">
                <text:p>138.5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.823">
                <text:p>138.8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9.073">
                <text:p>139.07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9.373">
                <text:p>139.37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9.623">
                <text:p>139.6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9.923">
                <text:p>139.9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.225">
                <text:p>140.225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0.475">
                <text:p>140.475</text:p>
              </table:table-cell>
              <table:table-cell office:value-type="float" office:value="263.058">
                <text:p>263.0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0.475">
                <text:p>140.475</text:p>
              </table:table-cell>
              <table:table-cell office:value-type="float" office:value="263.525">
                <text:p>263.5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1.124">
                <text:p>141.124</text:p>
              </table:table-cell>
              <table:table-cell office:value-type="float" office:value="263.525">
                <text:p>263.5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.799">
                <text:p>141.799</text:p>
              </table:table-cell>
              <table:table-cell office:value-type="float" office:value="260.785">
                <text:p>260.7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2.081">
                <text:p>142.081</text:p>
              </table:table-cell>
              <table:table-cell office:value-type="float" office:value="260.728">
                <text:p>260.7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2.407">
                <text:p>142.407</text:p>
              </table:table-cell>
              <table:table-cell office:value-type="float" office:value="260.728">
                <text:p>260.7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.667">
                <text:p>142.667</text:p>
              </table:table-cell>
              <table:table-cell office:value-type="float" office:value="260.738">
                <text:p>260.7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3.026">
                <text:p>143.026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.263">
                <text:p>143.263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3.566">
                <text:p>143.566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3.966">
                <text:p>143.966</text:p>
              </table:table-cell>
              <table:table-cell office:value-type="float" office:value="260.663">
                <text:p>260.6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.267">
                <text:p>144.267</text:p>
              </table:table-cell>
              <table:table-cell office:value-type="float" office:value="260.663">
                <text:p>260.6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.718">
                <text:p>144.718</text:p>
              </table:table-cell>
              <table:table-cell office:value-type="float" office:value="260.668">
                <text:p>260.6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.718">
                <text:p>144.718</text:p>
              </table:table-cell>
              <table:table-cell office:value-type="float" office:value="260.668">
                <text:p>260.6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.918">
                <text:p>144.918</text:p>
              </table:table-cell>
              <table:table-cell office:value-type="float" office:value="260.67">
                <text:p>260.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.561">
                <text:p>145.561</text:p>
              </table:table-cell>
              <table:table-cell office:value-type="float" office:value="260.67">
                <text:p>260.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.911">
                <text:p>145.911</text:p>
              </table:table-cell>
              <table:table-cell office:value-type="float" office:value="260.678">
                <text:p>260.6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.336">
                <text:p>146.336</text:p>
              </table:table-cell>
              <table:table-cell office:value-type="float" office:value="260.683">
                <text:p>260.6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.64">
                <text:p>146.64</text:p>
              </table:table-cell>
              <table:table-cell office:value-type="float" office:value="260.703">
                <text:p>260.7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.94">
                <text:p>146.94</text:p>
              </table:table-cell>
              <table:table-cell office:value-type="float" office:value="260.705">
                <text:p>260.7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7.225">
                <text:p>147.225</text:p>
              </table:table-cell>
              <table:table-cell office:value-type="float" office:value="260.703">
                <text:p>260.7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7.48">
                <text:p>147.48</text:p>
              </table:table-cell>
              <table:table-cell office:value-type="float" office:value="260.703">
                <text:p>260.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Area Coverage</text:p>
        </chart:title>
        <chart:plot-area chart:style-name="ch3" table:cell-range-address="Sheet1.C2:Sheet1.C472 Sheet1.I2:Sheet1.I472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535cm" svg:y="8.019cm" chart:style-name="ch5">
              <text:p>Distance (m)</text:p>
            </chart:title>
          </chart:axis>
          <chart:axis chart:dimension="y" chart:name="primary-y" chart:style-name="ch6">
            <chart:title svg:x="0.451cm" svg:y="6.082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472" chart:class="chart:scatter">
            <chart:domain table:cell-range-address="Sheet1.C2:Sheet1.C472"/>
            <chart:data-point chart:repeated="4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472</svg:desc>
                </draw:g>
              </table:table-cell>
              <table:table-cell office:value-type="float" office:value="100">
                <text:p>100</text:p>
                <draw:g>
                  <svg:desc>Sheet1.I2:Sheet1.I4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5">
                <text:p>0.525</text:p>
              </table:table-cell>
              <table:table-cell office:value-type="float" office:value="96.7616406408826">
                <text:p>96.7616406408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96.7625995865027">
                <text:p>96.7625995865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5">
                <text:p>1.175</text:p>
              </table:table-cell>
              <table:table-cell office:value-type="float" office:value="96.7645174777429">
                <text:p>96.7645174777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5">
                <text:p>1.475</text:p>
              </table:table-cell>
              <table:table-cell office:value-type="float" office:value="96.7664353689831">
                <text:p>96.7664353689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2855">
                <text:p>1.82855</text:p>
              </table:table-cell>
              <table:table-cell office:value-type="float" office:value="96.6312240365473">
                <text:p>96.6312240365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431">
                <text:p>2.09431</text:p>
              </table:table-cell>
              <table:table-cell office:value-type="float" office:value="96.6312240365473">
                <text:p>96.6312240365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7592">
                <text:p>2.47592</text:p>
              </table:table-cell>
              <table:table-cell office:value-type="float" office:value="96.1603817370725">
                <text:p>96.160381737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2947">
                <text:p>2.82947</text:p>
              </table:table-cell>
              <table:table-cell office:value-type="float" office:value="96.0031146553741">
                <text:p>96.0031146553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947">
                <text:p>3.12947</text:p>
              </table:table-cell>
              <table:table-cell office:value-type="float" office:value="95.7605014134859">
                <text:p>95.7605014134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2209">
                <text:p>3.42209</text:p>
              </table:table-cell>
              <table:table-cell office:value-type="float" office:value="95.5399439208601">
                <text:p>95.5399439208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2623">
                <text:p>3.72623</text:p>
              </table:table-cell>
              <table:table-cell office:value-type="float" office:value="95.2877412227707">
                <text:p>95.2877412227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7623">
                <text:p>4.07623</text:p>
              </table:table-cell>
              <table:table-cell office:value-type="float" office:value="94.9616997119327">
                <text:p>94.9616997119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2623">
                <text:p>4.42623</text:p>
              </table:table-cell>
              <table:table-cell office:value-type="float" office:value="94.629904527374">
                <text:p>94.629904527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5123">
                <text:p>4.75123</text:p>
              </table:table-cell>
              <table:table-cell office:value-type="float" office:value="90.914949195061">
                <text:p>90.914949195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0212">
                <text:p>5.10212</text:p>
              </table:table-cell>
              <table:table-cell office:value-type="float" office:value="89.7085956049604">
                <text:p>89.7085956049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5212">
                <text:p>5.45212</text:p>
              </table:table-cell>
              <table:table-cell office:value-type="float" office:value="88.7592394410498">
                <text:p>88.7592394410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0337">
                <text:p>5.70337</text:p>
              </table:table-cell>
              <table:table-cell office:value-type="float" office:value="88.1244174405358">
                <text:p>88.1244174405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2352">
                <text:p>6.02352</text:p>
              </table:table-cell>
              <table:table-cell office:value-type="float" office:value="87.4531555064575">
                <text:p>87.4531555064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1392">
                <text:p>6.21392</text:p>
              </table:table-cell>
              <table:table-cell office:value-type="float" office:value="86.5709255359547">
                <text:p>86.5709255359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8892">
                <text:p>6.48892</text:p>
              </table:table-cell>
              <table:table-cell office:value-type="float" office:value="82.2710133753735">
                <text:p>82.2710133753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3892">
                <text:p>6.73892</text:p>
              </table:table-cell>
              <table:table-cell office:value-type="float" office:value="80.9649294407813">
                <text:p>80.9649294407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8892">
                <text:p>6.98892</text:p>
              </table:table-cell>
              <table:table-cell office:value-type="float" office:value="79.9273502798203">
                <text:p>79.9273502798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3892">
                <text:p>7.23892</text:p>
              </table:table-cell>
              <table:table-cell office:value-type="float" office:value="79.1678653486918">
                <text:p>79.1678653486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8892">
                <text:p>7.48892</text:p>
              </table:table-cell>
              <table:table-cell office:value-type="float" office:value="78.6778441368147">
                <text:p>78.6778441368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892">
                <text:p>7.83892</text:p>
              </table:table-cell>
              <table:table-cell office:value-type="float" office:value="78.6816799192951">
                <text:p>78.6816799192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8892">
                <text:p>8.18892</text:p>
              </table:table-cell>
              <table:table-cell office:value-type="float" office:value="78.3019374537309">
                <text:p>78.301937453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6392">
                <text:p>8.56392</text:p>
              </table:table-cell>
              <table:table-cell office:value-type="float" office:value="78.3383773872951">
                <text:p>78.3383773872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91392">
                <text:p>8.91392</text:p>
              </table:table-cell>
              <table:table-cell office:value-type="float" office:value="78.3450900066359">
                <text:p>78.3450900066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6887">
                <text:p>9.16887</text:p>
              </table:table-cell>
              <table:table-cell office:value-type="float" office:value="78.3450900066359">
                <text:p>78.3450900066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5171">
                <text:p>9.45171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2097">
                <text:p>9.72097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4458">
                <text:p>9.94458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056">
                <text:p>10.2056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4071">
                <text:p>10.4071</text:p>
              </table:table-cell>
              <table:table-cell office:value-type="float" office:value="78.3489257891164">
                <text:p>78.3489257891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6686">
                <text:p>10.6686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9708">
                <text:p>10.9708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769">
                <text:p>11.1769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462">
                <text:p>11.4462</text:p>
              </table:table-cell>
              <table:table-cell office:value-type="float" office:value="78.2031660548594">
                <text:p>78.2031660548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7554">
                <text:p>11.7554</text:p>
              </table:table-cell>
              <table:table-cell office:value-type="float" office:value="78.2031660548594">
                <text:p>78.2031660548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9554">
                <text:p>11.9554</text:p>
              </table:table-cell>
              <table:table-cell office:value-type="float" office:value="78.2031660548594">
                <text:p>78.2031660548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134">
                <text:p>12.31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634">
                <text:p>12.56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9134">
                <text:p>12.91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2134">
                <text:p>13.21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84">
                <text:p>13.588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502">
                <text:p>14.0502</text:p>
              </table:table-cell>
              <table:table-cell office:value-type="float" office:value="77.7505437221666">
                <text:p>77.7505437221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3076">
                <text:p>14.3076</text:p>
              </table:table-cell>
              <table:table-cell office:value-type="float" office:value="77.4168306463677">
                <text:p>77.4168306463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411">
                <text:p>14.6411</text:p>
              </table:table-cell>
              <table:table-cell office:value-type="float" office:value="77.1991499906023">
                <text:p>77.19914999060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239">
                <text:p>14.9239</text:p>
              </table:table-cell>
              <table:table-cell office:value-type="float" office:value="77.0687333862671">
                <text:p>77.0687333862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1752">
                <text:p>15.1752</text:p>
              </table:table-cell>
              <table:table-cell office:value-type="float" office:value="77.076404951228">
                <text:p>77.07640495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5261">
                <text:p>15.5261</text:p>
              </table:table-cell>
              <table:table-cell office:value-type="float" office:value="76.870231642904">
                <text:p>76.870231642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8761">
                <text:p>15.8761</text:p>
              </table:table-cell>
              <table:table-cell office:value-type="float" office:value="76.878862153485">
                <text:p>76.8788621534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202">
                <text:p>16.202</text:p>
              </table:table-cell>
              <table:table-cell office:value-type="float" office:value="76.6592636064794">
                <text:p>76.6592636064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52">
                <text:p>16.452</text:p>
              </table:table-cell>
              <table:table-cell office:value-type="float" office:value="76.6592636064794">
                <text:p>76.6592636064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752">
                <text:p>16.752</text:p>
              </table:table-cell>
              <table:table-cell office:value-type="float" office:value="76.4550081893956">
                <text:p>76.455008189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0531">
                <text:p>17.0531</text:p>
              </table:table-cell>
              <table:table-cell office:value-type="float" office:value="76.4559671350157">
                <text:p>76.4559671350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4066">
                <text:p>17.4066</text:p>
              </table:table-cell>
              <table:table-cell office:value-type="float" office:value="76.4578850262559">
                <text:p>76.4578850262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664">
                <text:p>17.664</text:p>
              </table:table-cell>
              <table:table-cell office:value-type="float" office:value="76.2823979777755">
                <text:p>76.2823979777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989">
                <text:p>17.989</text:p>
              </table:table-cell>
              <table:table-cell office:value-type="float" office:value="76.1193772223565">
                <text:p>76.11937722235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89">
                <text:p>18.389</text:p>
              </table:table-cell>
              <table:table-cell office:value-type="float" office:value="75.8978607841106">
                <text:p>75.8978607841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814">
                <text:p>18.814</text:p>
              </table:table-cell>
              <table:table-cell office:value-type="float" office:value="74.6032841969598">
                <text:p>74.60328419695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89">
                <text:p>19.189</text:p>
              </table:table-cell>
              <table:table-cell office:value-type="float" office:value="74.4172487466581">
                <text:p>74.4172487466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539">
                <text:p>19.539</text:p>
              </table:table-cell>
              <table:table-cell office:value-type="float" office:value="74.1957323084123">
                <text:p>74.1957323084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946">
                <text:p>19.946</text:p>
              </table:table-cell>
              <table:table-cell office:value-type="float" office:value="73.120754268267">
                <text:p>73.120754268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1596">
                <text:p>20.1596</text:p>
              </table:table-cell>
              <table:table-cell office:value-type="float" office:value="73.0315723255966">
                <text:p>73.0315723255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4596">
                <text:p>20.4596</text:p>
              </table:table-cell>
              <table:table-cell office:value-type="float" office:value="72.5684015910826">
                <text:p>72.568401591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8096">
                <text:p>20.8096</text:p>
              </table:table-cell>
              <table:table-cell office:value-type="float" office:value="72.1435886813731">
                <text:p>72.1435886813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1596">
                <text:p>21.1596</text:p>
              </table:table-cell>
              <table:table-cell office:value-type="float" office:value="72.1627675937753">
                <text:p>72.1627675937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4596">
                <text:p>21.4596</text:p>
              </table:table-cell>
              <table:table-cell office:value-type="float" office:value="71.5413708319429">
                <text:p>71.5413708319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8096">
                <text:p>21.8096</text:p>
              </table:table-cell>
              <table:table-cell office:value-type="float" office:value="71.3687606203227">
                <text:p>71.3687606203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1736">
                <text:p>22.1736</text:p>
              </table:table-cell>
              <table:table-cell office:value-type="float" office:value="71.1942325174624">
                <text:p>71.1942325174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5641">
                <text:p>22.5641</text:p>
              </table:table-cell>
              <table:table-cell office:value-type="float" office:value="71.2546460915295">
                <text:p>71.2546460915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7099">
                <text:p>22.7099</text:p>
              </table:table-cell>
              <table:table-cell office:value-type="float" office:value="71.2575229283898">
                <text:p>71.2575229283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0739">
                <text:p>23.0739</text:p>
              </table:table-cell>
              <table:table-cell office:value-type="float" office:value="70.7205133811272">
                <text:p>70.7205133811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4239">
                <text:p>23.4239</text:p>
              </table:table-cell>
              <table:table-cell office:value-type="float" office:value="70.7214723267473">
                <text:p>70.7214723267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6788">
                <text:p>23.6788</text:p>
              </table:table-cell>
              <table:table-cell office:value-type="float" office:value="70.5383137133059">
                <text:p>70.5383137133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9481">
                <text:p>23.9481</text:p>
              </table:table-cell>
              <table:table-cell office:value-type="float" office:value="69.4384030870377">
                <text:p>69.4384030870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2481">
                <text:p>24.2481</text:p>
              </table:table-cell>
              <table:table-cell office:value-type="float" office:value="68.9234492890377">
                <text:p>68.9234492890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5481">
                <text:p>24.5481</text:p>
              </table:table-cell>
              <table:table-cell office:value-type="float" office:value="68.9033114310154">
                <text:p>68.9033114310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8491">
                <text:p>24.8491</text:p>
              </table:table-cell>
              <table:table-cell office:value-type="float" office:value="68.5638446814958">
                <text:p>68.5638446814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1491">
                <text:p>25.1491</text:p>
              </table:table-cell>
              <table:table-cell office:value-type="float" office:value="68.6367245486243">
                <text:p>68.6367245486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3991">
                <text:p>25.3991</text:p>
              </table:table-cell>
              <table:table-cell office:value-type="float" office:value="68.2262958232165">
                <text:p>68.2262958232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7012">
                <text:p>25.7012</text:p>
              </table:table-cell>
              <table:table-cell office:value-type="float" office:value="68.2272547688366">
                <text:p>68.22725476883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0366">
                <text:p>26.0366</text:p>
              </table:table-cell>
              <table:table-cell office:value-type="float" office:value="67.948201593384">
                <text:p>67.948201593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2616">
                <text:p>26.2616</text:p>
              </table:table-cell>
              <table:table-cell office:value-type="float" office:value="67.948201593384">
                <text:p>67.948201593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5866">
                <text:p>26.5866</text:p>
              </table:table-cell>
              <table:table-cell office:value-type="float" office:value="67.948201593384">
                <text:p>67.948201593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8616">
                <text:p>26.8616</text:p>
              </table:table-cell>
              <table:table-cell office:value-type="float" office:value="67.9616268320656">
                <text:p>67.9616268320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2116">
                <text:p>27.2116</text:p>
              </table:table-cell>
              <table:table-cell office:value-type="float" office:value="67.7813450554846">
                <text:p>67.78134505548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5616">
                <text:p>27.5616</text:p>
              </table:table-cell>
              <table:table-cell office:value-type="float" office:value="67.7813450554846">
                <text:p>67.78134505548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8116">
                <text:p>27.8116</text:p>
              </table:table-cell>
              <table:table-cell office:value-type="float" office:value="67.7813450554846">
                <text:p>67.7813450554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148">
                <text:p>28.148</text:p>
              </table:table-cell>
              <table:table-cell office:value-type="float" office:value="67.8177849890488">
                <text:p>67.8177849890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449">
                <text:p>28.449</text:p>
              </table:table-cell>
              <table:table-cell office:value-type="float" office:value="67.8177849890488">
                <text:p>67.8177849890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7064">
                <text:p>28.7064</text:p>
              </table:table-cell>
              <table:table-cell office:value-type="float" office:value="67.8177849890488">
                <text:p>67.8177849890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9814">
                <text:p>28.981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2814">
                <text:p>29.281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5314">
                <text:p>29.531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8894">
                <text:p>29.889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1394">
                <text:p>30.13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5394">
                <text:p>30.53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9394">
                <text:p>30.93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2947">
                <text:p>31.2947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4962">
                <text:p>31.4962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4962">
                <text:p>31.4962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8918">
                <text:p>31.8918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1646">
                <text:p>32.1646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3694">
                <text:p>32.36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7085">
                <text:p>32.7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9085">
                <text:p>32.9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2085">
                <text:p>33.2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5085">
                <text:p>33.5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8085">
                <text:p>33.8085</text:p>
              </table:table-cell>
              <table:table-cell office:value-type="float" office:value="67.6787378741326">
                <text:p>67.6787378741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0835">
                <text:p>34.083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2739">
                <text:p>34.2739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4875">
                <text:p>34.4875</text:p>
              </table:table-cell>
              <table:table-cell office:value-type="float" office:value="67.6787378741326">
                <text:p>67.6787378741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7485">
                <text:p>34.7485</text:p>
              </table:table-cell>
              <table:table-cell office:value-type="float" office:value="67.6796968197528">
                <text:p>67.6796968197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0985">
                <text:p>35.0985</text:p>
              </table:table-cell>
              <table:table-cell office:value-type="float" office:value="67.6796968197528">
                <text:p>67.6796968197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4147">
                <text:p>35.4147</text:p>
              </table:table-cell>
              <table:table-cell office:value-type="float" office:value="67.6806557653729">
                <text:p>67.68065576537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751">
                <text:p>35.751</text:p>
              </table:table-cell>
              <table:table-cell office:value-type="float" office:value="67.6806557653729">
                <text:p>67.68065576537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9523">
                <text:p>35.9523</text:p>
              </table:table-cell>
              <table:table-cell office:value-type="float" office:value="67.6758610372723">
                <text:p>67.67586103727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023">
                <text:p>36.3023</text:p>
              </table:table-cell>
              <table:table-cell office:value-type="float" office:value="67.6758610372723">
                <text:p>67.67586103727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6523">
                <text:p>36.6523</text:p>
              </table:table-cell>
              <table:table-cell office:value-type="float" office:value="67.6758610372723">
                <text:p>67.67586103727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9523">
                <text:p>36.9523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3269">
                <text:p>37.3269</text:p>
              </table:table-cell>
              <table:table-cell office:value-type="float" office:value="67.5502391610377">
                <text:p>67.5502391610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6269">
                <text:p>37.6269</text:p>
              </table:table-cell>
              <table:table-cell office:value-type="float" office:value="67.3248869403114">
                <text:p>67.3248869403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9235">
                <text:p>37.9235</text:p>
              </table:table-cell>
              <table:table-cell office:value-type="float" office:value="67.441878305965">
                <text:p>67.441878305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277">
                <text:p>38.277</text:p>
              </table:table-cell>
              <table:table-cell office:value-type="float" office:value="67.4533856534064">
                <text:p>67.4533856534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4832">
                <text:p>38.4832</text:p>
              </table:table-cell>
              <table:table-cell office:value-type="float" office:value="67.4514677621661">
                <text:p>67.45146776216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8195">
                <text:p>38.8195</text:p>
              </table:table-cell>
              <table:table-cell office:value-type="float" office:value="67.4303709585237">
                <text:p>67.4303709585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8195">
                <text:p>38.8195</text:p>
              </table:table-cell>
              <table:table-cell office:value-type="float" office:value="67.5224297380544">
                <text:p>67.5224297380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5664">
                <text:p>39.5664</text:p>
              </table:table-cell>
              <table:table-cell office:value-type="float" office:value="67.5636643997192">
                <text:p>67.5636643997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9664">
                <text:p>39.9664</text:p>
              </table:table-cell>
              <table:table-cell office:value-type="float" office:value="67.0956989371047">
                <text:p>67.09569893710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5164">
                <text:p>40.5164</text:p>
              </table:table-cell>
              <table:table-cell office:value-type="float" office:value="67.115836795127">
                <text:p>67.115836795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7068">
                <text:p>40.7068</text:p>
              </table:table-cell>
              <table:table-cell office:value-type="float" office:value="67.2596786381438">
                <text:p>67.259678638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.7068">
                <text:p>40.7068</text:p>
              </table:table-cell>
              <table:table-cell office:value-type="float" office:value="67.4409193603449">
                <text:p>67.4409193603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1199">
                <text:p>41.1199</text:p>
              </table:table-cell>
              <table:table-cell office:value-type="float" office:value="64.65326444268">
                <text:p>64.6532644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5949">
                <text:p>41.5949</text:p>
              </table:table-cell>
              <table:table-cell office:value-type="float" office:value="62.7977046677637">
                <text:p>62.79770466776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949">
                <text:p>41.7949</text:p>
              </table:table-cell>
              <table:table-cell office:value-type="float" office:value="62.4083727459983">
                <text:p>62.40837274599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7949">
                <text:p>41.7949</text:p>
              </table:table-cell>
              <table:table-cell office:value-type="float" office:value="61.4262206418798">
                <text:p>61.42622064187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4958">
                <text:p>42.4958</text:p>
              </table:table-cell>
              <table:table-cell office:value-type="float" office:value="60.9843385001323">
                <text:p>60.98433850013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165">
                <text:p>43.165</text:p>
              </table:table-cell>
              <table:table-cell office:value-type="float" office:value="60.8903618293614">
                <text:p>60.89036182936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29">
                <text:p>43.29</text:p>
              </table:table-cell>
              <table:table-cell office:value-type="float" office:value="60.8757858559357">
                <text:p>60.87578585593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545">
                <text:p>43.545</text:p>
              </table:table-cell>
              <table:table-cell office:value-type="float" office:value="60.4760973214731">
                <text:p>60.47609732147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845">
                <text:p>43.845</text:p>
              </table:table-cell>
              <table:table-cell office:value-type="float" office:value="60.3349405261926">
                <text:p>60.33494052619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1154">
                <text:p>44.1154</text:p>
              </table:table-cell>
              <table:table-cell office:value-type="float" office:value="60.3955458893837">
                <text:p>60.39554588938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4414">
                <text:p>44.4414</text:p>
              </table:table-cell>
              <table:table-cell office:value-type="float" office:value="60.3176795050306">
                <text:p>60.3176795050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7546">
                <text:p>44.7546</text:p>
              </table:table-cell>
              <table:table-cell office:value-type="float" office:value="60.4434931703893">
                <text:p>60.4434931703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9905">
                <text:p>44.9905</text:p>
              </table:table-cell>
              <table:table-cell office:value-type="float" office:value="60.2639785503044">
                <text:p>60.2639785503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2041">
                <text:p>45.2041</text:p>
              </table:table-cell>
              <table:table-cell office:value-type="float" office:value="60.2804724149703">
                <text:p>60.28047241497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4515">
                <text:p>45.4515</text:p>
              </table:table-cell>
              <table:table-cell office:value-type="float" office:value="60.2919797624116">
                <text:p>60.2919797624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8015">
                <text:p>45.8015</text:p>
              </table:table-cell>
              <table:table-cell office:value-type="float" office:value="60.1968523568965">
                <text:p>60.1968523568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1178">
                <text:p>46.1178</text:p>
              </table:table-cell>
              <table:table-cell office:value-type="float" office:value="60.1105472510865">
                <text:p>60.11054725108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4678">
                <text:p>46.4678</text:p>
              </table:table-cell>
              <table:table-cell office:value-type="float" office:value="59.9218267530485">
                <text:p>59.9218267530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4678">
                <text:p>46.4678</text:p>
              </table:table-cell>
              <table:table-cell office:value-type="float" office:value="59.9218267530485">
                <text:p>59.9218267530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1688">
                <text:p>47.1688</text:p>
              </table:table-cell>
              <table:table-cell office:value-type="float" office:value="59.5428514439803">
                <text:p>59.54285144398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268">
                <text:p>47.5268</text:p>
              </table:table-cell>
              <table:table-cell office:value-type="float" office:value="59.1573553046954">
                <text:p>59.1573553046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7268">
                <text:p>47.7268</text:p>
              </table:table-cell>
              <table:table-cell office:value-type="float" office:value="59.1592731959356">
                <text:p>59.1592731959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7268">
                <text:p>47.7268</text:p>
              </table:table-cell>
              <table:table-cell office:value-type="float" office:value="58.6521827520205">
                <text:p>58.65218275202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4018">
                <text:p>48.4018</text:p>
              </table:table-cell>
              <table:table-cell office:value-type="float" office:value="56.872379681093">
                <text:p>56.872379681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8018">
                <text:p>48.8018</text:p>
              </table:table-cell>
              <table:table-cell office:value-type="float" office:value="55.6552859000472">
                <text:p>55.65528590004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1018">
                <text:p>49.1018</text:p>
              </table:table-cell>
              <table:table-cell office:value-type="float" office:value="55.3771916702148">
                <text:p>55.3771916702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3018">
                <text:p>49.3018</text:p>
              </table:table-cell>
              <table:table-cell office:value-type="float" office:value="54.8758549000203">
                <text:p>54.87585490002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5518">
                <text:p>49.5518</text:p>
              </table:table-cell>
              <table:table-cell office:value-type="float" office:value="54.6196246303265">
                <text:p>54.6196246303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8018">
                <text:p>49.8018</text:p>
              </table:table-cell>
              <table:table-cell office:value-type="float" office:value="54.3887105250036">
                <text:p>54.3887105250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0518">
                <text:p>50.0518</text:p>
              </table:table-cell>
              <table:table-cell office:value-type="float" office:value="53.7795882671085">
                <text:p>53.77958826710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3067">
                <text:p>50.3067</text:p>
              </table:table-cell>
              <table:table-cell office:value-type="float" office:value="53.7546556809856">
                <text:p>53.75465568098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7518">
                <text:p>50.7518</text:p>
              </table:table-cell>
              <table:table-cell office:value-type="float" office:value="52.7911071218973">
                <text:p>52.79110712189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.9654">
                <text:p>50.9654</text:p>
              </table:table-cell>
              <table:table-cell office:value-type="float" office:value="52.9798276199353">
                <text:p>52.9798276199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2654">
                <text:p>51.2654</text:p>
              </table:table-cell>
              <table:table-cell office:value-type="float" office:value="52.9951707498571">
                <text:p>52.9951707498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2654">
                <text:p>51.2654</text:p>
              </table:table-cell>
              <table:table-cell office:value-type="float" office:value="52.7305017587063">
                <text:p>52.73050175870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.5675">
                <text:p>51.5675</text:p>
              </table:table-cell>
              <table:table-cell office:value-type="float" office:value="52.4926832449185">
                <text:p>52.49268324491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2925">
                <text:p>52.2925</text:p>
              </table:table-cell>
              <table:table-cell office:value-type="float" office:value="50.2652443585229">
                <text:p>50.2652443585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6175">
                <text:p>52.6175</text:p>
              </table:table-cell>
              <table:table-cell office:value-type="float" office:value="49.7999639436447">
                <text:p>49.7999639436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9675">
                <text:p>52.9675</text:p>
              </table:table-cell>
              <table:table-cell office:value-type="float" office:value="49.6265865755285">
                <text:p>49.6265865755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3675">
                <text:p>53.3675</text:p>
              </table:table-cell>
              <table:table-cell office:value-type="float" office:value="49.6265865755285">
                <text:p>49.6265865755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7175">
                <text:p>53.7175</text:p>
              </table:table-cell>
              <table:table-cell office:value-type="float" office:value="49.0780696808245">
                <text:p>49.0780696808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9675">
                <text:p>53.9675</text:p>
              </table:table-cell>
              <table:table-cell office:value-type="float" office:value="48.8621151271754">
                <text:p>48.86211512717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3175">
                <text:p>54.3175</text:p>
              </table:table-cell>
              <table:table-cell office:value-type="float" office:value="48.6664902206726">
                <text:p>48.66649022067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6754">
                <text:p>54.6754</text:p>
              </table:table-cell>
              <table:table-cell office:value-type="float" office:value="48.6664902206726">
                <text:p>48.6664902206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9254">
                <text:p>54.925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3004">
                <text:p>55.3004</text:p>
              </table:table-cell>
              <table:table-cell office:value-type="float" office:value="48.4804547703709">
                <text:p>48.4804547703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.7004">
                <text:p>55.7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1004">
                <text:p>56.1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5504">
                <text:p>56.55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0004">
                <text:p>57.0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.5004">
                <text:p>57.5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.7554">
                <text:p>57.755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0917">
                <text:p>58.091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.3667">
                <text:p>58.366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7667">
                <text:p>58.766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.9667">
                <text:p>58.966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3881">
                <text:p>59.3881</text:p>
              </table:table-cell>
              <table:table-cell office:value-type="float" office:value="48.3799572693832">
                <text:p>48.37995726938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.3881">
                <text:p>59.3881</text:p>
              </table:table-cell>
              <table:table-cell office:value-type="float" office:value="48.3807244258793">
                <text:p>48.38072442587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0757">
                <text:p>60.0757</text:p>
              </table:table-cell>
              <table:table-cell office:value-type="float" office:value="48.3818751606234">
                <text:p>48.38187516062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3062">
                <text:p>60.3062</text:p>
              </table:table-cell>
              <table:table-cell office:value-type="float" office:value="48.3818751606234">
                <text:p>48.38187516062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5524">
                <text:p>60.5524</text:p>
              </table:table-cell>
              <table:table-cell office:value-type="float" office:value="48.3818751606234">
                <text:p>48.38187516062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8319">
                <text:p>60.8319</text:p>
              </table:table-cell>
              <table:table-cell office:value-type="float" office:value="48.3837930518636">
                <text:p>48.3837930518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8319">
                <text:p>60.8319</text:p>
              </table:table-cell>
              <table:table-cell office:value-type="float" office:value="48.3837930518636">
                <text:p>48.3837930518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1502">
                <text:p>61.1502</text:p>
              </table:table-cell>
              <table:table-cell office:value-type="float" office:value="48.3895467255843">
                <text:p>48.38954672558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1502">
                <text:p>61.1502</text:p>
              </table:table-cell>
              <table:table-cell office:value-type="float" office:value="48.3895467255843">
                <text:p>48.38954672558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601">
                <text:p>61.601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601">
                <text:p>61.601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.926">
                <text:p>61.926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4821">
                <text:p>62.4821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7284">
                <text:p>62.7284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.9894">
                <text:p>62.9894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2598">
                <text:p>63.2598</text:p>
              </table:table-cell>
              <table:table-cell office:value-type="float" office:value="48.3922317733206">
                <text:p>48.39223177332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5405">
                <text:p>63.5405</text:p>
              </table:table-cell>
              <table:table-cell office:value-type="float" office:value="48.3922317733206">
                <text:p>48.39223177332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.7905">
                <text:p>63.7905</text:p>
              </table:table-cell>
              <table:table-cell office:value-type="float" office:value="48.3922317733206">
                <text:p>48.39223177332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2405">
                <text:p>64.2405</text:p>
              </table:table-cell>
              <table:table-cell office:value-type="float" office:value="48.3941496645608">
                <text:p>48.39414966456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6405">
                <text:p>64.6405</text:p>
              </table:table-cell>
              <table:table-cell office:value-type="float" office:value="48.3941496645608">
                <text:p>48.3941496645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4.9405">
                <text:p>64.9405</text:p>
              </table:table-cell>
              <table:table-cell office:value-type="float" office:value="48.3941496645608">
                <text:p>48.39414966456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.2985">
                <text:p>65.2985</text:p>
              </table:table-cell>
              <table:table-cell office:value-type="float" office:value="48.3960675558011">
                <text:p>48.3960675558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.6339">
                <text:p>65.6339</text:p>
              </table:table-cell>
              <table:table-cell office:value-type="float" office:value="48.3972182905452">
                <text:p>48.3972182905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.9839">
                <text:p>65.9839</text:p>
              </table:table-cell>
              <table:table-cell office:value-type="float" office:value="48.155563994277">
                <text:p>48.1555639942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.3839">
                <text:p>66.3839</text:p>
              </table:table-cell>
              <table:table-cell office:value-type="float" office:value="48.1563311507731">
                <text:p>48.15633115077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6.8339">
                <text:p>66.8339</text:p>
              </table:table-cell>
              <table:table-cell office:value-type="float" office:value="47.2012213131418">
                <text:p>47.2012213131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.2835">
                <text:p>67.2835</text:p>
              </table:table-cell>
              <table:table-cell office:value-type="float" office:value="46.6749519568244">
                <text:p>46.6749519568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.6371">
                <text:p>67.6371</text:p>
              </table:table-cell>
              <table:table-cell office:value-type="float" office:value="46.3182241861429">
                <text:p>46.31822418614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7.8507">
                <text:p>67.8507</text:p>
              </table:table-cell>
              <table:table-cell office:value-type="float" office:value="46.457079511935">
                <text:p>46.4570795119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2007">
                <text:p>68.2007</text:p>
              </table:table-cell>
              <table:table-cell office:value-type="float" office:value="46.3266629075998">
                <text:p>46.32666290759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.6007">
                <text:p>68.6007</text:p>
              </table:table-cell>
              <table:table-cell office:value-type="float" office:value="46.3420060375216">
                <text:p>46.3420060375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.9007">
                <text:p>68.9007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2169">
                <text:p>69.2169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.4681">
                <text:p>69.46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7231">
                <text:p>69.723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.7231">
                <text:p>69.723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5481">
                <text:p>70.5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.8481">
                <text:p>70.8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2481">
                <text:p>71.2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5481">
                <text:p>71.5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.8981">
                <text:p>71.8981</text:p>
              </table:table-cell>
              <table:table-cell office:value-type="float" office:value="46.353513384963">
                <text:p>46.353513384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.2481">
                <text:p>72.2481</text:p>
              </table:table-cell>
              <table:table-cell office:value-type="float" office:value="46.3431567722658">
                <text:p>46.3431567722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.6016">
                <text:p>72.6016</text:p>
              </table:table-cell>
              <table:table-cell office:value-type="float" office:value="46.1847389558233">
                <text:p>46.18473895582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.7819">
                <text:p>72.7819</text:p>
              </table:table-cell>
              <table:table-cell office:value-type="float" office:value="46.1847389558233">
                <text:p>46.1847389558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0477">
                <text:p>73.0477</text:p>
              </table:table-cell>
              <table:table-cell office:value-type="float" office:value="46.0267047176289">
                <text:p>46.0267047176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.2782">
                <text:p>73.2782</text:p>
              </table:table-cell>
              <table:table-cell office:value-type="float" office:value="45.2844808076623">
                <text:p>45.28448080766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.5018">
                <text:p>73.5018</text:p>
              </table:table-cell>
              <table:table-cell office:value-type="float" office:value="45.2852479641584">
                <text:p>45.2852479641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.7895">
                <text:p>73.7895</text:p>
              </table:table-cell>
              <table:table-cell office:value-type="float" office:value="45.6507980345451">
                <text:p>45.65079803454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.984">
                <text:p>73.984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2211">
                <text:p>74.2211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4785">
                <text:p>74.4785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.6605">
                <text:p>74.6605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.8249">
                <text:p>74.8249</text:p>
              </table:table-cell>
              <table:table-cell office:value-type="float" office:value="45.590192671354">
                <text:p>45.5901926713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171">
                <text:p>75.171</text:p>
              </table:table-cell>
              <table:table-cell office:value-type="float" office:value="45.4942981093428">
                <text:p>45.49429810934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571">
                <text:p>75.571</text:p>
              </table:table-cell>
              <table:table-cell office:value-type="float" office:value="45.6554009735216">
                <text:p>45.65540097352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.971">
                <text:p>75.971</text:p>
              </table:table-cell>
              <table:table-cell office:value-type="float" office:value="44.9910434479081">
                <text:p>44.99104344790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.371">
                <text:p>76.371</text:p>
              </table:table-cell>
              <table:table-cell office:value-type="float" office:value="44.6868658972087">
                <text:p>44.68686589720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.771">
                <text:p>76.771</text:p>
              </table:table-cell>
              <table:table-cell office:value-type="float" office:value="44.1184029336064">
                <text:p>44.11840293360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1961">
                <text:p>77.1961</text:p>
              </table:table-cell>
              <table:table-cell office:value-type="float" office:value="44.0186725891148">
                <text:p>44.0186725891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5123">
                <text:p>77.5123</text:p>
              </table:table-cell>
              <table:table-cell office:value-type="float" office:value="43.831486404069">
                <text:p>43.8314864040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.7373">
                <text:p>77.7373</text:p>
              </table:table-cell>
              <table:table-cell office:value-type="float" office:value="43.3903714188176">
                <text:p>43.39037141881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0623">
                <text:p>78.0623</text:p>
              </table:table-cell>
              <table:table-cell office:value-type="float" office:value="43.32516311665">
                <text:p>43.325163116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.2623">
                <text:p>78.2623</text:p>
              </table:table-cell>
              <table:table-cell office:value-type="float" office:value="43.1909107298343">
                <text:p>43.19091072983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.5123">
                <text:p>78.5123</text:p>
              </table:table-cell>
              <table:table-cell office:value-type="float" office:value="43.0136975792377">
                <text:p>43.01369757923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.8373">
                <text:p>78.8373</text:p>
              </table:table-cell>
              <table:table-cell office:value-type="float" office:value="43.1870749473539">
                <text:p>43.18707494735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.0873">
                <text:p>79.0873</text:p>
              </table:table-cell>
              <table:table-cell office:value-type="float" office:value="42.4467689286276">
                <text:p>42.44676892862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.264">
                <text:p>79.264</text:p>
              </table:table-cell>
              <table:table-cell office:value-type="float" office:value="42.6059539015662">
                <text:p>42.60595390156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.4161">
                <text:p>79.4161</text:p>
              </table:table-cell>
              <table:table-cell office:value-type="float" office:value="42.673080094974">
                <text:p>42.6730800949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6661">
                <text:p>79.6661</text:p>
              </table:table-cell>
              <table:table-cell office:value-type="float" office:value="42.5522529468399">
                <text:p>42.55225294683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7936">
                <text:p>79.7936</text:p>
              </table:table-cell>
              <table:table-cell office:value-type="float" office:value="42.8092503730298">
                <text:p>42.80925037302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.9211">
                <text:p>79.9211</text:p>
              </table:table-cell>
              <table:table-cell office:value-type="float" office:value="42.5860078326678">
                <text:p>42.58600783266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.2006">
                <text:p>80.2006</text:p>
              </table:table-cell>
              <table:table-cell office:value-type="float" office:value="42.0919590491862">
                <text:p>42.09195904918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.6429">
                <text:p>80.6429</text:p>
              </table:table-cell>
              <table:table-cell office:value-type="float" office:value="41.43795813627">
                <text:p>41.437958136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.8929">
                <text:p>80.8929</text:p>
              </table:table-cell>
              <table:table-cell office:value-type="float" office:value="40.8894412415661">
                <text:p>40.88944124156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.2429">
                <text:p>81.2429</text:p>
              </table:table-cell>
              <table:table-cell office:value-type="float" office:value="38.1940368925559">
                <text:p>38.19403689255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.6429">
                <text:p>81.6429</text:p>
              </table:table-cell>
              <table:table-cell office:value-type="float" office:value="36.7210964200642">
                <text:p>36.7210964200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2.0436">
                <text:p>82.0436</text:p>
              </table:table-cell>
              <table:table-cell office:value-type="float" office:value="35.415012485472">
                <text:p>35.4150124854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.4436">
                <text:p>82.4436</text:p>
              </table:table-cell>
              <table:table-cell office:value-type="float" office:value="34.7867113151747">
                <text:p>34.78671131517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.8437">
                <text:p>82.8437</text:p>
              </table:table-cell>
              <table:table-cell office:value-type="float" office:value="34.4388058441982">
                <text:p>34.43880584419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0937">
                <text:p>83.0937</text:p>
              </table:table-cell>
              <table:table-cell office:value-type="float" office:value="34.3187458525602">
                <text:p>34.3187458525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3449">
                <text:p>83.3449</text:p>
              </table:table-cell>
              <table:table-cell office:value-type="float" office:value="33.708089281673">
                <text:p>33.7080892816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.5949">
                <text:p>83.5949</text:p>
              </table:table-cell>
              <table:table-cell office:value-type="float" office:value="33.7809691488015">
                <text:p>33.78096914880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.8449">
                <text:p>83.8449</text:p>
              </table:table-cell>
              <table:table-cell office:value-type="float" office:value="33.2266985803769">
                <text:p>33.2266985803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1922">
                <text:p>84.1922</text:p>
              </table:table-cell>
              <table:table-cell office:value-type="float" office:value="32.9044928520193">
                <text:p>32.90449285201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4751">
                <text:p>84.4751</text:p>
              </table:table-cell>
              <table:table-cell office:value-type="float" office:value="30.9259962486047">
                <text:p>30.92599624860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4.7913">
                <text:p>84.7913</text:p>
              </table:table-cell>
              <table:table-cell office:value-type="float" office:value="29.8799783661868">
                <text:p>29.87997836618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.0413">
                <text:p>85.0413</text:p>
              </table:table-cell>
              <table:table-cell office:value-type="float" office:value="29.384011691465">
                <text:p>29.3840116914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3413">
                <text:p>85.3413</text:p>
              </table:table-cell>
              <table:table-cell office:value-type="float" office:value="28.7330794045331">
                <text:p>28.73307940453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.6413">
                <text:p>85.6413</text:p>
              </table:table-cell>
              <table:table-cell office:value-type="float" office:value="28.3590906126895">
                <text:p>28.35909061268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.9413">
                <text:p>85.9413</text:p>
              </table:table-cell>
              <table:table-cell office:value-type="float" office:value="28.0549130619901">
                <text:p>28.05491306199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.2413">
                <text:p>86.2413</text:p>
              </table:table-cell>
              <table:table-cell office:value-type="float" office:value="27.2378913936548">
                <text:p>27.23789139365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.5413">
                <text:p>86.5413</text:p>
              </table:table-cell>
              <table:table-cell office:value-type="float" office:value="26.9456047686448">
                <text:p>26.94560476864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6.8413">
                <text:p>86.8413</text:p>
              </table:table-cell>
              <table:table-cell office:value-type="float" office:value="26.2309984925375">
                <text:p>26.2309984925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1413">
                <text:p>87.1413</text:p>
              </table:table-cell>
              <table:table-cell office:value-type="float" office:value="25.9030390904592">
                <text:p>25.90303909045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.4595">
                <text:p>87.4595</text:p>
              </table:table-cell>
              <table:table-cell office:value-type="float" office:value="25.6633026854313">
                <text:p>25.66330268543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7.7958">
                <text:p>87.7958</text:p>
              </table:table-cell>
              <table:table-cell office:value-type="float" office:value="25.6644534201754">
                <text:p>25.66445342017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8.2332">
                <text:p>88.2332</text:p>
              </table:table-cell>
              <table:table-cell office:value-type="float" office:value="25.6759607676168">
                <text:p>25.67596076761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.5494">
                <text:p>88.5494</text:p>
              </table:table-cell>
              <table:table-cell office:value-type="float" office:value="25.6874681150581">
                <text:p>25.68746811505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.9994">
                <text:p>88.9994</text:p>
              </table:table-cell>
              <table:table-cell office:value-type="float" office:value="25.3219180446715">
                <text:p>25.32191804467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.3947">
                <text:p>89.3947</text:p>
              </table:table-cell>
              <table:table-cell office:value-type="float" office:value="23.8251957208011">
                <text:p>23.82519572080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.6447">
                <text:p>89.6447</text:p>
              </table:table-cell>
              <table:table-cell office:value-type="float" office:value="23.8259628772971">
                <text:p>23.82596287729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9.8947">
                <text:p>89.8947</text:p>
              </table:table-cell>
              <table:table-cell office:value-type="float" office:value="23.6506676179407">
                <text:p>23.65066761794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.1447">
                <text:p>90.1447</text:p>
              </table:table-cell>
              <table:table-cell office:value-type="float" office:value="23.653352665677">
                <text:p>23.6533526656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.4697">
                <text:p>90.4697</text:p>
              </table:table-cell>
              <table:table-cell office:value-type="float" office:value="23.5087436661642">
                <text:p>23.50874366616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7197">
                <text:p>90.7197</text:p>
              </table:table-cell>
              <table:table-cell office:value-type="float" office:value="23.5087436661642">
                <text:p>23.50874366616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.9697">
                <text:p>90.9697</text:p>
              </table:table-cell>
              <table:table-cell office:value-type="float" office:value="23.3859986267899">
                <text:p>23.38599862678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2197">
                <text:p>91.2197</text:p>
              </table:table-cell>
              <table:table-cell office:value-type="float" office:value="23.455809867934">
                <text:p>23.4558098679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.5197">
                <text:p>91.5197</text:p>
              </table:table-cell>
              <table:table-cell office:value-type="float" office:value="23.4761395150804">
                <text:p>23.47613951508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1.7947">
                <text:p>91.79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.0447">
                <text:p>92.04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.2947">
                <text:p>92.29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5447">
                <text:p>92.54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2.8447">
                <text:p>92.8447</text:p>
              </table:table-cell>
              <table:table-cell office:value-type="float" office:value="23.1911408767832">
                <text:p>23.19114087678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3.1947">
                <text:p>93.19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.4947">
                <text:p>93.49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.8447">
                <text:p>93.8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4.1447">
                <text:p>94.1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.5447">
                <text:p>94.5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.7447">
                <text:p>94.7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.0139">
                <text:p>95.0139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.2832">
                <text:p>95.2832</text:p>
              </table:table-cell>
              <table:table-cell office:value-type="float" office:value="22.9418150155541">
                <text:p>22.9418150155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.6332">
                <text:p>95.6332</text:p>
              </table:table-cell>
              <table:table-cell office:value-type="float" office:value="22.9418150155541">
                <text:p>22.94181501555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.9832">
                <text:p>95.98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6.3332">
                <text:p>96.33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.3332">
                <text:p>96.33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6.8832">
                <text:p>96.88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.1332">
                <text:p>97.13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.3704">
                <text:p>97.3704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.6238">
                <text:p>97.6238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7.8931">
                <text:p>97.8931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8.1857">
                <text:p>98.1857</text:p>
              </table:table-cell>
              <table:table-cell office:value-type="float" office:value="22.9909130313038">
                <text:p>22.99091303130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.4107">
                <text:p>98.4107</text:p>
              </table:table-cell>
              <table:table-cell office:value-type="float" office:value="22.9909130313038">
                <text:p>22.9909130313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.7117">
                <text:p>98.7117</text:p>
              </table:table-cell>
              <table:table-cell office:value-type="float" office:value="22.7557795652524">
                <text:p>22.75577956525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8.7117">
                <text:p>98.7117</text:p>
              </table:table-cell>
              <table:table-cell office:value-type="float" office:value="22.5785664146558">
                <text:p>22.57856641465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1389">
                <text:p>99.1389</text:p>
              </table:table-cell>
              <table:table-cell office:value-type="float" office:value="22.5785664146558">
                <text:p>22.57856641465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3689">
                <text:p>99.3689</text:p>
              </table:table-cell>
              <table:table-cell office:value-type="float" office:value="22.5785664146558">
                <text:p>22.57856641465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7689">
                <text:p>99.7689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.039">
                <text:p>100.039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.397">
                <text:p>100.397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.701">
                <text:p>100.701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.908">
                <text:p>100.908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.131">
                <text:p>101.131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.363">
                <text:p>101.363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.388">
                <text:p>101.388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.388">
                <text:p>101.388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.664">
                <text:p>101.664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.264">
                <text:p>102.264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.614">
                <text:p>102.614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.82">
                <text:p>102.82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.191">
                <text:p>103.191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.431">
                <text:p>103.43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3.785">
                <text:p>103.785</text:p>
              </table:table-cell>
              <table:table-cell office:value-type="float" office:value="22.4738495529395">
                <text:p>22.4738495529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4.585">
                <text:p>104.585</text:p>
              </table:table-cell>
              <table:table-cell office:value-type="float" office:value="22.4738495529395">
                <text:p>22.47384955293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5.147">
                <text:p>105.147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451">
                <text:p>105.45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507">
                <text:p>105.507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.061">
                <text:p>106.06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.241">
                <text:p>106.24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.761">
                <text:p>106.76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7.046">
                <text:p>107.046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7.284">
                <text:p>107.284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7.521">
                <text:p>107.52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7.971">
                <text:p>107.97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8.24">
                <text:p>108.24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8.576">
                <text:p>108.576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8.876">
                <text:p>108.876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9.237">
                <text:p>109.237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9.541">
                <text:p>109.54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.358">
                <text:p>110.358</text:p>
              </table:table-cell>
              <table:table-cell office:value-type="float" office:value="22.0480776976099">
                <text:p>22.0480776976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0.723">
                <text:p>110.723</text:p>
              </table:table-cell>
              <table:table-cell office:value-type="float" office:value="22.0634208275317">
                <text:p>22.06342082753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.936">
                <text:p>110.936</text:p>
              </table:table-cell>
              <table:table-cell office:value-type="float" office:value="22.0634208275317">
                <text:p>22.06342082753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1.186">
                <text:p>111.186</text:p>
              </table:table-cell>
              <table:table-cell office:value-type="float" office:value="22.0634208275317">
                <text:p>22.06342082753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1.477">
                <text:p>111.477</text:p>
              </table:table-cell>
              <table:table-cell office:value-type="float" office:value="22.057667153811">
                <text:p>22.0576671538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1.747">
                <text:p>111.74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.072">
                <text:p>112.072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2.572">
                <text:p>112.572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.097">
                <text:p>113.09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.547">
                <text:p>113.54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.197">
                <text:p>114.19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.847">
                <text:p>114.84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.126">
                <text:p>115.126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.621">
                <text:p>115.621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5.871">
                <text:p>115.871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6.521">
                <text:p>116.521</text:p>
              </table:table-cell>
              <table:table-cell office:value-type="float" office:value="22.0557492625708">
                <text:p>22.05574926257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6.745">
                <text:p>116.745</text:p>
              </table:table-cell>
              <table:table-cell office:value-type="float" office:value="22.0557492625708">
                <text:p>22.05574926257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7.31">
                <text:p>117.31</text:p>
              </table:table-cell>
              <table:table-cell office:value-type="float" office:value="22.1316977556837">
                <text:p>22.13169775568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7.658">
                <text:p>117.658</text:p>
              </table:table-cell>
              <table:table-cell office:value-type="float" office:value="22.1796450366892">
                <text:p>22.17964503668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8.058">
                <text:p>118.058</text:p>
              </table:table-cell>
              <table:table-cell office:value-type="float" office:value="22.1784943019451">
                <text:p>22.17849430194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8.367">
                <text:p>118.367</text:p>
              </table:table-cell>
              <table:table-cell office:value-type="float" office:value="22.1765764107049">
                <text:p>22.17657641070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8.704">
                <text:p>118.704</text:p>
              </table:table-cell>
              <table:table-cell office:value-type="float" office:value="22.1727406282244">
                <text:p>22.17274062822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8.987">
                <text:p>118.987</text:p>
              </table:table-cell>
              <table:table-cell office:value-type="float" office:value="22.0549821060747">
                <text:p>22.05498210607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.414">
                <text:p>119.414</text:p>
              </table:table-cell>
              <table:table-cell office:value-type="float" office:value="22.168904845744">
                <text:p>22.1689048457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9.814">
                <text:p>119.814</text:p>
              </table:table-cell>
              <table:table-cell office:value-type="float" office:value="21.5666869963138">
                <text:p>21.56668699631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9.814">
                <text:p>119.814</text:p>
              </table:table-cell>
              <table:table-cell office:value-type="float" office:value="21.5666869963138">
                <text:p>21.56668699631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.314">
                <text:p>120.314</text:p>
              </table:table-cell>
              <table:table-cell office:value-type="float" office:value="21.3211969175652">
                <text:p>21.32119691756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.757">
                <text:p>120.757</text:p>
              </table:table-cell>
              <table:table-cell office:value-type="float" office:value="21.1044752074199">
                <text:p>21.10447520741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1.082">
                <text:p>121.082</text:p>
              </table:table-cell>
              <table:table-cell office:value-type="float" office:value="21.1056259421641">
                <text:p>21.10562594216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1.082">
                <text:p>121.082</text:p>
              </table:table-cell>
              <table:table-cell office:value-type="float" office:value="20.9299471045596">
                <text:p>20.92994710455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1.382">
                <text:p>121.382</text:p>
              </table:table-cell>
              <table:table-cell office:value-type="float" office:value="20.9310978393037">
                <text:p>20.93109783930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1.976">
                <text:p>121.976</text:p>
              </table:table-cell>
              <table:table-cell office:value-type="float" office:value="20.9310978393037">
                <text:p>20.93109783930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2.226">
                <text:p>122.226</text:p>
              </table:table-cell>
              <table:table-cell office:value-type="float" office:value="20.9299471045596">
                <text:p>20.92994710455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.526">
                <text:p>122.526</text:p>
              </table:table-cell>
              <table:table-cell office:value-type="float" office:value="20.7285685243361">
                <text:p>20.72856852433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2.526">
                <text:p>122.526</text:p>
              </table:table-cell>
              <table:table-cell office:value-type="float" office:value="20.7285685243361">
                <text:p>20.72856852433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3.247">
                <text:p>123.247</text:p>
              </table:table-cell>
              <table:table-cell office:value-type="float" office:value="20.7285685243361">
                <text:p>20.72856852433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3.597">
                <text:p>123.597</text:p>
              </table:table-cell>
              <table:table-cell office:value-type="float" office:value="20.1167612187048">
                <text:p>20.11676121870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.947">
                <text:p>123.947</text:p>
              </table:table-cell>
              <table:table-cell office:value-type="float" office:value="19.9491375243093">
                <text:p>19.94913752430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.322">
                <text:p>124.322</text:p>
              </table:table-cell>
              <table:table-cell office:value-type="float" office:value="19.7209084667227">
                <text:p>19.72090846672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4.622">
                <text:p>124.622</text:p>
              </table:table-cell>
              <table:table-cell office:value-type="float" office:value="19.7523618830623">
                <text:p>19.75236188306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4.622">
                <text:p>124.622</text:p>
              </table:table-cell>
              <table:table-cell office:value-type="float" office:value="19.3910311734042">
                <text:p>19.39103117340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5.272">
                <text:p>125.272</text:p>
              </table:table-cell>
              <table:table-cell office:value-type="float" office:value="17.7404939720678">
                <text:p>17.74049397206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5.572">
                <text:p>125.572</text:p>
              </table:table-cell>
              <table:table-cell office:value-type="float" office:value="17.2353214193929">
                <text:p>17.23532141939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5.922">
                <text:p>125.922</text:p>
              </table:table-cell>
              <table:table-cell office:value-type="float" office:value="16.3818598174935">
                <text:p>16.38185981749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6.322">
                <text:p>126.322</text:p>
              </table:table-cell>
              <table:table-cell office:value-type="float" office:value="15.6308136078219">
                <text:p>15.63081360782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6.322">
                <text:p>126.322</text:p>
              </table:table-cell>
              <table:table-cell office:value-type="float" office:value="14.9779634296498">
                <text:p>14.97796342964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7.022">
                <text:p>127.022</text:p>
              </table:table-cell>
              <table:table-cell office:value-type="float" office:value="14.249931914861">
                <text:p>14.2499319148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.322">
                <text:p>127.322</text:p>
              </table:table-cell>
              <table:table-cell office:value-type="float" office:value="12.1191547469726">
                <text:p>12.11915474697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7.322">
                <text:p>127.322</text:p>
              </table:table-cell>
              <table:table-cell office:value-type="float" office:value="10.6377755530239">
                <text:p>10.63777555302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8.022">
                <text:p>128.022</text:p>
              </table:table-cell>
              <table:table-cell office:value-type="float" office:value="9.87905777839149">
                <text:p>9.879057778391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.022">
                <text:p>128.022</text:p>
              </table:table-cell>
              <table:table-cell office:value-type="float" office:value="9.30292324982834">
                <text:p>9.302923249828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8.507">
                <text:p>128.507</text:p>
              </table:table-cell>
              <table:table-cell office:value-type="float" office:value="9.31136197128532">
                <text:p>9.311361971285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8.957">
                <text:p>128.957</text:p>
              </table:table-cell>
              <table:table-cell office:value-type="float" office:value="9.31136197128532">
                <text:p>9.311361971285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9.307">
                <text:p>129.307</text:p>
              </table:table-cell>
              <table:table-cell office:value-type="float" office:value="9.31136197128532">
                <text:p>9.311361971285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9.568">
                <text:p>129.568</text:p>
              </table:table-cell>
              <table:table-cell office:value-type="float" office:value="9.51389128625293">
                <text:p>9.513891286252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.118">
                <text:p>130.118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0.118">
                <text:p>130.118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.632">
                <text:p>130.632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0.982">
                <text:p>130.982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.282">
                <text:p>131.282</text:p>
              </table:table-cell>
              <table:table-cell office:value-type="float" office:value="9.17710958446968">
                <text:p>9.177109584469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1.282">
                <text:p>131.282</text:p>
              </table:table-cell>
              <table:table-cell office:value-type="float" office:value="8.90668691959815">
                <text:p>8.906686919598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.895">
                <text:p>131.895</text:p>
              </table:table-cell>
              <table:table-cell office:value-type="float" office:value="5.93318834075556">
                <text:p>5.93318834075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1.895">
                <text:p>131.895</text:p>
              </table:table-cell>
              <table:table-cell office:value-type="float" office:value="5.51010153316225">
                <text:p>5.510101533162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2.561">
                <text:p>132.561</text:p>
              </table:table-cell>
              <table:table-cell office:value-type="float" office:value="5.83806093524047">
                <text:p>5.838060935240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2.811">
                <text:p>132.811</text:p>
              </table:table-cell>
              <table:table-cell office:value-type="float" office:value="5.13419485007843">
                <text:p>5.134194850078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3.111">
                <text:p>133.111</text:p>
              </table:table-cell>
              <table:table-cell office:value-type="float" office:value="4.57417060793316">
                <text:p>4.574170607933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3.411">
                <text:p>133.411</text:p>
              </table:table-cell>
              <table:table-cell office:value-type="float" office:value="4.00263901834654">
                <text:p>4.002639018346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3.711">
                <text:p>133.711</text:p>
              </table:table-cell>
              <table:table-cell office:value-type="float" office:value="3.49171279195099">
                <text:p>3.491712791950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4.061">
                <text:p>134.061</text:p>
              </table:table-cell>
              <table:table-cell office:value-type="float" office:value="2.91059174616325">
                <text:p>2.910591746163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.411">
                <text:p>134.411</text:p>
              </table:table-cell>
              <table:table-cell office:value-type="float" office:value="2.29188003206713">
                <text:p>2.291880032067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4.711">
                <text:p>134.711</text:p>
              </table:table-cell>
              <table:table-cell office:value-type="float" office:value="1.92287775744812">
                <text:p>1.922877757448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.011">
                <text:p>135.011</text:p>
              </table:table-cell>
              <table:table-cell office:value-type="float" office:value="1.59108257288944">
                <text:p>1.591082572889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.311">
                <text:p>135.311</text:p>
              </table:table-cell>
              <table:table-cell office:value-type="float" office:value="1.28230208321345">
                <text:p>1.28230208321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5.637">
                <text:p>135.637</text:p>
              </table:table-cell>
              <table:table-cell office:value-type="float" office:value="1.02223603103914">
                <text:p>1.022236031039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5.937">
                <text:p>135.937</text:p>
              </table:table-cell>
              <table:table-cell office:value-type="float" office:value="0.780581734770972">
                <text:p>0.7805817347709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6.237">
                <text:p>136.237</text:p>
              </table:table-cell>
              <table:table-cell office:value-type="float" office:value="0.571531589586599">
                <text:p>0.5715315895865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6.573">
                <text:p>136.573</text:p>
              </table:table-cell>
              <table:table-cell office:value-type="float" office:value="0.361714287906155">
                <text:p>0.361714287906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6.923">
                <text:p>136.923</text:p>
              </table:table-cell>
              <table:table-cell office:value-type="float" office:value="0.157267081698319">
                <text:p>0.1572670816983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7.298">
                <text:p>137.298</text:p>
              </table:table-cell>
              <table:table-cell office:value-type="float" office:value="0.767923652585513">
                <text:p>0.7679236525855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7.573">
                <text:p>137.573</text:p>
              </table:table-cell>
              <table:table-cell office:value-type="float" office:value="0.76715649608942">
                <text:p>0.767156496089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.798">
                <text:p>137.798</text:p>
              </table:table-cell>
              <table:table-cell office:value-type="float" office:value="0.755649148648089">
                <text:p>0.7556491486480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7.798">
                <text:p>137.798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8.223">
                <text:p>138.2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.523">
                <text:p>138.5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8.823">
                <text:p>138.8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9.073">
                <text:p>139.07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9.373">
                <text:p>139.37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9.623">
                <text:p>139.6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9.923">
                <text:p>139.9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0.225">
                <text:p>140.225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0.475">
                <text:p>140.475</text:p>
              </table:table-cell>
              <table:table-cell office:value-type="float" office:value="0.903326774145299">
                <text:p>0.9033267741452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0.475">
                <text:p>140.475</text:p>
              </table:table-cell>
              <table:table-cell office:value-type="float" office:value="1.08245781598217">
                <text:p>1.082457815982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.124">
                <text:p>141.124</text:p>
              </table:table-cell>
              <table:table-cell office:value-type="float" office:value="1.08245781598217">
                <text:p>1.082457815982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.799">
                <text:p>141.799</text:p>
              </table:table-cell>
              <table:table-cell office:value-type="float" office:value="0.0314534163396856">
                <text:p>0.03145341633968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2.081">
                <text:p>142.081</text:p>
              </table:table-cell>
              <table:table-cell office:value-type="float" office:value="0.00958945620113083">
                <text:p>0.009589456201130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.407">
                <text:p>142.407</text:p>
              </table:table-cell>
              <table:table-cell office:value-type="float" office:value="0.00958945620113083">
                <text:p>0.009589456201130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2.667">
                <text:p>142.667</text:p>
              </table:table-cell>
              <table:table-cell office:value-type="float" office:value="0.0134252386815744">
                <text:p>0.01342523868157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.026">
                <text:p>143.026</text:p>
              </table:table-cell>
              <table:table-cell office:value-type="float" office:value="0.0479472810055887">
                <text:p>0.04794728100558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3.263">
                <text:p>143.263</text:p>
              </table:table-cell>
              <table:table-cell office:value-type="float" office:value="0.0479472810055887">
                <text:p>0.04794728100558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3.566">
                <text:p>143.566</text:p>
              </table:table-cell>
              <table:table-cell office:value-type="float" office:value="0.0479472810055887">
                <text:p>0.04794728100558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3.966">
                <text:p>143.966</text:p>
              </table:table-cell>
              <table:table-cell office:value-type="float" office:value="0.0153431299217744">
                <text:p>0.01534312992177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.267">
                <text:p>144.267</text:p>
              </table:table-cell>
              <table:table-cell office:value-type="float" office:value="0.0153431299217744">
                <text:p>0.01534312992177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.718">
                <text:p>144.718</text:p>
              </table:table-cell>
              <table:table-cell office:value-type="float" office:value="0.0134252386815526">
                <text:p>0.01342523868155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.718">
                <text:p>144.718</text:p>
              </table:table-cell>
              <table:table-cell office:value-type="float" office:value="0.0134252386815526">
                <text:p>0.01342523868155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.918">
                <text:p>144.918</text:p>
              </table:table-cell>
              <table:table-cell office:value-type="float" office:value="0.0126580821854596">
                <text:p>0.01265808218545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.561">
                <text:p>145.561</text:p>
              </table:table-cell>
              <table:table-cell office:value-type="float" office:value="0.0126580821854596">
                <text:p>0.01265808218545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5.911">
                <text:p>145.911</text:p>
              </table:table-cell>
              <table:table-cell office:value-type="float" office:value="0.00958945620110903">
                <text:p>0.009589456201109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.336">
                <text:p>146.336</text:p>
              </table:table-cell>
              <table:table-cell office:value-type="float" office:value="0.00767156496088722">
                <text:p>0.007671564960887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.64">
                <text:p>14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6.94">
                <text:p>146.94</text:p>
              </table:table-cell>
              <table:table-cell office:value-type="float" office:value="0.000767156496093083">
                <text:p>0.0007671564960930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7.225">
                <text:p>147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7.48">
                <text:p>147.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